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1">
            <text:p>0.1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26">
            <text:p>26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694.370976559628">
            <text:p>694.37</text:p>
          </table:table-cell>
          <table:table-cell/>
          <table:table-cell table:formula="oooc:=[$globals.$C$62]" office:value-type="float" office:value="26">
            <text:p>26</text:p>
          </table:table-cell>
          <table:table-cell table:formula="oooc:=10^(FLOOR(LOG([.F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000">
            <text:p>4,000</text:p>
          </table:table-cell>
          <table:table-cell table:formula="oooc:=[.$H4]/[.$D4]" office:value-type="float" office:value="45.1525711584733">
            <text:p>45.15</text:p>
          </table:table-cell>
          <table:table-cell office:value-type="float" office:value="1.1">
            <text:p>1.1</text:p>
          </table:table-cell>
          <table:table-cell/>
          <table:table-cell table:formula="oooc:=[.H4]^[$globals.$C$52]*[$globals.$C$63]" office:value-type="float" office:value="4025.04624771555">
            <text:p>4025.05</text:p>
          </table:table-cell>
          <table:table-cell/>
          <table:table-cell table:formula="oooc:=[.H3]*[$globals.$C$60]" office:value-type="float" office:value="49.6678282743206">
            <text:p>49.67</text:p>
          </table:table-cell>
          <table:table-cell table:formula="oooc:=10^(FLOOR(LOG([.F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3000">
            <text:p>23,000</text:p>
          </table:table-cell>
          <table:table-cell table:formula="oooc:=[.$H5]/[.$D5]" office:value-type="float" office:value="105.422784849889">
            <text:p>105.42</text:p>
          </table:table-cell>
          <table:table-cell office:value-type="float" office:value="0.9">
            <text:p>0.9</text:p>
          </table:table-cell>
          <table:table-cell/>
          <table:table-cell table:formula="oooc:=[.H5]^[$globals.$C$52]*[$globals.$C$63]" office:value-type="float" office:value="23331.9044763643">
            <text:p>23331.9</text:p>
          </table:table-cell>
          <table:table-cell/>
          <table:table-cell table:formula="oooc:=[.H4]*[$globals.$C$60]" office:value-type="float" office:value="94.8805063649001">
            <text:p>94.88</text:p>
          </table:table-cell>
          <table:table-cell table:formula="oooc:=10^(FLOOR(LOG([.F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40000">
            <text:p>140,000</text:p>
          </table:table-cell>
          <table:table-cell table:formula="oooc:=[.$H6]/[.$D6]" office:value-type="float" office:value="181.25033448894">
            <text:p>181.25</text:p>
          </table:table-cell>
          <table:table-cell office:value-type="float" office:value="1">
            <text:p>1</text:p>
          </table:table-cell>
          <table:table-cell/>
          <table:table-cell table:formula="oooc:=[.H6]^[$globals.$C$52]*[$globals.$C$63]" office:value-type="float" office:value="135247.580522374">
            <text:p>135247.58</text:p>
          </table:table-cell>
          <table:table-cell/>
          <table:table-cell table:formula="oooc:=[.H5]*[$globals.$C$60]" office:value-type="float" office:value="181.25033448894">
            <text:p>181.25</text:p>
          </table:table-cell>
          <table:table-cell table:formula="oooc:=10^(FLOOR(LOG([.F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780000">
            <text:p>780,000</text:p>
          </table:table-cell>
          <table:table-cell table:formula="oooc:=[.$H7]/[.$D7]" office:value-type="float" office:value="346.242711079225">
            <text:p>346.24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783986.924671588">
            <text:p>783986.92</text:p>
          </table:table-cell>
          <table:table-cell/>
          <table:table-cell table:formula="oooc:=[.H6]*[$globals.$C$60]" office:value-type="float" office:value="346.242711079225">
            <text:p>346.24</text:p>
          </table:table-cell>
          <table:table-cell table:formula="oooc:=10^(FLOOR(LOG([.F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4500000">
            <text:p>4,500,000</text:p>
          </table:table-cell>
          <table:table-cell table:formula="oooc:=[.$H8]/[.$D8]" office:value-type="float" office:value="661.427827504544">
            <text:p>661.43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4544521.20830608">
            <text:p>4544521.21</text:p>
          </table:table-cell>
          <table:table-cell/>
          <table:table-cell table:formula="oooc:=[.H7]*[$globals.$C$60]" office:value-type="float" office:value="661.427827504544">
            <text:p>661.43</text:p>
          </table:table-cell>
          <table:table-cell table:formula="oooc:=10^(FLOOR(LOG([.F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26000000">
            <text:p>26,000,000</text:p>
          </table:table-cell>
          <table:table-cell table:formula="oooc:=[.$H9]/[.$D9]" office:value-type="float" office:value="210.587716361235">
            <text:p>210.59</text:p>
          </table:table-cell>
          <table:table-cell office:value-type="float" office:value="6">
            <text:p>6</text:p>
          </table:table-cell>
          <table:table-cell/>
          <table:table-cell table:formula="oooc:=[.H9]^[$globals.$C$52]*[$globals.$C$63]" office:value-type="float" office:value="26343134.5126006">
            <text:p>26343134.51</text:p>
          </table:table-cell>
          <table:table-cell/>
          <table:table-cell table:formula="oooc:=[.H8]*[$globals.$C$60]" office:value-type="float" office:value="1263.52629816741">
            <text:p>1263.53</text:p>
          </table:table-cell>
          <table:table-cell table:formula="oooc:=10^(FLOOR(LOG([.F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50000000">
            <text:p>150,000,000</text:p>
          </table:table-cell>
          <table:table-cell table:formula="oooc:=[.$H10]/[.$D10]" office:value-type="float" office:value="2413.71566144104">
            <text:p>2413.72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52702716.994831">
            <text:p>152702716.99</text:p>
          </table:table-cell>
          <table:table-cell/>
          <table:table-cell table:formula="oooc:=[.H9]*[$globals.$C$60]" office:value-type="float" office:value="2413.71566144104">
            <text:p>2413.72</text:p>
          </table:table-cell>
          <table:table-cell table:formula="oooc:=10^(FLOOR(LOG([.F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890000000">
            <text:p>890,000,000</text:p>
          </table:table-cell>
          <table:table-cell table:formula="oooc:=[.$H11]/[.$D11]" office:value-type="float" office:value="4610.92365290352">
            <text:p>4610.92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885168762.527091">
            <text:p>885168762.53</text:p>
          </table:table-cell>
          <table:table-cell/>
          <table:table-cell table:formula="oooc:=[.H10]*[$globals.$C$60]" office:value-type="float" office:value="4610.92365290352">
            <text:p>4610.92</text:p>
          </table:table-cell>
          <table:table-cell table:formula="oooc:=10^(FLOOR(LOG([.F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5100000000">
            <text:p>5,100,000,000</text:p>
          </table:table-cell>
          <table:table-cell table:formula="oooc:=[.$H12]/[.$D12]" office:value-type="float" office:value="8808.25246840059">
            <text:p>8808.25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5131039928.91145">
            <text:p>5131039928.91</text:p>
          </table:table-cell>
          <table:table-cell/>
          <table:table-cell table:formula="oooc:=[.H11]*[$globals.$C$60]" office:value-type="float" office:value="8808.25246840059">
            <text:p>8808.25</text:p>
          </table:table-cell>
          <table:table-cell table:formula="oooc:=10^(FLOOR(LOG([.F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0000000000">
            <text:p>30,000,000,000</text:p>
          </table:table-cell>
          <table:table-cell table:formula="oooc:=[.$H13]/[.$D13]" office:value-type="float" office:value="16826.41426913">
            <text:p>16826.41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29742995761.5318">
            <text:p>29742995761.53</text:p>
          </table:table-cell>
          <table:table-cell/>
          <table:table-cell table:formula="oooc:=[.H12]*[$globals.$C$60]" office:value-type="float" office:value="16826.41426913">
            <text:p>16826.41</text:p>
          </table:table-cell>
          <table:table-cell table:formula="oooc:=10^(FLOOR(LOG([.F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170000000000">
            <text:p>170,000,000,000</text:p>
          </table:table-cell>
          <table:table-cell table:formula="oooc:=[.$H14]/[.$D14]" office:value-type="float" office:value="32143.5174766049">
            <text:p>32143.52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172410624186.699">
            <text:p>172410624186.7</text:p>
          </table:table-cell>
          <table:table-cell/>
          <table:table-cell table:formula="oooc:=[.H13]*[$globals.$C$60]" office:value-type="float" office:value="32143.5174766049">
            <text:p>32143.52</text:p>
          </table:table-cell>
          <table:table-cell table:formula="oooc:=10^(FLOOR(LOG([.F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4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4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4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4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4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4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4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4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4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4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4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4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4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4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4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4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4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4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4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4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4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4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4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4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4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4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4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4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4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4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4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4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4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4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4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4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4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4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4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4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4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4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6">
            <text:p>0.6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3.125">
            <text:p>3.13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95">
            <text:p>95</text:p>
          </table:table-cell>
          <table:table-cell table:formula="oooc:=CEILING(([.R5]-[.V5]/2);[.V5])" office:value-type="float" office:value="5.21">
            <text:p>5.21</text:p>
          </table:table-cell>
          <table:table-cell table:formula="oooc:=CEILING(([.T5]-[.W5]/2);[.W5])" office:value-type="float" office:value="310">
            <text:p>31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6">
            <text:p>1.6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32">
            <text:p>32</text:p>
          </table:table-cell>
          <table:table-cell table:formula="oooc:=[.AA4]/[.M5]" office:value-type="float" office:value="25">
            <text:p>25</text:p>
          </table:table-cell>
          <table:table-cell table:formula="oooc:=([.D5]/[.C5])/([.R5]/[.Q5])" office:value-type="float" office:value="1.01084968421053">
            <text:p>1.01</text:p>
          </table:table-cell>
          <table:table-cell/>
          <table:table-cell table:formula="oooc:=[.I5]^[$globals.$C$23]*[$globals.$C$32]/[.R5]*[.K5]*[.Y5]" office:value-type="float" office:value="96">
            <text:p>96</text:p>
          </table:table-cell>
          <table:table-cell table:formula="oooc:=[.S5]/[.H5]" office:value-type="float" office:value="5.20833333333333">
            <text:p>5.21</text:p>
          </table:table-cell>
          <table:table-cell table:formula="oooc:=[.I5]/[.J5]" office:value-type="float" office:value="3.125">
            <text:p>3.13</text:p>
          </table:table-cell>
          <table:table-cell table:formula="oooc:=[.$D5]*[$globals.$C$34]/[.$K5]" office:value-type="float" office:value="312.6">
            <text:p>312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53">
            <text:p>6.53</text:p>
          </table:table-cell>
          <table:table-cell table:formula="oooc:=CEILING(([.T6]-[.W6]/2);[.W6])" office:value-type="float" office:value="390">
            <text:p>39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6">
            <text:p>1.6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48.562893571271">
            <text:p>48.56</text:p>
          </table:table-cell>
          <table:table-cell table:formula="oooc:=[.AA4]/[.M6]" office:value-type="float" office:value="16.4734829654645">
            <text:p>16.47</text:p>
          </table:table-cell>
          <table:table-cell table:formula="oooc:=([.D6]/[.C6])/([.R6]/[.Q6])" office:value-type="float" office:value="0.971913396286153">
            <text:p>0.97</text:p>
          </table:table-cell>
          <table:table-cell/>
          <table:table-cell table:formula="oooc:=[.I6]^[$globals.$C$23]*[$globals.$C$32]/[.R6]*[.K6]*[.Y6]" office:value-type="float" office:value="145.688680713813">
            <text:p>145.69</text:p>
          </table:table-cell>
          <table:table-cell table:formula="oooc:=[.S6]/[.H6]" office:value-type="float" office:value="6.52559572143265">
            <text:p>6.53</text:p>
          </table:table-cell>
          <table:table-cell table:formula="oooc:=[.I6]/[.J6]" office:value-type="float" office:value="3.91535743285959">
            <text:p>3.92</text:p>
          </table:table-cell>
          <table:table-cell table:formula="oooc:=[.$D6]*[$globals.$C$34]/[.$K6]" office:value-type="float" office:value="391.8">
            <text:p>391.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20">
            <text:p>220</text:p>
          </table:table-cell>
          <table:table-cell table:formula="oooc:=CEILING(([.R7]-[.V7]/2);[.V7])" office:value-type="float" office:value="8.18">
            <text:p>8.18</text:p>
          </table:table-cell>
          <table:table-cell table:formula="oooc:=CEILING(([.T7]-[.W7]/2);[.W7])" office:value-type="float" office:value="490">
            <text:p>4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6">
            <text:p>1.6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3.698582250456">
            <text:p>73.7</text:p>
          </table:table-cell>
          <table:table-cell table:formula="oooc:=[.AA4]/[.M7]" office:value-type="float" office:value="10.855025640538">
            <text:p>10.86</text:p>
          </table:table-cell>
          <table:table-cell table:formula="oooc:=([.D7]/[.C7])/([.R7]/[.Q7])" office:value-type="float" office:value="1.00547077778889">
            <text:p>1.01</text:p>
          </table:table-cell>
          <table:table-cell/>
          <table:table-cell table:formula="oooc:=[.I7]^[$globals.$C$23]*[$globals.$C$32]/[.R7]*[.K7]*[.Y7]" office:value-type="float" office:value="221.095746751368">
            <text:p>221.1</text:p>
          </table:table-cell>
          <table:table-cell table:formula="oooc:=[.S7]/[.H7]" office:value-type="float" office:value="8.17601270775937">
            <text:p>8.18</text:p>
          </table:table-cell>
          <table:table-cell table:formula="oooc:=[.I7]/[.J7]" office:value-type="float" office:value="4.90560762465562">
            <text:p>4.91</text:p>
          </table:table-cell>
          <table:table-cell table:formula="oooc:=[.$D7]*[$globals.$C$34]/[.$K7]" office:value-type="float" office:value="490.8">
            <text:p>490.8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40">
            <text:p>340</text:p>
          </table:table-cell>
          <table:table-cell table:formula="oooc:=CEILING(([.R8]-[.V8]/2);[.V8])" office:value-type="float" office:value="10.24">
            <text:p>10.24</text:p>
          </table:table-cell>
          <table:table-cell table:formula="oooc:=CEILING(([.T8]-[.W8]/2);[.W8])" office:value-type="float" office:value="610">
            <text:p>61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6">
            <text:p>1.6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11.844262693202">
            <text:p>111.84</text:p>
          </table:table-cell>
          <table:table-cell table:formula="oooc:=[.AA4]/[.M8]" office:value-type="float" office:value="7.15280319916336">
            <text:p>7.15</text:p>
          </table:table-cell>
          <table:table-cell table:formula="oooc:=([.D8]/[.C8])/([.R8]/[.Q8])" office:value-type="float" office:value="0.986490833514865">
            <text:p>0.99</text:p>
          </table:table-cell>
          <table:table-cell/>
          <table:table-cell table:formula="oooc:=[.I8]^[$globals.$C$23]*[$globals.$C$32]/[.R8]*[.K8]*[.Y8]" office:value-type="float" office:value="335.532788079605">
            <text:p>335.53</text:p>
          </table:table-cell>
          <table:table-cell table:formula="oooc:=[.S8]/[.H8]" office:value-type="float" office:value="10.2438438804736">
            <text:p>10.24</text:p>
          </table:table-cell>
          <table:table-cell table:formula="oooc:=[.I8]/[.J8]" office:value-type="float" office:value="6.14630632828418">
            <text:p>6.15</text:p>
          </table:table-cell>
          <table:table-cell table:formula="oooc:=[.$D8]*[$globals.$C$34]/[.$K8]" office:value-type="float" office:value="614.4">
            <text:p>614.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10">
            <text:p>510</text:p>
          </table:table-cell>
          <table:table-cell table:formula="oooc:=CEILING(([.R9]-[.V9]/2);[.V9])" office:value-type="float" office:value="12.83">
            <text:p>12.83</text:p>
          </table:table-cell>
          <table:table-cell table:formula="oooc:=CEILING(([.T9]-[.W9]/2);[.W9])" office:value-type="float" office:value="770">
            <text:p>7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6">
            <text:p>1.6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69.733782053976">
            <text:p>169.73</text:p>
          </table:table-cell>
          <table:table-cell table:formula="oooc:=[.AA4]/[.M9]" office:value-type="float" office:value="4.71326326626951">
            <text:p>4.71</text:p>
          </table:table-cell>
          <table:table-cell table:formula="oooc:=([.D9]/[.C9])/([.R9]/[.Q9])" office:value-type="float" office:value="0.99807155659245">
            <text:p>1</text:p>
          </table:table-cell>
          <table:table-cell/>
          <table:table-cell table:formula="oooc:=[.I9]^[$globals.$C$23]*[$globals.$C$32]/[.R9]*[.K9]*[.Y9]" office:value-type="float" office:value="509.201346161928">
            <text:p>509.2</text:p>
          </table:table-cell>
          <table:table-cell table:formula="oooc:=[.S9]/[.H9]" office:value-type="float" office:value="12.834659289109">
            <text:p>12.83</text:p>
          </table:table-cell>
          <table:table-cell table:formula="oooc:=[.I9]/[.J9]" office:value-type="float" office:value="7.70079557346541">
            <text:p>7.7</text:p>
          </table:table-cell>
          <table:table-cell table:formula="oooc:=[.$D9]*[$globals.$C$34]/[.$K9]" office:value-type="float" office:value="769.8">
            <text:p>769.8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770">
            <text:p>770</text:p>
          </table:table-cell>
          <table:table-cell table:formula="oooc:=CEILING(([.R10]-[.V10]/2);[.V10])" office:value-type="float" office:value="16.08">
            <text:p>16.08</text:p>
          </table:table-cell>
          <table:table-cell table:formula="oooc:=CEILING(([.T10]-[.W10]/2);[.W10])" office:value-type="float" office:value="960">
            <text:p>96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6">
            <text:p>1.6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257.586362291767">
            <text:p>257.59</text:p>
          </table:table-cell>
          <table:table-cell table:formula="oooc:=[.AA4]/[.M10]" office:value-type="float" office:value="3.10575448514562">
            <text:p>3.11</text:p>
          </table:table-cell>
          <table:table-cell table:formula="oooc:=([.D10]/[.C10])/([.R10]/[.Q10])" office:value-type="float" office:value="1.0035377231002">
            <text:p>1</text:p>
          </table:table-cell>
          <table:table-cell/>
          <table:table-cell table:formula="oooc:=[.I10]^[$globals.$C$23]*[$globals.$C$32]/[.R10]*[.K10]*[.Y10]" office:value-type="float" office:value="772.759086875301">
            <text:p>772.76</text:p>
          </table:table-cell>
          <table:table-cell table:formula="oooc:=[.S10]/[.H10]" office:value-type="float" office:value="16.0807291666667">
            <text:p>16.08</text:p>
          </table:table-cell>
          <table:table-cell table:formula="oooc:=[.I10]/[.J10]" office:value-type="float" office:value="9.6484375">
            <text:p>9.65</text:p>
          </table:table-cell>
          <table:table-cell table:formula="oooc:=[.$D10]*[$globals.$C$34]/[.$K10]" office:value-type="float" office:value="964.8">
            <text:p>964.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2.2027397260274">
            <text:p>2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65">
            <text:p>1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84848484848485">
            <text:p>9.8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200">
            <text:p>2,200</text:p>
          </table:table-cell>
          <table:table-cell table:formula="oooc:=CEILING(([.R13]-[.V13]/2);[.V13])" office:value-type="float" office:value="6.57">
            <text:p>6.57</text:p>
          </table:table-cell>
          <table:table-cell table:formula="oooc:=CEILING(([.T13]-[.W13]/2);[.W13])" office:value-type="float" office:value="390">
            <text:p>390</text:p>
          </table:table-cell>
          <table:table-cell table:formula="oooc:=[.F12]" office:value-type="float" office:value="2.2027397260274">
            <text:p>2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5">
            <text:p>1.6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022.27137950807">
            <text:p>1022.27</text:p>
          </table:table-cell>
          <table:table-cell table:formula="oooc:=[.AA12]/[.M13]" office:value-type="float" office:value="23.4771318860057">
            <text:p>23.48</text:p>
          </table:table-cell>
          <table:table-cell table:formula="oooc:=([.D13]/[.C13])/([.R13]/[.Q13])" office:value-type="float" office:value="0.996377582477677">
            <text:p>1</text:p>
          </table:table-cell>
          <table:table-cell/>
          <table:table-cell table:formula="oooc:=[.I13]^[$globals.$C$23]*[$globals.$C$32]/[.R13]*[.K13]*[.Y13]" office:value-type="float" office:value="2190.5815275173">
            <text:p>2190.58</text:p>
          </table:table-cell>
          <table:table-cell table:formula="oooc:=[.S13]/[.H13]" office:value-type="float" office:value="6.56565656565657">
            <text:p>6.57</text:p>
          </table:table-cell>
          <table:table-cell table:formula="oooc:=[.I13]/[.J13]" office:value-type="float" office:value="9.84848484848485">
            <text:p>9.85</text:p>
          </table:table-cell>
          <table:table-cell table:formula="oooc:=[.$D13]*[$globals.$C$34]/[.$K13]" office:value-type="float" office:value="394.2">
            <text:p>394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3300">
            <text:p>3,300</text:p>
          </table:table-cell>
          <table:table-cell table:formula="oooc:=CEILING(([.R14]-[.V14]/2);[.V14])" office:value-type="float" office:value="8.23">
            <text:p>8.23</text:p>
          </table:table-cell>
          <table:table-cell table:formula="oooc:=CEILING(([.T14]-[.W14]/2);[.W14])" office:value-type="float" office:value="490">
            <text:p>490</text:p>
          </table:table-cell>
          <table:table-cell table:formula="oooc:=[.F13]" office:value-type="float" office:value="2.2027397260274">
            <text:p>2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65">
            <text:p>1.6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551.38925637522">
            <text:p>1551.39</text:p>
          </table:table-cell>
          <table:table-cell table:formula="oooc:=[.AA12]/[.M14]" office:value-type="float" office:value="15.4700052880831">
            <text:p>15.47</text:p>
          </table:table-cell>
          <table:table-cell table:formula="oooc:=([.D14]/[.C14])/([.R14]/[.Q14])" office:value-type="float" office:value="1.00786030027981">
            <text:p>1.01</text:p>
          </table:table-cell>
          <table:table-cell/>
          <table:table-cell table:formula="oooc:=[.I14]^[$globals.$C$23]*[$globals.$C$32]/[.R14]*[.K14]*[.Y14]" office:value-type="float" office:value="3324.40554937547">
            <text:p>3324.41</text:p>
          </table:table-cell>
          <table:table-cell table:formula="oooc:=[.S14]/[.H14]" office:value-type="float" office:value="8.22620551550297">
            <text:p>8.23</text:p>
          </table:table-cell>
          <table:table-cell table:formula="oooc:=[.I14]/[.J14]" office:value-type="float" office:value="12.3393082732545">
            <text:p>12.34</text:p>
          </table:table-cell>
          <table:table-cell table:formula="oooc:=[.$D14]*[$globals.$C$34]/[.$K14]" office:value-type="float" office:value="493.8">
            <text:p>49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5000">
            <text:p>5,000</text:p>
          </table:table-cell>
          <table:table-cell table:formula="oooc:=CEILING(([.R15]-[.V15]/2);[.V15])" office:value-type="float" office:value="10.31">
            <text:p>10.31</text:p>
          </table:table-cell>
          <table:table-cell table:formula="oooc:=CEILING(([.T15]-[.W15]/2);[.W15])" office:value-type="float" office:value="620">
            <text:p>620</text:p>
          </table:table-cell>
          <table:table-cell table:formula="oooc:=[.F14]" office:value-type="float" office:value="2.2027397260274">
            <text:p>2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65">
            <text:p>1.6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354.37347953009">
            <text:p>2354.37</text:p>
          </table:table-cell>
          <table:table-cell table:formula="oooc:=[.AA12]/[.M15]" office:value-type="float" office:value="10.1937947435554">
            <text:p>10.19</text:p>
          </table:table-cell>
          <table:table-cell table:formula="oooc:=([.D15]/[.C15])/([.R15]/[.Q15])" office:value-type="float" office:value="1.00933722013777">
            <text:p>1.01</text:p>
          </table:table-cell>
          <table:table-cell/>
          <table:table-cell table:formula="oooc:=[.I15]^[$globals.$C$23]*[$globals.$C$32]/[.R15]*[.K15]*[.Y15]" office:value-type="float" office:value="5045.08602756449">
            <text:p>5045.09</text:p>
          </table:table-cell>
          <table:table-cell table:formula="oooc:=[.S15]/[.H15]" office:value-type="float" office:value="10.3067311709936">
            <text:p>10.31</text:p>
          </table:table-cell>
          <table:table-cell table:formula="oooc:=[.I15]/[.J15]" office:value-type="float" office:value="15.4600967564905">
            <text:p>15.46</text:p>
          </table:table-cell>
          <table:table-cell table:formula="oooc:=[.$D15]*[$globals.$C$34]/[.$K15]" office:value-type="float" office:value="618.6">
            <text:p>618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7700">
            <text:p>7,700</text:p>
          </table:table-cell>
          <table:table-cell table:formula="oooc:=CEILING(([.R16]-[.V16]/2);[.V16])" office:value-type="float" office:value="12.91">
            <text:p>12.91</text:p>
          </table:table-cell>
          <table:table-cell table:formula="oooc:=CEILING(([.T16]-[.W16]/2);[.W16])" office:value-type="float" office:value="770">
            <text:p>770</text:p>
          </table:table-cell>
          <table:table-cell table:formula="oooc:=[.F15]" office:value-type="float" office:value="2.2027397260274">
            <text:p>2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65">
            <text:p>1.6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3572.97464729509">
            <text:p>3572.97</text:p>
          </table:table-cell>
          <table:table-cell table:formula="oooc:=[.AA12]/[.M16]" office:value-type="float" office:value="6.71709216245605">
            <text:p>6.72</text:p>
          </table:table-cell>
          <table:table-cell table:formula="oooc:=([.D16]/[.C16])/([.R16]/[.Q16])" office:value-type="float" office:value="0.994068538488509">
            <text:p>0.99</text:p>
          </table:table-cell>
          <table:table-cell/>
          <table:table-cell table:formula="oooc:=[.I16]^[$globals.$C$23]*[$globals.$C$32]/[.R16]*[.K16]*[.Y16]" office:value-type="float" office:value="7656.37424420376">
            <text:p>7656.37</text:p>
          </table:table-cell>
          <table:table-cell table:formula="oooc:=[.S16]/[.H16]" office:value-type="float" office:value="12.9134516796274">
            <text:p>12.91</text:p>
          </table:table-cell>
          <table:table-cell table:formula="oooc:=[.I16]/[.J16]" office:value-type="float" office:value="19.3701775194411">
            <text:p>19.37</text:p>
          </table:table-cell>
          <table:table-cell table:formula="oooc:=[.$D16]*[$globals.$C$34]/[.$K16]" office:value-type="float" office:value="774.6">
            <text:p>774.6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2000">
            <text:p>12,000</text:p>
          </table:table-cell>
          <table:table-cell table:formula="oooc:=CEILING(([.R17]-[.V17]/2);[.V17])" office:value-type="float" office:value="16.18">
            <text:p>16.18</text:p>
          </table:table-cell>
          <table:table-cell table:formula="oooc:=CEILING(([.T17]-[.W17]/2);[.W17])" office:value-type="float" office:value="970">
            <text:p>970</text:p>
          </table:table-cell>
          <table:table-cell table:formula="oooc:=[.F16]" office:value-type="float" office:value="2.2027397260274">
            <text:p>2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65">
            <text:p>1.6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5422.31211029503">
            <text:p>5422.31</text:p>
          </table:table-cell>
          <table:table-cell table:formula="oooc:=[.AA12]/[.M17]" office:value-type="float" office:value="4.426156132627">
            <text:p>4.43</text:p>
          </table:table-cell>
          <table:table-cell table:formula="oooc:=([.D17]/[.C17])/([.R17]/[.Q17])" office:value-type="float" office:value="0.968302977565173">
            <text:p>0.97</text:p>
          </table:table-cell>
          <table:table-cell/>
          <table:table-cell table:formula="oooc:=[.I17]^[$globals.$C$23]*[$globals.$C$32]/[.R17]*[.K17]*[.Y17]" office:value-type="float" office:value="11619.2402363465">
            <text:p>11619.24</text:p>
          </table:table-cell>
          <table:table-cell table:formula="oooc:=[.S17]/[.H17]" office:value-type="float" office:value="16.1794492856647">
            <text:p>16.18</text:p>
          </table:table-cell>
          <table:table-cell table:formula="oooc:=[.I17]/[.J17]" office:value-type="float" office:value="24.269173928497">
            <text:p>24.27</text:p>
          </table:table-cell>
          <table:table-cell table:formula="oooc:=[.$D17]*[$globals.$C$34]/[.$K17]" office:value-type="float" office:value="970.8">
            <text:p>970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18000">
            <text:p>18,000</text:p>
          </table:table-cell>
          <table:table-cell table:formula="oooc:=CEILING(([.R18]-[.V18]/2);[.V18])" office:value-type="float" office:value="20.27">
            <text:p>20.27</text:p>
          </table:table-cell>
          <table:table-cell table:formula="oooc:=CEILING(([.T18]-[.W18]/2);[.W18])" office:value-type="float" office:value="1200">
            <text:p>1200</text:p>
          </table:table-cell>
          <table:table-cell table:formula="oooc:=[.F17]" office:value-type="float" office:value="2.2027397260274">
            <text:p>2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65">
            <text:p>1.6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8228.84893507722">
            <text:p>8228.85</text:p>
          </table:table-cell>
          <table:table-cell table:formula="oooc:=[.AA12]/[.M18]" office:value-type="float" office:value="2.9165683061327">
            <text:p>2.92</text:p>
          </table:table-cell>
          <table:table-cell table:formula="oooc:=([.D18]/[.C18])/([.R18]/[.Q18])" office:value-type="float" office:value="0.979554093724697">
            <text:p>0.98</text:p>
          </table:table-cell>
          <table:table-cell/>
          <table:table-cell table:formula="oooc:=[.I18]^[$globals.$C$23]*[$globals.$C$32]/[.R18]*[.K18]*[.Y18]" office:value-type="float" office:value="17633.2477180226">
            <text:p>17633.25</text:p>
          </table:table-cell>
          <table:table-cell table:formula="oooc:=[.S18]/[.H18]" office:value-type="float" office:value="20.2714646464646">
            <text:p>20.27</text:p>
          </table:table-cell>
          <table:table-cell table:formula="oooc:=[.I18]/[.J18]" office:value-type="float" office:value="30.407196969697">
            <text:p>30.41</text:p>
          </table:table-cell>
          <table:table-cell table:formula="oooc:=[.$D18]*[$globals.$C$34]/[.$K18]" office:value-type="float" office:value="1216.2">
            <text:p>1216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5.47473853159643">
            <text:p>5.4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33.0078125">
            <text:p>33.0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56000">
            <text:p>56,000</text:p>
          </table:table-cell>
          <table:table-cell table:formula="oooc:=CEILING(([.R21]-[.V21]/2);[.V21])" office:value-type="float" office:value="7.34">
            <text:p>7.34</text:p>
          </table:table-cell>
          <table:table-cell table:formula="oooc:=CEILING(([.T21]-[.W21]/2);[.W21])" office:value-type="float" office:value="440">
            <text:p>440</text:p>
          </table:table-cell>
          <table:table-cell table:formula="oooc:=[.F20]" office:value-type="float" office:value="5.47473853159643">
            <text:p>5.47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6">
            <text:p>1.6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0708.2100528585">
            <text:p>30708.21</text:p>
          </table:table-cell>
          <table:table-cell table:formula="oooc:=[.AA20]/[.M21]" office:value-type="float" office:value="23.4464984693231">
            <text:p>23.45</text:p>
          </table:table-cell>
          <table:table-cell table:formula="oooc:=([.D21]/[.C21])/([.R21]/[.Q21])" office:value-type="float" office:value="1.00787050313877">
            <text:p>1.01</text:p>
          </table:table-cell>
          <table:table-cell/>
          <table:table-cell table:formula="oooc:=[.I21]^[$globals.$C$23]*[$globals.$C$32]/[.R21]*[.K21]*[.Y21]" office:value-type="float" office:value="56402.8347909646">
            <text:p>56402.83</text:p>
          </table:table-cell>
          <table:table-cell table:formula="oooc:=[.S21]/[.H21]" office:value-type="float" office:value="7.33506944444444">
            <text:p>7.34</text:p>
          </table:table-cell>
          <table:table-cell table:formula="oooc:=[.I21]/[.J21]" office:value-type="float" office:value="33.0078125">
            <text:p>33.01</text:p>
          </table:table-cell>
          <table:table-cell table:formula="oooc:=[.$D21]*[$globals.$C$34]/[.$K21]" office:value-type="float" office:value="440.4">
            <text:p>440.4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86000">
            <text:p>86,000</text:p>
          </table:table-cell>
          <table:table-cell table:formula="oooc:=CEILING(([.R22]-[.V22]/2);[.V22])" office:value-type="float" office:value="9.19">
            <text:p>9.19</text:p>
          </table:table-cell>
          <table:table-cell table:formula="oooc:=CEILING(([.T22]-[.W22]/2);[.W22])" office:value-type="float" office:value="550">
            <text:p>550</text:p>
          </table:table-cell>
          <table:table-cell table:formula="oooc:=[.F21]" office:value-type="float" office:value="5.47473853159643">
            <text:p>5.47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6">
            <text:p>1.6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46602.4855175376">
            <text:p>46602.49</text:p>
          </table:table-cell>
          <table:table-cell table:formula="oooc:=[.AA20]/[.M22]" office:value-type="float" office:value="15.4498197253674">
            <text:p>15.45</text:p>
          </table:table-cell>
          <table:table-cell table:formula="oooc:=([.D22]/[.C22])/([.R22]/[.Q22])" office:value-type="float" office:value="0.995283826081499">
            <text:p>1</text:p>
          </table:table-cell>
          <table:table-cell/>
          <table:table-cell table:formula="oooc:=[.I22]^[$globals.$C$23]*[$globals.$C$32]/[.R22]*[.K22]*[.Y22]" office:value-type="float" office:value="85596.4019709874">
            <text:p>85596.4</text:p>
          </table:table-cell>
          <table:table-cell table:formula="oooc:=[.S22]/[.H22]" office:value-type="float" office:value="9.19021397435098">
            <text:p>9.19</text:p>
          </table:table-cell>
          <table:table-cell table:formula="oooc:=[.I22]/[.J22]" office:value-type="float" office:value="41.3559628845794">
            <text:p>41.36</text:p>
          </table:table-cell>
          <table:table-cell table:formula="oooc:=[.$D22]*[$globals.$C$34]/[.$K22]" office:value-type="float" office:value="551.4">
            <text:p>551.4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30000">
            <text:p>130,000</text:p>
          </table:table-cell>
          <table:table-cell table:formula="oooc:=CEILING(([.R23]-[.V23]/2);[.V23])" office:value-type="float" office:value="11.51">
            <text:p>11.51</text:p>
          </table:table-cell>
          <table:table-cell table:formula="oooc:=CEILING(([.T23]-[.W23]/2);[.W23])" office:value-type="float" office:value="690">
            <text:p>690</text:p>
          </table:table-cell>
          <table:table-cell table:formula="oooc:=[.F22]" office:value-type="float" office:value="5.47473853159643">
            <text:p>5.47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6">
            <text:p>1.6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70723.4857607773">
            <text:p>70723.49</text:p>
          </table:table-cell>
          <table:table-cell table:formula="oooc:=[.AA20]/[.M23]" office:value-type="float" office:value="10.1804936826135">
            <text:p>10.18</text:p>
          </table:table-cell>
          <table:table-cell table:formula="oooc:=([.D23]/[.C23])/([.R23]/[.Q23])" office:value-type="float" office:value="0.998837967023088">
            <text:p>1</text:p>
          </table:table-cell>
          <table:table-cell/>
          <table:table-cell table:formula="oooc:=[.I23]^[$globals.$C$23]*[$globals.$C$32]/[.R23]*[.K23]*[.Y23]" office:value-type="float" office:value="129900.279968775">
            <text:p>129900.28</text:p>
          </table:table-cell>
          <table:table-cell table:formula="oooc:=[.S23]/[.H23]" office:value-type="float" office:value="11.5145512300944">
            <text:p>11.51</text:p>
          </table:table-cell>
          <table:table-cell table:formula="oooc:=[.I23]/[.J23]" office:value-type="float" office:value="51.815480535425">
            <text:p>51.82</text:p>
          </table:table-cell>
          <table:table-cell table:formula="oooc:=[.$D23]*[$globals.$C$34]/[.$K23]" office:value-type="float" office:value="690.6">
            <text:p>690.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00000">
            <text:p>200,000</text:p>
          </table:table-cell>
          <table:table-cell table:formula="oooc:=CEILING(([.R24]-[.V24]/2);[.V24])" office:value-type="float" office:value="14.43">
            <text:p>14.43</text:p>
          </table:table-cell>
          <table:table-cell table:formula="oooc:=CEILING(([.T24]-[.W24]/2);[.W24])" office:value-type="float" office:value="870">
            <text:p>870</text:p>
          </table:table-cell>
          <table:table-cell table:formula="oooc:=[.F23]" office:value-type="float" office:value="5.47473853159643">
            <text:p>5.47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6">
            <text:p>1.6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07329.284749685">
            <text:p>107329.28</text:p>
          </table:table-cell>
          <table:table-cell table:formula="oooc:=[.AA20]/[.M24]" office:value-type="float" office:value="6.70832757042212">
            <text:p>6.71</text:p>
          </table:table-cell>
          <table:table-cell table:formula="oooc:=([.D24]/[.C24])/([.R24]/[.Q24])" office:value-type="float" office:value="0.985899372999491">
            <text:p>0.99</text:p>
          </table:table-cell>
          <table:table-cell/>
          <table:table-cell table:formula="oooc:=[.I24]^[$globals.$C$23]*[$globals.$C$32]/[.R24]*[.K24]*[.Y24]" office:value-type="float" office:value="197135.42096881">
            <text:p>197135.42</text:p>
          </table:table-cell>
          <table:table-cell table:formula="oooc:=[.S24]/[.H24]" office:value-type="float" office:value="14.4267467983337">
            <text:p>14.43</text:p>
          </table:table-cell>
          <table:table-cell table:formula="oooc:=[.I24]/[.J24]" office:value-type="float" office:value="64.9203605925017">
            <text:p>64.92</text:p>
          </table:table-cell>
          <table:table-cell table:formula="oooc:=[.$D24]*[$globals.$C$34]/[.$K24]" office:value-type="float" office:value="865.8">
            <text:p>865.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300000">
            <text:p>300,000</text:p>
          </table:table-cell>
          <table:table-cell table:formula="oooc:=CEILING(([.R25]-[.V25]/2);[.V25])" office:value-type="float" office:value="18.08">
            <text:p>18.08</text:p>
          </table:table-cell>
          <table:table-cell table:formula="oooc:=CEILING(([.T25]-[.W25]/2);[.W25])" office:value-type="float" office:value="1100">
            <text:p>1100</text:p>
          </table:table-cell>
          <table:table-cell table:formula="oooc:=[.F24]" office:value-type="float" office:value="5.47473853159643">
            <text:p>5.47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6">
            <text:p>1.6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62881.894761862">
            <text:p>162881.89</text:p>
          </table:table-cell>
          <table:table-cell table:formula="oooc:=[.AA20]/[.M25]" office:value-type="float" office:value="4.4203807983242">
            <text:p>4.42</text:p>
          </table:table-cell>
          <table:table-cell table:formula="oooc:=([.D25]/[.C25])/([.R25]/[.Q25])" office:value-type="float" office:value="0.997485544585519">
            <text:p>1</text:p>
          </table:table-cell>
          <table:table-cell/>
          <table:table-cell table:formula="oooc:=[.I25]^[$globals.$C$23]*[$globals.$C$32]/[.R25]*[.K25]*[.Y25]" office:value-type="float" office:value="299170.827113625">
            <text:p>299170.83</text:p>
          </table:table-cell>
          <table:table-cell table:formula="oooc:=[.S25]/[.H25]" office:value-type="float" office:value="18.0754784988285">
            <text:p>18.08</text:p>
          </table:table-cell>
          <table:table-cell table:formula="oooc:=[.I25]/[.J25]" office:value-type="float" office:value="81.3396532447283">
            <text:p>81.34</text:p>
          </table:table-cell>
          <table:table-cell table:formula="oooc:=[.$D25]*[$globals.$C$34]/[.$K25]" office:value-type="float" office:value="1084.8">
            <text:p>1084.8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0">
            <text:p>10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450000">
            <text:p>450,000</text:p>
          </table:table-cell>
          <table:table-cell table:formula="oooc:=CEILING(([.R26]-[.V26]/2);[.V26])" office:value-type="float" office:value="22.65">
            <text:p>22.65</text:p>
          </table:table-cell>
          <table:table-cell table:formula="oooc:=CEILING(([.T26]-[.W26]/2);[.W26])" office:value-type="float" office:value="1400">
            <text:p>1400</text:p>
          </table:table-cell>
          <table:table-cell table:formula="oooc:=[.F25]" office:value-type="float" office:value="5.47473853159643">
            <text:p>5.47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6">
            <text:p>1.6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247188.003750228">
            <text:p>247188</text:p>
          </table:table-cell>
          <table:table-cell table:formula="oooc:=[.AA20]/[.M26]" office:value-type="float" office:value="2.91276271128241">
            <text:p>2.91</text:p>
          </table:table-cell>
          <table:table-cell table:formula="oooc:=([.D26]/[.C26])/([.R26]/[.Q26])" office:value-type="float" office:value="1.0090630794562">
            <text:p>1.01</text:p>
          </table:table-cell>
          <table:table-cell/>
          <table:table-cell table:formula="oooc:=[.I26]^[$globals.$C$23]*[$globals.$C$32]/[.R26]*[.K26]*[.Y26]" office:value-type="float" office:value="454018.782398377">
            <text:p>454018.78</text:p>
          </table:table-cell>
          <table:table-cell table:formula="oooc:=[.S26]/[.H26]" office:value-type="float" office:value="22.6470269097222">
            <text:p>22.65</text:p>
          </table:table-cell>
          <table:table-cell table:formula="oooc:=[.I26]/[.J26]" office:value-type="float" office:value="101.91162109375">
            <text:p>101.91</text:p>
          </table:table-cell>
          <table:table-cell table:formula="oooc:=[.$D26]*[$globals.$C$34]/[.$K26]" office:value-type="float" office:value="1359">
            <text:p>1359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0">
            <text:p>10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31.1738952420652">
            <text:p>31.17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07.275390625">
            <text:p>107.28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3300000">
            <text:p>3,300,000</text:p>
          </table:table-cell>
          <table:table-cell table:formula="oooc:=CEILING(([.R29]-[.V29]/2);[.V29])" office:value-type="float" office:value="3.58">
            <text:p>3.58</text:p>
          </table:table-cell>
          <table:table-cell table:formula="oooc:=CEILING(([.T29]-[.W29]/2);[.W29])" office:value-type="float" office:value="210">
            <text:p>210</text:p>
          </table:table-cell>
          <table:table-cell table:formula="oooc:=[.F28]" office:value-type="float" office:value="31.1738952420652">
            <text:p>31.1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6">
            <text:p>1.6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951276.492513922">
            <text:p>951276.49</text:p>
          </table:table-cell>
          <table:table-cell table:formula="oooc:=[.AA28]/[.M29]" office:value-type="float" office:value="22.7063321442098">
            <text:p>22.71</text:p>
          </table:table-cell>
          <table:table-cell table:formula="oooc:=([.D29]/[.C29])/([.R29]/[.Q29])" office:value-type="float" office:value="1.00968086938396">
            <text:p>1.01</text:p>
          </table:table-cell>
          <table:table-cell/>
          <table:table-cell table:formula="oooc:=[.I29]^[$globals.$C$23]*[$globals.$C$32]/[.R29]*[.K29]*[.Y29]" office:value-type="float" office:value="3328081.02337232">
            <text:p>3328081.02</text:p>
          </table:table-cell>
          <table:table-cell table:formula="oooc:=[.S29]/[.H29]" office:value-type="float" office:value="3.57584635416667">
            <text:p>3.58</text:p>
          </table:table-cell>
          <table:table-cell table:formula="oooc:=[.I29]/[.J29]" office:value-type="float" office:value="107.275390625">
            <text:p>107.28</text:p>
          </table:table-cell>
          <table:table-cell table:formula="oooc:=[.$D29]*[$globals.$C$34]/[.$K29]" office:value-type="float" office:value="214.8">
            <text:p>214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5100000">
            <text:p>5,100,000</text:p>
          </table:table-cell>
          <table:table-cell table:formula="oooc:=CEILING(([.R30]-[.V30]/2);[.V30])" office:value-type="float" office:value="4.48">
            <text:p>4.48</text:p>
          </table:table-cell>
          <table:table-cell table:formula="oooc:=CEILING(([.T30]-[.W30]/2);[.W30])" office:value-type="float" office:value="270">
            <text:p>270</text:p>
          </table:table-cell>
          <table:table-cell table:formula="oooc:=[.F29]" office:value-type="float" office:value="31.1738952420652">
            <text:p>31.1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6">
            <text:p>1.6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443648.09571267">
            <text:p>1443648.1</text:p>
          </table:table-cell>
          <table:table-cell table:formula="oooc:=[.AA28]/[.M30]" office:value-type="float" office:value="14.9620950314328">
            <text:p>14.96</text:p>
          </table:table-cell>
          <table:table-cell table:formula="oooc:=([.D30]/[.C30])/([.R30]/[.Q30])" office:value-type="float" office:value="0.99027556520391">
            <text:p>0.99</text:p>
          </table:table-cell>
          <table:table-cell/>
          <table:table-cell table:formula="oooc:=[.I30]^[$globals.$C$23]*[$globals.$C$32]/[.R30]*[.K30]*[.Y30]" office:value-type="float" office:value="5050663.89170614">
            <text:p>5050663.89</text:p>
          </table:table-cell>
          <table:table-cell table:formula="oooc:=[.S30]/[.H30]" office:value-type="float" office:value="4.4802293124961">
            <text:p>4.48</text:p>
          </table:table-cell>
          <table:table-cell table:formula="oooc:=[.I30]/[.J30]" office:value-type="float" office:value="134.406879374883">
            <text:p>134.41</text:p>
          </table:table-cell>
          <table:table-cell table:formula="oooc:=[.$D30]*[$globals.$C$34]/[.$K30]" office:value-type="float" office:value="268.8">
            <text:p>268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7700000">
            <text:p>7,700,000</text:p>
          </table:table-cell>
          <table:table-cell table:formula="oooc:=CEILING(([.R31]-[.V31]/2);[.V31])" office:value-type="float" office:value="5.61">
            <text:p>5.61</text:p>
          </table:table-cell>
          <table:table-cell table:formula="oooc:=CEILING(([.T31]-[.W31]/2);[.W31])" office:value-type="float" office:value="340">
            <text:p>340</text:p>
          </table:table-cell>
          <table:table-cell table:formula="oooc:=[.F30]" office:value-type="float" office:value="31.1738952420652">
            <text:p>31.1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6">
            <text:p>1.6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190866.52582695">
            <text:p>2190866.53</text:p>
          </table:table-cell>
          <table:table-cell table:formula="oooc:=[.AA28]/[.M31]" office:value-type="float" office:value="9.85911270511879">
            <text:p>9.86</text:p>
          </table:table-cell>
          <table:table-cell table:formula="oooc:=([.D31]/[.C31])/([.R31]/[.Q31])" office:value-type="float" office:value="0.994840702546361">
            <text:p>0.99</text:p>
          </table:table-cell>
          <table:table-cell/>
          <table:table-cell table:formula="oooc:=[.I31]^[$globals.$C$23]*[$globals.$C$32]/[.R31]*[.K31]*[.Y31]" office:value-type="float" office:value="7664839.15741209">
            <text:p>7664839.16</text:p>
          </table:table-cell>
          <table:table-cell table:formula="oooc:=[.S31]/[.H31]" office:value-type="float" office:value="5.61334372467104">
            <text:p>5.61</text:p>
          </table:table-cell>
          <table:table-cell table:formula="oooc:=[.I31]/[.J31]" office:value-type="float" office:value="168.400311740131">
            <text:p>168.4</text:p>
          </table:table-cell>
          <table:table-cell table:formula="oooc:=[.$D31]*[$globals.$C$34]/[.$K31]" office:value-type="float" office:value="336.6">
            <text:p>336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2000000">
            <text:p>12,000,000</text:p>
          </table:table-cell>
          <table:table-cell table:formula="oooc:=CEILING(([.R32]-[.V32]/2);[.V32])" office:value-type="float" office:value="7.03">
            <text:p>7.03</text:p>
          </table:table-cell>
          <table:table-cell table:formula="oooc:=CEILING(([.T32]-[.W32]/2);[.W32])" office:value-type="float" office:value="420">
            <text:p>420</text:p>
          </table:table-cell>
          <table:table-cell table:formula="oooc:=[.F31]" office:value-type="float" office:value="31.1738952420652">
            <text:p>31.1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6">
            <text:p>1.6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3324838.06008108">
            <text:p>3324838.06</text:p>
          </table:table-cell>
          <table:table-cell table:formula="oooc:=[.AA28]/[.M32]" office:value-type="float" office:value="6.49655700809478">
            <text:p>6.5</text:p>
          </table:table-cell>
          <table:table-cell table:formula="oooc:=([.D32]/[.C32])/([.R32]/[.Q32])" office:value-type="float" office:value="0.968921678119506">
            <text:p>0.97</text:p>
          </table:table-cell>
          <table:table-cell/>
          <table:table-cell table:formula="oooc:=[.I32]^[$globals.$C$23]*[$globals.$C$32]/[.R32]*[.K32]*[.Y32]" office:value-type="float" office:value="11632086.5075723">
            <text:p>11632086.51</text:p>
          </table:table-cell>
          <table:table-cell table:formula="oooc:=[.S32]/[.H32]" office:value-type="float" office:value="7.03303906418768">
            <text:p>7.03</text:p>
          </table:table-cell>
          <table:table-cell table:formula="oooc:=[.I32]/[.J32]" office:value-type="float" office:value="210.99117192563">
            <text:p>210.99</text:p>
          </table:table-cell>
          <table:table-cell table:formula="oooc:=[.$D32]*[$globals.$C$34]/[.$K32]" office:value-type="float" office:value="421.8">
            <text:p>421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8000000">
            <text:p>18,000,000</text:p>
          </table:table-cell>
          <table:table-cell table:formula="oooc:=CEILING(([.R33]-[.V33]/2);[.V33])" office:value-type="float" office:value="8.81">
            <text:p>8.81</text:p>
          </table:table-cell>
          <table:table-cell table:formula="oooc:=CEILING(([.T33]-[.W33]/2);[.W33])" office:value-type="float" office:value="530">
            <text:p>530</text:p>
          </table:table-cell>
          <table:table-cell table:formula="oooc:=[.F32]" office:value-type="float" office:value="31.1738952420652">
            <text:p>31.1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6">
            <text:p>1.6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5045742.40166964">
            <text:p>5045742.4</text:p>
          </table:table-cell>
          <table:table-cell table:formula="oooc:=[.AA28]/[.M33]" office:value-type="float" office:value="4.28083684828075">
            <text:p>4.28</text:p>
          </table:table-cell>
          <table:table-cell table:formula="oooc:=([.D33]/[.C33])/([.R33]/[.Q33])" office:value-type="float" office:value="0.980508089945854">
            <text:p>0.98</text:p>
          </table:table-cell>
          <table:table-cell/>
          <table:table-cell table:formula="oooc:=[.I33]^[$globals.$C$23]*[$globals.$C$32]/[.R33]*[.K33]*[.Y33]" office:value-type="float" office:value="17652743.0962203">
            <text:p>17652743.1</text:p>
          </table:table-cell>
          <table:table-cell table:formula="oooc:=[.S33]/[.H33]" office:value-type="float" office:value="8.81179576817891">
            <text:p>8.81</text:p>
          </table:table-cell>
          <table:table-cell table:formula="oooc:=[.I33]/[.J33]" office:value-type="float" office:value="264.353873045367">
            <text:p>264.35</text:p>
          </table:table-cell>
          <table:table-cell table:formula="oooc:=[.$D33]*[$globals.$C$34]/[.$K33]" office:value-type="float" office:value="528.6">
            <text:p>528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7000000">
            <text:p>27,000,000</text:p>
          </table:table-cell>
          <table:table-cell table:formula="oooc:=CEILING(([.R34]-[.V34]/2);[.V34])" office:value-type="float" office:value="11.04">
            <text:p>11.04</text:p>
          </table:table-cell>
          <table:table-cell table:formula="oooc:=CEILING(([.T34]-[.W34]/2);[.W34])" office:value-type="float" office:value="660">
            <text:p>660</text:p>
          </table:table-cell>
          <table:table-cell table:formula="oooc:=[.F33]" office:value-type="float" office:value="31.1738952420652">
            <text:p>31.1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6">
            <text:p>1.6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7657370.35126038">
            <text:p>7657370.35</text:p>
          </table:table-cell>
          <table:table-cell table:formula="oooc:=[.AA28]/[.M34]" office:value-type="float" office:value="2.82081171592343">
            <text:p>2.82</text:p>
          </table:table-cell>
          <table:table-cell table:formula="oooc:=([.D34]/[.C34])/([.R34]/[.Q34])" office:value-type="float" office:value="0.992170411744829">
            <text:p>0.99</text:p>
          </table:table-cell>
          <table:table-cell/>
          <table:table-cell table:formula="oooc:=[.I34]^[$globals.$C$23]*[$globals.$C$32]/[.R34]*[.K34]*[.Y34]" office:value-type="float" office:value="26789633.8819605">
            <text:p>26789633.88</text:p>
          </table:table-cell>
          <table:table-cell table:formula="oooc:=[.S34]/[.H34]" office:value-type="float" office:value="11.0404256184896">
            <text:p>11.04</text:p>
          </table:table-cell>
          <table:table-cell table:formula="oooc:=[.I34]/[.J34]" office:value-type="float" office:value="331.212768554687">
            <text:p>331.21</text:p>
          </table:table-cell>
          <table:table-cell table:formula="oooc:=[.$D34]*[$globals.$C$34]/[.$K34]" office:value-type="float" office:value="662.4">
            <text:p>662.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80.0371635982324">
            <text:p>80.04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48.64501953125">
            <text:p>348.65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88000000">
            <text:p>88,000,000</text:p>
          </table:table-cell>
          <table:table-cell table:formula="oooc:=CEILING(([.R37]-[.V37]/2);[.V37])" office:value-type="float" office:value="3.87">
            <text:p>3.87</text:p>
          </table:table-cell>
          <table:table-cell table:formula="oooc:=CEILING(([.T37]-[.W37]/2);[.W37])" office:value-type="float" office:value="230">
            <text:p>230</text:p>
          </table:table-cell>
          <table:table-cell table:formula="oooc:=[.F36]" office:value-type="float" office:value="80.0371635982324">
            <text:p>80.0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6">
            <text:p>1.6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29468567.6453276">
            <text:p>29468567.65</text:p>
          </table:table-cell>
          <table:table-cell table:formula="oooc:=[.AA36]/[.M37]" office:value-type="float" office:value="21.9895316188788">
            <text:p>21.99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23]*[$globals.$C$32]/[.R37]*[.K37]*[.Y37]" office:value-type="float" office:value="88368882.5682459">
            <text:p>88368882.57</text:p>
          </table:table-cell>
          <table:table-cell table:formula="oooc:=[.S37]/[.H37]" office:value-type="float" office:value="3.87383355034722">
            <text:p>3.87</text:p>
          </table:table-cell>
          <table:table-cell table:formula="oooc:=[.I37]/[.J37]" office:value-type="float" office:value="348.64501953125">
            <text:p>348.65</text:p>
          </table:table-cell>
          <table:table-cell table:formula="oooc:=[.$D37]*[$globals.$C$34]/[.$K37]" office:value-type="float" office:value="232.2">
            <text:p>232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30000000">
            <text:p>130,000,000</text:p>
          </table:table-cell>
          <table:table-cell table:formula="oooc:=CEILING(([.R38]-[.V38]/2);[.V38])" office:value-type="float" office:value="4.85">
            <text:p>4.85</text:p>
          </table:table-cell>
          <table:table-cell table:formula="oooc:=CEILING(([.T38]-[.W38]/2);[.W38])" office:value-type="float" office:value="290">
            <text:p>290</text:p>
          </table:table-cell>
          <table:table-cell table:formula="oooc:=[.F37]" office:value-type="float" office:value="80.0371635982324">
            <text:p>80.0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6">
            <text:p>1.6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44721216.0705575">
            <text:p>44721216.07</text:p>
          </table:table-cell>
          <table:table-cell table:formula="oooc:=[.AA36]/[.M38]" office:value-type="float" office:value="14.4897669816858">
            <text:p>14.49</text:p>
          </table:table-cell>
          <table:table-cell table:formula="oooc:=([.D38]/[.C38])/([.R38]/[.Q38])" office:value-type="float" office:value="1.03083695106259">
            <text:p>1.03</text:p>
          </table:table-cell>
          <table:table-cell/>
          <table:table-cell table:formula="oooc:=[.I38]^[$globals.$C$23]*[$globals.$C$32]/[.R38]*[.K38]*[.Y38]" office:value-type="float" office:value="134107769.974183">
            <text:p>134107769.97</text:p>
          </table:table-cell>
          <table:table-cell table:formula="oooc:=[.S38]/[.H38]" office:value-type="float" office:value="4.85358175520411">
            <text:p>4.85</text:p>
          </table:table-cell>
          <table:table-cell table:formula="oooc:=[.I38]/[.J38]" office:value-type="float" office:value="436.82235796837">
            <text:p>436.82</text:p>
          </table:table-cell>
          <table:table-cell table:formula="oooc:=[.$D38]*[$globals.$C$34]/[.$K38]" office:value-type="float" office:value="291">
            <text:p>291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00000000">
            <text:p>200,000,000</text:p>
          </table:table-cell>
          <table:table-cell table:formula="oooc:=CEILING(([.R39]-[.V39]/2);[.V39])" office:value-type="float" office:value="6.08">
            <text:p>6.08</text:p>
          </table:table-cell>
          <table:table-cell table:formula="oooc:=CEILING(([.T39]-[.W39]/2);[.W39])" office:value-type="float" office:value="360">
            <text:p>360</text:p>
          </table:table-cell>
          <table:table-cell table:formula="oooc:=[.F38]" office:value-type="float" office:value="80.0371635982324">
            <text:p>80.0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6">
            <text:p>1.6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67868489.2628844">
            <text:p>67868489.26</text:p>
          </table:table-cell>
          <table:table-cell table:formula="oooc:=[.AA36]/[.M39]" office:value-type="float" office:value="9.54787718185405">
            <text:p>9.55</text:p>
          </table:table-cell>
          <table:table-cell table:formula="oooc:=([.D39]/[.C39])/([.R39]/[.Q39])" office:value-type="float" office:value="1.01741552258128">
            <text:p>1.02</text:p>
          </table:table-cell>
          <table:table-cell/>
          <table:table-cell table:formula="oooc:=[.I39]^[$globals.$C$23]*[$globals.$C$32]/[.R39]*[.K39]*[.Y39]" office:value-type="float" office:value="203520667.510524">
            <text:p>203520667.51</text:p>
          </table:table-cell>
          <table:table-cell table:formula="oooc:=[.S39]/[.H39]" office:value-type="float" office:value="6.08112236839363">
            <text:p>6.08</text:p>
          </table:table-cell>
          <table:table-cell table:formula="oooc:=[.I39]/[.J39]" office:value-type="float" office:value="547.301013155427">
            <text:p>547.3</text:p>
          </table:table-cell>
          <table:table-cell table:formula="oooc:=[.$D39]*[$globals.$C$34]/[.$K39]" office:value-type="float" office:value="364.8">
            <text:p>364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10000000">
            <text:p>310,000,000</text:p>
          </table:table-cell>
          <table:table-cell table:formula="oooc:=CEILING(([.R40]-[.V40]/2);[.V40])" office:value-type="float" office:value="7.62">
            <text:p>7.62</text:p>
          </table:table-cell>
          <table:table-cell table:formula="oooc:=CEILING(([.T40]-[.W40]/2);[.W40])" office:value-type="float" office:value="460">
            <text:p>460</text:p>
          </table:table-cell>
          <table:table-cell table:formula="oooc:=[.F39]" office:value-type="float" office:value="80.0371635982324">
            <text:p>80.0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6">
            <text:p>1.6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02996569.403637">
            <text:p>102996569.4</text:p>
          </table:table-cell>
          <table:table-cell table:formula="oooc:=[.AA36]/[.M40]" office:value-type="float" office:value="6.29147168446481">
            <text:p>6.29</text:p>
          </table:table-cell>
          <table:table-cell table:formula="oooc:=([.D40]/[.C40])/([.R40]/[.Q40])" office:value-type="float" office:value="0.996440193706834">
            <text:p>1</text:p>
          </table:table-cell>
          <table:table-cell/>
          <table:table-cell table:formula="oooc:=[.I40]^[$globals.$C$23]*[$globals.$C$32]/[.R40]*[.K40]*[.Y40]" office:value-type="float" office:value="308861016.120862">
            <text:p>308861016.12</text:p>
          </table:table-cell>
          <table:table-cell table:formula="oooc:=[.S40]/[.H40]" office:value-type="float" office:value="7.61912565286999">
            <text:p>7.62</text:p>
          </table:table-cell>
          <table:table-cell table:formula="oooc:=[.I40]/[.J40]" office:value-type="float" office:value="685.721308758299">
            <text:p>685.72</text:p>
          </table:table-cell>
          <table:table-cell table:formula="oooc:=[.$D40]*[$globals.$C$34]/[.$K40]" office:value-type="float" office:value="457.2">
            <text:p>457.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470000000">
            <text:p>470,000,000</text:p>
          </table:table-cell>
          <table:table-cell table:formula="oooc:=CEILING(([.R41]-[.V41]/2);[.V41])" office:value-type="float" office:value="9.55">
            <text:p>9.55</text:p>
          </table:table-cell>
          <table:table-cell table:formula="oooc:=CEILING(([.T41]-[.W41]/2);[.W41])" office:value-type="float" office:value="570">
            <text:p>570</text:p>
          </table:table-cell>
          <table:table-cell table:formula="oooc:=[.F40]" office:value-type="float" office:value="80.0371635982324">
            <text:p>80.0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6">
            <text:p>1.6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56306607.44234">
            <text:p>156306607.44</text:p>
          </table:table-cell>
          <table:table-cell table:formula="oooc:=[.AA36]/[.M41]" office:value-type="float" office:value="4.14569806486934">
            <text:p>4.15</text:p>
          </table:table-cell>
          <table:table-cell table:formula="oooc:=([.D41]/[.C41])/([.R41]/[.Q41])" office:value-type="float" office:value="0.997692386064852">
            <text:p>1</text:p>
          </table:table-cell>
          <table:table-cell/>
          <table:table-cell table:formula="oooc:=[.I41]^[$globals.$C$23]*[$globals.$C$32]/[.R41]*[.K41]*[.Y41]" office:value-type="float" office:value="468724520.443501">
            <text:p>468724520.44</text:p>
          </table:table-cell>
          <table:table-cell table:formula="oooc:=[.S41]/[.H41]" office:value-type="float" office:value="9.54611208219381">
            <text:p>9.55</text:p>
          </table:table-cell>
          <table:table-cell table:formula="oooc:=[.I41]/[.J41]" office:value-type="float" office:value="859.150087397443">
            <text:p>859.15</text:p>
          </table:table-cell>
          <table:table-cell table:formula="oooc:=[.$D41]*[$globals.$C$34]/[.$K41]" office:value-type="float" office:value="573">
            <text:p>573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710000000">
            <text:p>710,000,000</text:p>
          </table:table-cell>
          <table:table-cell table:formula="oooc:=CEILING(([.R42]-[.V42]/2);[.V42])" office:value-type="float" office:value="11.96">
            <text:p>11.96</text:p>
          </table:table-cell>
          <table:table-cell table:formula="oooc:=CEILING(([.T42]-[.W42]/2);[.W42])" office:value-type="float" office:value="720">
            <text:p>720</text:p>
          </table:table-cell>
          <table:table-cell table:formula="oooc:=[.F41]" office:value-type="float" office:value="80.0371635982324">
            <text:p>80.0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6">
            <text:p>1.6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37209410.678399">
            <text:p>237209410.68</text:p>
          </table:table-cell>
          <table:table-cell table:formula="oooc:=[.AA36]/[.M42]" office:value-type="float" office:value="2.73176345806338">
            <text:p>2.73</text:p>
          </table:table-cell>
          <table:table-cell table:formula="oooc:=([.D42]/[.C42])/([.R42]/[.Q42])" office:value-type="float" office:value="1.0018372130631">
            <text:p>1</text:p>
          </table:table-cell>
          <table:table-cell/>
          <table:table-cell table:formula="oooc:=[.I42]^[$globals.$C$23]*[$globals.$C$32]/[.R42]*[.K42]*[.Y42]" office:value-type="float" office:value="711331843.766962">
            <text:p>711331843.77</text:p>
          </table:table-cell>
          <table:table-cell table:formula="oooc:=[.S42]/[.H42]" office:value-type="float" office:value="11.960461086697">
            <text:p>11.96</text:p>
          </table:table-cell>
          <table:table-cell table:formula="oooc:=[.I42]/[.J42]" office:value-type="float" office:value="1076.44149780273">
            <text:p>1076.44</text:p>
          </table:table-cell>
          <table:table-cell table:formula="oooc:=[.$D42]*[$globals.$C$34]/[.$K42]" office:value-type="float" office:value="717.6">
            <text:p>71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29.163422634389">
            <text:p>129.16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133.09631347656">
            <text:p>1133.1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500000000">
            <text:p>1,500,000,000</text:p>
          </table:table-cell>
          <table:table-cell table:formula="oooc:=CEILING(([.R45]-[.V45]/2);[.V45])" office:value-type="float" office:value="6.67">
            <text:p>6.67</text:p>
          </table:table-cell>
          <table:table-cell table:formula="oooc:=CEILING(([.T45]-[.W45]/2);[.W45])" office:value-type="float" office:value="400">
            <text:p>400</text:p>
          </table:table-cell>
          <table:table-cell table:formula="oooc:=[.F44]" office:value-type="float" office:value="129.163422634389">
            <text:p>129.1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6">
            <text:p>1.6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912874948.452">
            <text:p>912874948.45</text:p>
          </table:table-cell>
          <table:table-cell table:formula="oooc:=[.AA44]/[.M45]" office:value-type="float" office:value="21.2953592745263">
            <text:p>21.3</text:p>
          </table:table-cell>
          <table:table-cell table:formula="oooc:=([.D45]/[.C45])/([.R45]/[.Q45])" office:value-type="float" office:value="0.985613543886776">
            <text:p>0.99</text:p>
          </table:table-cell>
          <table:table-cell/>
          <table:table-cell table:formula="oooc:=[.I45]^[$globals.$C$23]*[$globals.$C$32]/[.R45]*[.K45]*[.Y45]" office:value-type="float" office:value="1477372439.92946">
            <text:p>1477372439.93</text:p>
          </table:table-cell>
          <table:table-cell table:formula="oooc:=[.S45]/[.H45]" office:value-type="float" office:value="6.66527243221507">
            <text:p>6.67</text:p>
          </table:table-cell>
          <table:table-cell table:formula="oooc:=[.I45]/[.J45]" office:value-type="float" office:value="1133.09631347656">
            <text:p>1133.1</text:p>
          </table:table-cell>
          <table:table-cell table:formula="oooc:=[.$D45]*[$globals.$C$34]/[.$K45]" office:value-type="float" office:value="400.2">
            <text:p>400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200000000">
            <text:p>2,200,000,000</text:p>
          </table:table-cell>
          <table:table-cell table:formula="oooc:=CEILING(([.R46]-[.V46]/2);[.V46])" office:value-type="float" office:value="8.35">
            <text:p>8.35</text:p>
          </table:table-cell>
          <table:table-cell table:formula="oooc:=CEILING(([.T46]-[.W46]/2);[.W46])" office:value-type="float" office:value="500">
            <text:p>500</text:p>
          </table:table-cell>
          <table:table-cell table:formula="oooc:=[.F45]" office:value-type="float" office:value="129.163422634389">
            <text:p>129.1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6">
            <text:p>1.6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385370280.17356">
            <text:p>1385370280.17</text:p>
          </table:table-cell>
          <table:table-cell table:formula="oooc:=[.AA44]/[.M46]" office:value-type="float" office:value="14.0323495300942">
            <text:p>14.03</text:p>
          </table:table-cell>
          <table:table-cell table:formula="oooc:=([.D46]/[.C46])/([.R46]/[.Q46])" office:value-type="float" office:value="1.01898799344">
            <text:p>1.02</text:p>
          </table:table-cell>
          <table:table-cell/>
          <table:table-cell table:formula="oooc:=[.I46]^[$globals.$C$23]*[$globals.$C$32]/[.R46]*[.K46]*[.Y46]" office:value-type="float" office:value="2242046267.66948">
            <text:p>2242046267.67</text:p>
          </table:table-cell>
          <table:table-cell table:formula="oooc:=[.S46]/[.H46]" office:value-type="float" office:value="8.35101566704237">
            <text:p>8.35</text:p>
          </table:table-cell>
          <table:table-cell table:formula="oooc:=[.I46]/[.J46]" office:value-type="float" office:value="1419.6726633972">
            <text:p>1419.67</text:p>
          </table:table-cell>
          <table:table-cell table:formula="oooc:=[.$D46]*[$globals.$C$34]/[.$K46]" office:value-type="float" office:value="501">
            <text:p>50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3400000000">
            <text:p>3,400,000,000</text:p>
          </table:table-cell>
          <table:table-cell table:formula="oooc:=CEILING(([.R47]-[.V47]/2);[.V47])" office:value-type="float" office:value="10.46">
            <text:p>10.46</text:p>
          </table:table-cell>
          <table:table-cell table:formula="oooc:=CEILING(([.T47]-[.W47]/2);[.W47])" office:value-type="float" office:value="630">
            <text:p>630</text:p>
          </table:table-cell>
          <table:table-cell table:formula="oooc:=[.F46]" office:value-type="float" office:value="129.163422634389">
            <text:p>129.1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6">
            <text:p>1.6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102424671.0272">
            <text:p>2102424671.03</text:p>
          </table:table-cell>
          <table:table-cell table:formula="oooc:=[.AA44]/[.M47]" office:value-type="float" office:value="9.24646683797807">
            <text:p>9.25</text:p>
          </table:table-cell>
          <table:table-cell table:formula="oooc:=([.D47]/[.C47])/([.R47]/[.Q47])" office:value-type="float" office:value="1.00044040628101">
            <text:p>1</text:p>
          </table:table-cell>
          <table:table-cell/>
          <table:table-cell table:formula="oooc:=[.I47]^[$globals.$C$23]*[$globals.$C$32]/[.R47]*[.K47]*[.Y47]" office:value-type="float" office:value="3402507946.20931">
            <text:p>3402507946.21</text:p>
          </table:table-cell>
          <table:table-cell table:formula="oooc:=[.S47]/[.H47]" office:value-type="float" office:value="10.463107604442">
            <text:p>10.46</text:p>
          </table:table-cell>
          <table:table-cell table:formula="oooc:=[.I47]/[.J47]" office:value-type="float" office:value="1778.72829275514">
            <text:p>1778.73</text:p>
          </table:table-cell>
          <table:table-cell table:formula="oooc:=[.$D47]*[$globals.$C$34]/[.$K47]" office:value-type="float" office:value="627.6">
            <text:p>62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5200000000">
            <text:p>5,200,000,000</text:p>
          </table:table-cell>
          <table:table-cell table:formula="oooc:=CEILING(([.R48]-[.V48]/2);[.V48])" office:value-type="float" office:value="13.11">
            <text:p>13.11</text:p>
          </table:table-cell>
          <table:table-cell table:formula="oooc:=CEILING(([.T48]-[.W48]/2);[.W48])" office:value-type="float" office:value="790">
            <text:p>790</text:p>
          </table:table-cell>
          <table:table-cell table:formula="oooc:=[.F47]" office:value-type="float" office:value="129.163422634389">
            <text:p>129.1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6">
            <text:p>1.6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190619548.14714">
            <text:p>3190619548.15</text:p>
          </table:table-cell>
          <table:table-cell table:formula="oooc:=[.AA44]/[.M48]" office:value-type="float" office:value="6.09286055784658">
            <text:p>6.09</text:p>
          </table:table-cell>
          <table:table-cell table:formula="oooc:=([.D48]/[.C48])/([.R48]/[.Q48])" office:value-type="float" office:value="0.993049709606128">
            <text:p>0.99</text:p>
          </table:table-cell>
          <table:table-cell/>
          <table:table-cell table:formula="oooc:=[.I48]^[$globals.$C$23]*[$globals.$C$32]/[.R48]*[.K48]*[.Y48]" office:value-type="float" office:value="5163613477.09896">
            <text:p>5163613477.1</text:p>
          </table:table-cell>
          <table:table-cell table:formula="oooc:=[.S48]/[.H48]" office:value-type="float" office:value="13.1093779615557">
            <text:p>13.11</text:p>
          </table:table-cell>
          <table:table-cell table:formula="oooc:=[.I48]/[.J48]" office:value-type="float" office:value="2228.59425346447">
            <text:p>2228.59</text:p>
          </table:table-cell>
          <table:table-cell table:formula="oooc:=[.$D48]*[$globals.$C$34]/[.$K48]" office:value-type="float" office:value="786.6">
            <text:p>786.6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7800000000">
            <text:p>7,800,000,000</text:p>
          </table:table-cell>
          <table:table-cell table:formula="oooc:=CEILING(([.R49]-[.V49]/2);[.V49])" office:value-type="float" office:value="16.42">
            <text:p>16.42</text:p>
          </table:table-cell>
          <table:table-cell table:formula="oooc:=CEILING(([.T49]-[.W49]/2);[.W49])" office:value-type="float" office:value="990">
            <text:p>990</text:p>
          </table:table-cell>
          <table:table-cell table:formula="oooc:=[.F48]" office:value-type="float" office:value="129.163422634389">
            <text:p>129.1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6">
            <text:p>1.6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4842053673.22145">
            <text:p>4842053673.22</text:p>
          </table:table-cell>
          <table:table-cell table:formula="oooc:=[.AA44]/[.M49]" office:value-type="float" office:value="4.01482538442546">
            <text:p>4.01</text:p>
          </table:table-cell>
          <table:table-cell table:formula="oooc:=([.D49]/[.C49])/([.R49]/[.Q49])" office:value-type="float" office:value="1.00434604810211">
            <text:p>1</text:p>
          </table:table-cell>
          <table:table-cell/>
          <table:table-cell table:formula="oooc:=[.I49]^[$globals.$C$23]*[$globals.$C$32]/[.R49]*[.K49]*[.Y49]" office:value-type="float" office:value="7836250366.61054">
            <text:p>7836250366.61</text:p>
          </table:table-cell>
          <table:table-cell table:formula="oooc:=[.S49]/[.H49]" office:value-type="float" office:value="16.4249281414217">
            <text:p>16.42</text:p>
          </table:table-cell>
          <table:table-cell table:formula="oooc:=[.I49]/[.J49]" office:value-type="float" office:value="2792.23778404169">
            <text:p>2792.24</text:p>
          </table:table-cell>
          <table:table-cell table:formula="oooc:=[.$D49]*[$globals.$C$34]/[.$K49]" office:value-type="float" office:value="985.2">
            <text:p>985.2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2000000000">
            <text:p>12,000,000,000</text:p>
          </table:table-cell>
          <table:table-cell table:formula="oooc:=CEILING(([.R50]-[.V50]/2);[.V50])" office:value-type="float" office:value="20.58">
            <text:p>20.58</text:p>
          </table:table-cell>
          <table:table-cell table:formula="oooc:=CEILING(([.T50]-[.W50]/2);[.W50])" office:value-type="float" office:value="1200">
            <text:p>1200</text:p>
          </table:table-cell>
          <table:table-cell table:formula="oooc:=[.F49]" office:value-type="float" office:value="129.163422634389">
            <text:p>129.1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6">
            <text:p>1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7348254287.46984">
            <text:p>7348254287.47</text:p>
          </table:table-cell>
          <table:table-cell table:formula="oooc:=[.AA44]/[.M50]" office:value-type="float" office:value="2.6455263031859">
            <text:p>2.65</text:p>
          </table:table-cell>
          <table:table-cell table:formula="oooc:=([.D50]/[.C50])/([.R50]/[.Q50])" office:value-type="float" office:value="0.991064987533136">
            <text:p>0.99</text:p>
          </table:table-cell>
          <table:table-cell/>
          <table:table-cell table:formula="oooc:=[.I50]^[$globals.$C$23]*[$globals.$C$32]/[.R50]*[.K50]*[.Y50]" office:value-type="float" office:value="11892218517.2356">
            <text:p>11892218517.24</text:p>
          </table:table-cell>
          <table:table-cell table:formula="oooc:=[.S50]/[.H50]" office:value-type="float" office:value="20.579028634464">
            <text:p>20.58</text:p>
          </table:table-cell>
          <table:table-cell table:formula="oooc:=[.I50]/[.J50]" office:value-type="float" office:value="3498.43486785889">
            <text:p>3498.43</text:p>
          </table:table-cell>
          <table:table-cell table:formula="oooc:=[.$D50]*[$globals.$C$34]/[.$K50]" office:value-type="float" office:value="1234.8">
            <text:p>1234.8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227.411113501345">
            <text:p>227.4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682.56301879883">
            <text:p>3682.56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27000000000">
            <text:p>27,000,000,000</text:p>
          </table:table-cell>
          <table:table-cell table:formula="oooc:=CEILING(([.R53]-[.V53]/2);[.V53])" office:value-type="float" office:value="10.52">
            <text:p>10.52</text:p>
          </table:table-cell>
          <table:table-cell table:formula="oooc:=CEILING(([.T53]-[.W53]/2);[.W53])" office:value-type="float" office:value="630">
            <text:p>630</text:p>
          </table:table-cell>
          <table:table-cell table:formula="oooc:=[.F52]" office:value-type="float" office:value="227.411113501345">
            <text:p>227.41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6">
            <text:p>1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28278967662.7997">
            <text:p>28278967662.8</text:p>
          </table:table-cell>
          <table:table-cell table:formula="oooc:=[.AA52]/[.M53]" office:value-type="float" office:value="20.623100777727">
            <text:p>20.62</text:p>
          </table:table-cell>
          <table:table-cell table:formula="oooc:=([.D53]/[.C53])/([.R53]/[.Q53])" office:value-type="float" office:value="0.996926559431703">
            <text:p>1</text:p>
          </table:table-cell>
          <table:table-cell/>
          <table:table-cell table:formula="oooc:=[.I53]^[$globals.$C$23]*[$globals.$C$32]/[.R53]*[.K53]*[.Y53]" office:value-type="float" office:value="26921133016.2905">
            <text:p>26921133016.29</text:p>
          </table:table-cell>
          <table:table-cell table:formula="oooc:=[.S53]/[.H53]" office:value-type="float" office:value="10.5216086251395">
            <text:p>10.52</text:p>
          </table:table-cell>
          <table:table-cell table:formula="oooc:=[.I53]/[.J53]" office:value-type="float" office:value="3682.56301879883">
            <text:p>3682.56</text:p>
          </table:table-cell>
          <table:table-cell table:formula="oooc:=[.$D53]*[$globals.$C$34]/[.$K53]" office:value-type="float" office:value="631.2">
            <text:p>631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41000000000">
            <text:p>41,000,000,000</text:p>
          </table:table-cell>
          <table:table-cell table:formula="oooc:=CEILING(([.R54]-[.V54]/2);[.V54])" office:value-type="float" office:value="13.18">
            <text:p>13.18</text:p>
          </table:table-cell>
          <table:table-cell table:formula="oooc:=CEILING(([.T54]-[.W54]/2);[.W54])" office:value-type="float" office:value="790">
            <text:p>790</text:p>
          </table:table-cell>
          <table:table-cell table:formula="oooc:=[.F53]" office:value-type="float" office:value="227.411113501345">
            <text:p>227.41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6">
            <text:p>1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42915890528.5611">
            <text:p>42915890528.56</text:p>
          </table:table-cell>
          <table:table-cell table:formula="oooc:=[.AA52]/[.M54]" office:value-type="float" office:value="13.5893719742778">
            <text:p>13.59</text:p>
          </table:table-cell>
          <table:table-cell table:formula="oooc:=([.D54]/[.C54])/([.R54]/[.Q54])" office:value-type="float" office:value="0.996267420568179">
            <text:p>1</text:p>
          </table:table-cell>
          <table:table-cell/>
          <table:table-cell table:formula="oooc:=[.I54]^[$globals.$C$23]*[$globals.$C$32]/[.R54]*[.K54]*[.Y54]" office:value-type="float" office:value="40855253671.5045">
            <text:p>40855253671.5</text:p>
          </table:table-cell>
          <table:table-cell table:formula="oooc:=[.S54]/[.H54]" office:value-type="float" office:value="13.1826747315455">
            <text:p>13.18</text:p>
          </table:table-cell>
          <table:table-cell table:formula="oooc:=[.I54]/[.J54]" office:value-type="float" office:value="4613.93615604091">
            <text:p>4613.94</text:p>
          </table:table-cell>
          <table:table-cell table:formula="oooc:=[.$D54]*[$globals.$C$34]/[.$K54]" office:value-type="float" office:value="790.8">
            <text:p>790.8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62000000000">
            <text:p>62,000,000,000</text:p>
          </table:table-cell>
          <table:table-cell table:formula="oooc:=CEILING(([.R55]-[.V55]/2);[.V55])" office:value-type="float" office:value="16.52">
            <text:p>16.52</text:p>
          </table:table-cell>
          <table:table-cell table:formula="oooc:=CEILING(([.T55]-[.W55]/2);[.W55])" office:value-type="float" office:value="990">
            <text:p>990</text:p>
          </table:table-cell>
          <table:table-cell table:formula="oooc:=[.F54]" office:value-type="float" office:value="227.411113501345">
            <text:p>227.41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6">
            <text:p>1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65128744507.9633">
            <text:p>65128744507.96</text:p>
          </table:table-cell>
          <table:table-cell table:formula="oooc:=[.AA52]/[.M55]" office:value-type="float" office:value="8.95457150918504">
            <text:p>8.95</text:p>
          </table:table-cell>
          <table:table-cell table:formula="oooc:=([.D55]/[.C55])/([.R55]/[.Q55])" office:value-type="float" office:value="1.00022087150902">
            <text:p>1</text:p>
          </table:table-cell>
          <table:table-cell/>
          <table:table-cell table:formula="oooc:=[.I55]^[$globals.$C$23]*[$globals.$C$32]/[.R55]*[.K55]*[.Y55]" office:value-type="float" office:value="62001541746.1423">
            <text:p>62001541746.14</text:p>
          </table:table-cell>
          <table:table-cell table:formula="oooc:=[.S55]/[.H55]" office:value-type="float" office:value="16.5167627184406">
            <text:p>16.52</text:p>
          </table:table-cell>
          <table:table-cell table:formula="oooc:=[.I55]/[.J55]" office:value-type="float" office:value="5780.8669514542">
            <text:p>5780.87</text:p>
          </table:table-cell>
          <table:table-cell table:formula="oooc:=[.$D55]*[$globals.$C$34]/[.$K55]" office:value-type="float" office:value="991.2">
            <text:p>991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94000000000">
            <text:p>94,000,000,000</text:p>
          </table:table-cell>
          <table:table-cell table:formula="oooc:=CEILING(([.R56]-[.V56]/2);[.V56])" office:value-type="float" office:value="20.69">
            <text:p>20.69</text:p>
          </table:table-cell>
          <table:table-cell table:formula="oooc:=CEILING(([.T56]-[.W56]/2);[.W56])" office:value-type="float" office:value="1200">
            <text:p>1200</text:p>
          </table:table-cell>
          <table:table-cell table:formula="oooc:=[.F55]" office:value-type="float" office:value="227.411113501345">
            <text:p>227.41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6">
            <text:p>1.6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98838758999.0851">
            <text:p>98838758999.09</text:p>
          </table:table-cell>
          <table:table-cell table:formula="oooc:=[.AA52]/[.M56]" office:value-type="float" office:value="5.90051924878376">
            <text:p>5.9</text:p>
          </table:table-cell>
          <table:table-cell table:formula="oooc:=([.D56]/[.C56])/([.R56]/[.Q56])" office:value-type="float" office:value="1.0007909755487">
            <text:p>1</text:p>
          </table:table-cell>
          <table:table-cell/>
          <table:table-cell table:formula="oooc:=[.I56]^[$globals.$C$23]*[$globals.$C$32]/[.R56]*[.K56]*[.Y56]" office:value-type="float" office:value="94092946033.5194">
            <text:p>94092946033.52</text:p>
          </table:table-cell>
          <table:table-cell table:formula="oooc:=[.S56]/[.H56]" office:value-type="float" office:value="20.6940894964558">
            <text:p>20.69</text:p>
          </table:table-cell>
          <table:table-cell table:formula="oooc:=[.I56]/[.J56]" office:value-type="float" office:value="7242.93132375953">
            <text:p>7242.93</text:p>
          </table:table-cell>
          <table:table-cell table:formula="oooc:=[.$D56]*[$globals.$C$34]/[.$K56]" office:value-type="float" office:value="1241.4">
            <text:p>1241.4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40000000000">
            <text:p>140,000,000,000</text:p>
          </table:table-cell>
          <table:table-cell table:formula="oooc:=CEILING(([.R57]-[.V57]/2);[.V57])" office:value-type="float" office:value="25.93">
            <text:p>25.93</text:p>
          </table:table-cell>
          <table:table-cell table:formula="oooc:=CEILING(([.T57]-[.W57]/2);[.W57])" office:value-type="float" office:value="1600">
            <text:p>1600</text:p>
          </table:table-cell>
          <table:table-cell table:formula="oooc:=[.F56]" office:value-type="float" office:value="227.411113501345">
            <text:p>227.41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6">
            <text:p>1.6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49996754187.158">
            <text:p>149996754187.16</text:p>
          </table:table-cell>
          <table:table-cell table:formula="oooc:=[.AA52]/[.M57]" office:value-type="float" office:value="3.88808413328939">
            <text:p>3.89</text:p>
          </table:table-cell>
          <table:table-cell table:formula="oooc:=([.D57]/[.C57])/([.R57]/[.Q57])" office:value-type="float" office:value="1.02004283312921">
            <text:p>1.02</text:p>
          </table:table-cell>
          <table:table-cell/>
          <table:table-cell table:formula="oooc:=[.I57]^[$globals.$C$23]*[$globals.$C$32]/[.R57]*[.K57]*[.Y57]" office:value-type="float" office:value="142794553876.036">
            <text:p>142794553876.04</text:p>
          </table:table-cell>
          <table:table-cell table:formula="oooc:=[.S57]/[.H57]" office:value-type="float" office:value="25.9279222803871">
            <text:p>25.93</text:p>
          </table:table-cell>
          <table:table-cell table:formula="oooc:=[.I57]/[.J57]" office:value-type="float" office:value="9074.7727981355">
            <text:p>9074.77</text:p>
          </table:table-cell>
          <table:table-cell table:formula="oooc:=[.$D57]*[$globals.$C$34]/[.$K57]" office:value-type="float" office:value="1555.8">
            <text:p>1555.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20000000000">
            <text:p>220,000,000,000</text:p>
          </table:table-cell>
          <table:table-cell table:formula="oooc:=CEILING(([.R58]-[.V58]/2);[.V58])" office:value-type="float" office:value="32.49">
            <text:p>32.49</text:p>
          </table:table-cell>
          <table:table-cell table:formula="oooc:=CEILING(([.T58]-[.W58]/2);[.W58])" office:value-type="float" office:value="1900">
            <text:p>1900</text:p>
          </table:table-cell>
          <table:table-cell table:formula="oooc:=[.F57]" office:value-type="float" office:value="227.411113501345">
            <text:p>227.41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6">
            <text:p>1.6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27633637800.846">
            <text:p>227633637800.85</text:p>
          </table:table-cell>
          <table:table-cell table:formula="oooc:=[.AA52]/[.M58]" office:value-type="float" office:value="2.56201150952143">
            <text:p>2.56</text:p>
          </table:table-cell>
          <table:table-cell table:formula="oooc:=([.D58]/[.C58])/([.R58]/[.Q58])" office:value-type="float" office:value="0.985154039653445">
            <text:p>0.99</text:p>
          </table:table-cell>
          <table:table-cell/>
          <table:table-cell table:formula="oooc:=[.I58]^[$globals.$C$23]*[$globals.$C$32]/[.R58]*[.K58]*[.Y58]" office:value-type="float" office:value="216703647576.22">
            <text:p>216703647576.22</text:p>
          </table:table-cell>
          <table:table-cell table:formula="oooc:=[.S58]/[.H58]" office:value-type="float" office:value="32.4854666301182">
            <text:p>32.49</text:p>
          </table:table-cell>
          <table:table-cell table:formula="oooc:=[.I58]/[.J58]" office:value-type="float" office:value="11369.9133205414">
            <text:p>11369.91</text:p>
          </table:table-cell>
          <table:table-cell table:formula="oooc:=[.$D58]*[$globals.$C$34]/[.$K58]" office:value-type="float" office:value="1949.4">
            <text:p>1949.4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9">
            <text:p>1.9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9.09090909090909">
            <text:p>9.0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4.78">
            <text:p>4.78</text:p>
          </table:table-cell>
          <table:table-cell table:formula="oooc:=CEILING(([.T5]-[.W5]/2);[.W5])" office:value-type="float" office:value="290">
            <text:p>29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5">
            <text:p>0.5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1">
            <text:p>11</text:p>
          </table:table-cell>
          <table:table-cell table:formula="oooc:=[.AA4]/[.M5]" office:value-type="float" office:value="72.7272727272727">
            <text:p>72.73</text:p>
          </table:table-cell>
          <table:table-cell table:formula="oooc:=([.D5]/[.C5])/([.R5]/[.Q5])" office:value-type="float" office:value="1.0439759">
            <text:p>1.04</text:p>
          </table:table-cell>
          <table:table-cell/>
          <table:table-cell table:formula="oooc:=[.I5]^[$globals.$C$23]*[$globals.$C$32]/[.R5]*[.K5]*[.Y5]" office:value-type="float" office:value="104.5">
            <text:p>104.5</text:p>
          </table:table-cell>
          <table:table-cell table:formula="oooc:=[.S5]/[.H5]" office:value-type="float" office:value="4.78468899521531">
            <text:p>4.78</text:p>
          </table:table-cell>
          <table:table-cell table:formula="oooc:=[.I5]/[.J5]" office:value-type="float" office:value="9.09090909090909">
            <text:p>9.09</text:p>
          </table:table-cell>
          <table:table-cell table:formula="oooc:=[.$D5]*[$globals.$C$34]/[.$K5]" office:value-type="float" office:value="286.8">
            <text:p>286.8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60">
            <text:p>160</text:p>
          </table:table-cell>
          <table:table-cell table:formula="oooc:=CEILING(([.R6]-[.V6]/2);[.V6])" office:value-type="float" office:value="5.99">
            <text:p>5.99</text:p>
          </table:table-cell>
          <table:table-cell table:formula="oooc:=CEILING(([.T6]-[.W6]/2);[.W6])" office:value-type="float" office:value="360">
            <text:p>36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55">
            <text:p>0.5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6.6934946651244">
            <text:p>16.69</text:p>
          </table:table-cell>
          <table:table-cell table:formula="oooc:=[.AA4]/[.M6]" office:value-type="float" office:value="47.9228595358968">
            <text:p>47.92</text:p>
          </table:table-cell>
          <table:table-cell table:formula="oooc:=([.D6]/[.C6])/([.R6]/[.Q6])" office:value-type="float" office:value="0.990381685360829">
            <text:p>0.99</text:p>
          </table:table-cell>
          <table:table-cell/>
          <table:table-cell table:formula="oooc:=[.I6]^[$globals.$C$23]*[$globals.$C$32]/[.R6]*[.K6]*[.Y6]" office:value-type="float" office:value="158.588199318682">
            <text:p>158.59</text:p>
          </table:table-cell>
          <table:table-cell table:formula="oooc:=[.S6]/[.H6]" office:value-type="float" office:value="5.99480563882808">
            <text:p>5.99</text:p>
          </table:table-cell>
          <table:table-cell table:formula="oooc:=[.I6]/[.J6]" office:value-type="float" office:value="11.3901307137733">
            <text:p>11.39</text:p>
          </table:table-cell>
          <table:table-cell table:formula="oooc:=[.$D6]*[$globals.$C$34]/[.$K6]" office:value-type="float" office:value="359.4">
            <text:p>359.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40">
            <text:p>240</text:p>
          </table:table-cell>
          <table:table-cell table:formula="oooc:=CEILING(([.R7]-[.V7]/2);[.V7])" office:value-type="float" office:value="7.51">
            <text:p>7.51</text:p>
          </table:table-cell>
          <table:table-cell table:formula="oooc:=CEILING(([.T7]-[.W7]/2);[.W7])" office:value-type="float" office:value="450">
            <text:p>45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55">
            <text:p>0.5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5.3338876485943">
            <text:p>25.33</text:p>
          </table:table-cell>
          <table:table-cell table:formula="oooc:=[.AA4]/[.M7]" office:value-type="float" office:value="31.5782564088379">
            <text:p>31.58</text:p>
          </table:table-cell>
          <table:table-cell table:formula="oooc:=([.D7]/[.C7])/([.R7]/[.Q7])" office:value-type="float" office:value="1.00266912126435">
            <text:p>1</text:p>
          </table:table-cell>
          <table:table-cell/>
          <table:table-cell table:formula="oooc:=[.I7]^[$globals.$C$23]*[$globals.$C$32]/[.R7]*[.K7]*[.Y7]" office:value-type="float" office:value="240.671932661645">
            <text:p>240.67</text:p>
          </table:table-cell>
          <table:table-cell table:formula="oooc:=[.S7]/[.H7]" office:value-type="float" office:value="7.51097818129091">
            <text:p>7.51</text:p>
          </table:table-cell>
          <table:table-cell table:formula="oooc:=[.I7]/[.J7]" office:value-type="float" office:value="14.2708585444527">
            <text:p>14.27</text:p>
          </table:table-cell>
          <table:table-cell table:formula="oooc:=[.$D7]*[$globals.$C$34]/[.$K7]" office:value-type="float" office:value="450.6">
            <text:p>450.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70">
            <text:p>370</text:p>
          </table:table-cell>
          <table:table-cell table:formula="oooc:=CEILING(([.R8]-[.V8]/2);[.V8])" office:value-type="float" office:value="9.41">
            <text:p>9.41</text:p>
          </table:table-cell>
          <table:table-cell table:formula="oooc:=CEILING(([.T8]-[.W8]/2);[.W8])" office:value-type="float" office:value="560">
            <text:p>56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55">
            <text:p>0.5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38.4464653007881">
            <text:p>38.45</text:p>
          </table:table-cell>
          <table:table-cell table:formula="oooc:=[.AA4]/[.M8]" office:value-type="float" office:value="20.8081547612025">
            <text:p>20.81</text:p>
          </table:table-cell>
          <table:table-cell table:formula="oooc:=([.D8]/[.C8])/([.R8]/[.Q8])" office:value-type="float" office:value="0.987074718621269">
            <text:p>0.99</text:p>
          </table:table-cell>
          <table:table-cell/>
          <table:table-cell table:formula="oooc:=[.I8]^[$globals.$C$23]*[$globals.$C$32]/[.R8]*[.K8]*[.Y8]" office:value-type="float" office:value="365.241420357487">
            <text:p>365.24</text:p>
          </table:table-cell>
          <table:table-cell table:formula="oooc:=[.S8]/[.H8]" office:value-type="float" office:value="9.41061256005234">
            <text:p>9.41</text:p>
          </table:table-cell>
          <table:table-cell table:formula="oooc:=[.I8]/[.J8]" office:value-type="float" office:value="17.8801638640994">
            <text:p>17.88</text:p>
          </table:table-cell>
          <table:table-cell table:formula="oooc:=[.$D8]*[$globals.$C$34]/[.$K8]" office:value-type="float" office:value="564.6">
            <text:p>564.6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50">
            <text:p>550</text:p>
          </table:table-cell>
          <table:table-cell table:formula="oooc:=CEILING(([.R9]-[.V9]/2);[.V9])" office:value-type="float" office:value="11.79">
            <text:p>11.79</text:p>
          </table:table-cell>
          <table:table-cell table:formula="oooc:=CEILING(([.T9]-[.W9]/2);[.W9])" office:value-type="float" office:value="710">
            <text:p>71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55">
            <text:p>0.5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58.3459875810542">
            <text:p>58.35</text:p>
          </table:table-cell>
          <table:table-cell table:formula="oooc:=[.AA4]/[.M9]" office:value-type="float" office:value="13.7113113200568">
            <text:p>13.71</text:p>
          </table:table-cell>
          <table:table-cell table:formula="oooc:=([.D9]/[.C9])/([.R9]/[.Q9])" office:value-type="float" office:value="1.00773520132405">
            <text:p>1.01</text:p>
          </table:table-cell>
          <table:table-cell/>
          <table:table-cell table:formula="oooc:=[.I9]^[$globals.$C$23]*[$globals.$C$32]/[.R9]*[.K9]*[.Y9]" office:value-type="float" office:value="554.286882020015">
            <text:p>554.29</text:p>
          </table:table-cell>
          <table:table-cell table:formula="oooc:=[.S9]/[.H9]" office:value-type="float" office:value="11.7906917871241">
            <text:p>11.79</text:p>
          </table:table-cell>
          <table:table-cell table:formula="oooc:=[.I9]/[.J9]" office:value-type="float" office:value="22.4023143955357">
            <text:p>22.4</text:p>
          </table:table-cell>
          <table:table-cell table:formula="oooc:=[.$D9]*[$globals.$C$34]/[.$K9]" office:value-type="float" office:value="707.4">
            <text:p>707.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40">
            <text:p>840</text:p>
          </table:table-cell>
          <table:table-cell table:formula="oooc:=CEILING(([.R10]-[.V10]/2);[.V10])" office:value-type="float" office:value="14.77">
            <text:p>14.77</text:p>
          </table:table-cell>
          <table:table-cell table:formula="oooc:=CEILING(([.T10]-[.W10]/2);[.W10])" office:value-type="float" office:value="890">
            <text:p>89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55">
            <text:p>0.5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88.5453120377948">
            <text:p>88.55</text:p>
          </table:table-cell>
          <table:table-cell table:formula="oooc:=[.AA4]/[.M10]" office:value-type="float" office:value="9.03492213860545">
            <text:p>9.03</text:p>
          </table:table-cell>
          <table:table-cell table:formula="oooc:=([.D10]/[.C10])/([.R10]/[.Q10])" office:value-type="float" office:value="1.00122043988582">
            <text:p>1</text:p>
          </table:table-cell>
          <table:table-cell/>
          <table:table-cell table:formula="oooc:=[.I10]^[$globals.$C$23]*[$globals.$C$32]/[.R10]*[.K10]*[.Y10]" office:value-type="float" office:value="841.180464359051">
            <text:p>841.18</text:p>
          </table:table-cell>
          <table:table-cell table:formula="oooc:=[.S10]/[.H10]" office:value-type="float" office:value="14.7727272727273">
            <text:p>14.77</text:p>
          </table:table-cell>
          <table:table-cell table:formula="oooc:=[.I10]/[.J10]" office:value-type="float" office:value="28.0681818181818">
            <text:p>28.07</text:p>
          </table:table-cell>
          <table:table-cell table:formula="oooc:=[.$D10]*[$globals.$C$34]/[.$K10]" office:value-type="float" office:value="886.2">
            <text:p>886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31496259351621">
            <text:p>3.31</text:p>
          </table:table-cell>
          <table:table-cell/>
          <table:table-cell table:style-name="ce12" office:value-type="float" office:value="9">
            <text:p>9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600">
            <text:p>3,600</text:p>
          </table:table-cell>
          <table:table-cell table:formula="oooc:=CEILING(([.R13]-[.V13]/2);[.V13])" office:value-type="float" office:value="4.01">
            <text:p>4.01</text:p>
          </table:table-cell>
          <table:table-cell table:formula="oooc:=CEILING(([.T13]-[.W13]/2);[.W13])" office:value-type="float" office:value="240">
            <text:p>240</text:p>
          </table:table-cell>
          <table:table-cell table:formula="oooc:=[.F12]" office:value-type="float" office:value="3.31496259351621">
            <text:p>3.31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278.801285320384">
            <text:p>278.8</text:p>
          </table:table-cell>
          <table:table-cell table:formula="oooc:=[.AA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3]*[$globals.$C$32]/[.R13]*[.K13]*[.Y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[.$D13]*[$globals.$C$34]/[.$K13]" office:value-type="float" office:value="240.6">
            <text:p>240.6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400">
            <text:p>5,400</text:p>
          </table:table-cell>
          <table:table-cell table:formula="oooc:=CEILING(([.R14]-[.V14]/2);[.V14])" office:value-type="float" office:value="5.03">
            <text:p>5.03</text:p>
          </table:table-cell>
          <table:table-cell table:formula="oooc:=CEILING(([.T14]-[.W14]/2);[.W14])" office:value-type="float" office:value="300">
            <text:p>300</text:p>
          </table:table-cell>
          <table:table-cell table:formula="oooc:=[.F13]" office:value-type="float" office:value="3.31496259351621">
            <text:p>3.31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23.106160829605">
            <text:p>423.11</text:p>
          </table:table-cell>
          <table:table-cell table:formula="oooc:=[.AA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3]*[$globals.$C$32]/[.R14]*[.K14]*[.Y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[.$D14]*[$globals.$C$34]/[.$K14]" office:value-type="float" office:value="301.8">
            <text:p>301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300">
            <text:p>8,300</text:p>
          </table:table-cell>
          <table:table-cell table:formula="oooc:=CEILING(([.R15]-[.V15]/2);[.V15])" office:value-type="float" office:value="6.3">
            <text:p>6.3</text:p>
          </table:table-cell>
          <table:table-cell table:formula="oooc:=CEILING(([.T15]-[.W15]/2);[.W15])" office:value-type="float" office:value="380">
            <text:p>380</text:p>
          </table:table-cell>
          <table:table-cell table:formula="oooc:=[.F14]" office:value-type="float" office:value="3.31496259351621">
            <text:p>3.31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642.101858053662">
            <text:p>642.1</text:p>
          </table:table-cell>
          <table:table-cell table:formula="oooc:=[.AA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3]*[$globals.$C$32]/[.R15]*[.K15]*[.Y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[.$D15]*[$globals.$C$34]/[.$K15]" office:value-type="float" office:value="378">
            <text:p>37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89">
            <text:p>7.89</text:p>
          </table:table-cell>
          <table:table-cell table:formula="oooc:=CEILING(([.T16]-[.W16]/2);[.W16])" office:value-type="float" office:value="470">
            <text:p>470</text:p>
          </table:table-cell>
          <table:table-cell table:formula="oooc:=[.F15]" office:value-type="float" office:value="3.31496259351621">
            <text:p>3.31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974.447631080479">
            <text:p>974.45</text:p>
          </table:table-cell>
          <table:table-cell table:formula="oooc:=[.AA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3]*[$globals.$C$32]/[.R16]*[.K16]*[.Y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[.$D16]*[$globals.$C$34]/[.$K16]" office:value-type="float" office:value="473.4">
            <text:p>473.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9000">
            <text:p>19,000</text:p>
          </table:table-cell>
          <table:table-cell table:formula="oooc:=CEILING(([.R17]-[.V17]/2);[.V17])" office:value-type="float" office:value="9.89">
            <text:p>9.8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3.31496259351621">
            <text:p>3.31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478.81239371683">
            <text:p>1478.81</text:p>
          </table:table-cell>
          <table:table-cell table:formula="oooc:=[.AA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3]*[$globals.$C$32]/[.R17]*[.K17]*[.Y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[.$D17]*[$globals.$C$34]/[.$K17]" office:value-type="float" office:value="593.4">
            <text:p>593.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9000">
            <text:p>29,000</text:p>
          </table:table-cell>
          <table:table-cell table:formula="oooc:=CEILING(([.R18]-[.V18]/2);[.V18])" office:value-type="float" office:value="12.39">
            <text:p>12.39</text:p>
          </table:table-cell>
          <table:table-cell table:formula="oooc:=CEILING(([.T18]-[.W18]/2);[.W18])" office:value-type="float" office:value="740">
            <text:p>740</text:p>
          </table:table-cell>
          <table:table-cell table:formula="oooc:=[.F17]" office:value-type="float" office:value="3.31496259351621">
            <text:p>3.31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244.23152774833">
            <text:p>2244.23</text:p>
          </table:table-cell>
          <table:table-cell table:formula="oooc:=[.AA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3]*[$globals.$C$32]/[.R18]*[.K18]*[.Y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[.$D18]*[$globals.$C$34]/[.$K18]" office:value-type="float" office:value="743.4">
            <text:p>743.4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62634059382793">
            <text:p>9.63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96.0227272727273">
            <text:p>96.02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10000">
            <text:p>110,000</text:p>
          </table:table-cell>
          <table:table-cell table:formula="oooc:=CEILING(([.R21]-[.V21]/2);[.V21])" office:value-type="float" office:value="3.84">
            <text:p>3.84</text:p>
          </table:table-cell>
          <table:table-cell table:formula="oooc:=CEILING(([.T21]-[.W21]/2);[.W21])" office:value-type="float" office:value="230">
            <text:p>230</text:p>
          </table:table-cell>
          <table:table-cell table:formula="oooc:=[.F20]" office:value-type="float" office:value="9.62634059382793">
            <text:p>9.63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5">
            <text:p>0.5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0555.9472056701">
            <text:p>10555.95</text:p>
          </table:table-cell>
          <table:table-cell table:formula="oooc:=[.AA20]/[.M21]" office:value-type="float" office:value="68.2079955471218">
            <text:p>68.2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07713.746996634">
            <text:p>107713.75</text:p>
          </table:table-cell>
          <table:table-cell table:formula="oooc:=[.S21]/[.H21]" office:value-type="float" office:value="3.84090909090909">
            <text:p>3.84</text:p>
          </table:table-cell>
          <table:table-cell table:formula="oooc:=[.I21]/[.J21]" office:value-type="float" office:value="96.0227272727273">
            <text:p>96.02</text:p>
          </table:table-cell>
          <table:table-cell table:formula="oooc:=[.$D21]*[$globals.$C$34]/[.$K21]" office:value-type="float" office:value="230.4">
            <text:p>230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60000">
            <text:p>160,000</text:p>
          </table:table-cell>
          <table:table-cell table:formula="oooc:=CEILING(([.R22]-[.V22]/2);[.V22])" office:value-type="float" office:value="4.81">
            <text:p>4.81</text:p>
          </table:table-cell>
          <table:table-cell table:formula="oooc:=CEILING(([.T22]-[.W22]/2);[.W22])" office:value-type="float" office:value="290">
            <text:p>290</text:p>
          </table:table-cell>
          <table:table-cell table:formula="oooc:=[.F21]" office:value-type="float" office:value="9.62634059382793">
            <text:p>9.63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55">
            <text:p>0.5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6019.6043966535">
            <text:p>16019.6</text:p>
          </table:table-cell>
          <table:table-cell table:formula="oooc:=[.AA20]/[.M22]" office:value-type="float" office:value="44.9449301101597">
            <text:p>44.94</text:p>
          </table:table-cell>
          <table:table-cell table:formula="oooc:=([.D22]/[.C22])/([.R22]/[.Q22])" office:value-type="float" office:value="1.02116373620682">
            <text:p>1.02</text:p>
          </table:table-cell>
          <table:table-cell/>
          <table:table-cell table:formula="oooc:=[.I22]^[$globals.$C$23]*[$globals.$C$32]/[.R22]*[.K22]*[.Y22]" office:value-type="float" office:value="163465.350986261">
            <text:p>163465.35</text:p>
          </table:table-cell>
          <table:table-cell table:formula="oooc:=[.S22]/[.H22]" office:value-type="float" office:value="4.81233022656924">
            <text:p>4.81</text:p>
          </table:table-cell>
          <table:table-cell table:formula="oooc:=[.I22]/[.J22]" office:value-type="float" office:value="120.308255664231">
            <text:p>120.31</text:p>
          </table:table-cell>
          <table:table-cell table:formula="oooc:=[.$D22]*[$globals.$C$34]/[.$K22]" office:value-type="float" office:value="288.6">
            <text:p>28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50000">
            <text:p>250,000</text:p>
          </table:table-cell>
          <table:table-cell table:formula="oooc:=CEILING(([.R23]-[.V23]/2);[.V23])" office:value-type="float" office:value="6.03">
            <text:p>6.03</text:p>
          </table:table-cell>
          <table:table-cell table:formula="oooc:=CEILING(([.T23]-[.W23]/2);[.W23])" office:value-type="float" office:value="360">
            <text:p>360</text:p>
          </table:table-cell>
          <table:table-cell table:formula="oooc:=[.F22]" office:value-type="float" office:value="9.62634059382793">
            <text:p>9.63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55">
            <text:p>0.5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4311.1982302672">
            <text:p>24311.2</text:p>
          </table:table-cell>
          <table:table-cell table:formula="oooc:=[.AA20]/[.M23]" office:value-type="float" office:value="29.6159816221484">
            <text:p>29.62</text:p>
          </table:table-cell>
          <table:table-cell table:formula="oooc:=([.D23]/[.C23])/([.R23]/[.Q23])" office:value-type="float" office:value="0.992386339989403">
            <text:p>0.99</text:p>
          </table:table-cell>
          <table:table-cell/>
          <table:table-cell table:formula="oooc:=[.I23]^[$globals.$C$23]*[$globals.$C$32]/[.R23]*[.K23]*[.Y23]" office:value-type="float" office:value="248073.451329257">
            <text:p>248073.45</text:p>
          </table:table-cell>
          <table:table-cell table:formula="oooc:=[.S23]/[.H23]" office:value-type="float" office:value="6.02943773503127">
            <text:p>6.03</text:p>
          </table:table-cell>
          <table:table-cell table:formula="oooc:=[.I23]/[.J23]" office:value-type="float" office:value="150.735943375782">
            <text:p>150.74</text:p>
          </table:table-cell>
          <table:table-cell table:formula="oooc:=[.$D23]*[$globals.$C$34]/[.$K23]" office:value-type="float" office:value="361.8">
            <text:p>361.8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380000">
            <text:p>380,000</text:p>
          </table:table-cell>
          <table:table-cell table:formula="oooc:=CEILING(([.R24]-[.V24]/2);[.V24])" office:value-type="float" office:value="7.55">
            <text:p>7.55</text:p>
          </table:table-cell>
          <table:table-cell table:formula="oooc:=CEILING(([.T24]-[.W24]/2);[.W24])" office:value-type="float" office:value="450">
            <text:p>450</text:p>
          </table:table-cell>
          <table:table-cell table:formula="oooc:=[.F23]" office:value-type="float" office:value="9.62634059382793">
            <text:p>9.63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55">
            <text:p>0.5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36894.4416327043">
            <text:p>36894.44</text:p>
          </table:table-cell>
          <table:table-cell table:formula="oooc:=[.AA20]/[.M24]" office:value-type="float" office:value="19.5151347503189">
            <text:p>19.52</text:p>
          </table:table-cell>
          <table:table-cell table:formula="oooc:=([.D24]/[.C24])/([.R24]/[.Q24])" office:value-type="float" office:value="0.990147769485817">
            <text:p>0.99</text:p>
          </table:table-cell>
          <table:table-cell/>
          <table:table-cell table:formula="oooc:=[.I24]^[$globals.$C$23]*[$globals.$C$32]/[.R24]*[.K24]*[.Y24]" office:value-type="float" office:value="376473.894211268">
            <text:p>376473.89</text:p>
          </table:table-cell>
          <table:table-cell table:formula="oooc:=[.S24]/[.H24]" office:value-type="float" office:value="7.55436923258201">
            <text:p>7.55</text:p>
          </table:table-cell>
          <table:table-cell table:formula="oooc:=[.I24]/[.J24]" office:value-type="float" office:value="188.85923081455">
            <text:p>188.86</text:p>
          </table:table-cell>
          <table:table-cell table:formula="oooc:=[.$D24]*[$globals.$C$34]/[.$K24]" office:value-type="float" office:value="453">
            <text:p>453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570000">
            <text:p>570,000</text:p>
          </table:table-cell>
          <table:table-cell table:formula="oooc:=CEILING(([.R25]-[.V25]/2);[.V25])" office:value-type="float" office:value="9.46">
            <text:p>9.46</text:p>
          </table:table-cell>
          <table:table-cell table:formula="oooc:=CEILING(([.T25]-[.W25]/2);[.W25])" office:value-type="float" office:value="570">
            <text:p>570</text:p>
          </table:table-cell>
          <table:table-cell table:formula="oooc:=[.F24]" office:value-type="float" office:value="9.62634059382793">
            <text:p>9.63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55">
            <text:p>0.5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55990.6513243902">
            <text:p>55990.65</text:p>
          </table:table-cell>
          <table:table-cell table:formula="oooc:=[.AA20]/[.M25]" office:value-type="float" office:value="12.8592895951249">
            <text:p>12.86</text:p>
          </table:table-cell>
          <table:table-cell table:formula="oooc:=([.D25]/[.C25])/([.R25]/[.Q25])" office:value-type="float" office:value="1.00181175539094">
            <text:p>1</text:p>
          </table:table-cell>
          <table:table-cell/>
          <table:table-cell table:formula="oooc:=[.I25]^[$globals.$C$23]*[$globals.$C$32]/[.R25]*[.K25]*[.Y25]" office:value-type="float" office:value="571333.176779492">
            <text:p>571333.18</text:p>
          </table:table-cell>
          <table:table-cell table:formula="oooc:=[.S25]/[.H25]" office:value-type="float" office:value="9.46497783211384">
            <text:p>9.46</text:p>
          </table:table-cell>
          <table:table-cell table:formula="oooc:=[.I25]/[.J25]" office:value-type="float" office:value="236.624445802846">
            <text:p>236.62</text:p>
          </table:table-cell>
          <table:table-cell table:formula="oooc:=[.$D25]*[$globals.$C$34]/[.$K25]" office:value-type="float" office:value="567.6">
            <text:p>56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870000">
            <text:p>870,000</text:p>
          </table:table-cell>
          <table:table-cell table:formula="oooc:=CEILING(([.R26]-[.V26]/2);[.V26])" office:value-type="float" office:value="11.86">
            <text:p>11.86</text:p>
          </table:table-cell>
          <table:table-cell table:formula="oooc:=CEILING(([.T26]-[.W26]/2);[.W26])" office:value-type="float" office:value="710">
            <text:p>710</text:p>
          </table:table-cell>
          <table:table-cell table:formula="oooc:=[.F25]" office:value-type="float" office:value="9.62634059382793">
            <text:p>9.63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55">
            <text:p>0.5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84970.8762891408">
            <text:p>84970.88</text:p>
          </table:table-cell>
          <table:table-cell table:formula="oooc:=[.AA20]/[.M26]" office:value-type="float" office:value="8.47349152373065">
            <text:p>8.47</text:p>
          </table:table-cell>
          <table:table-cell table:formula="oooc:=([.D26]/[.C26])/([.R26]/[.Q26])" office:value-type="float" office:value="0.996709191777699">
            <text:p>1</text:p>
          </table:table-cell>
          <table:table-cell/>
          <table:table-cell table:formula="oooc:=[.I26]^[$globals.$C$23]*[$globals.$C$32]/[.R26]*[.K26]*[.Y26]" office:value-type="float" office:value="867049.758052457">
            <text:p>867049.76</text:p>
          </table:table-cell>
          <table:table-cell table:formula="oooc:=[.S26]/[.H26]" office:value-type="float" office:value="11.8588068181818">
            <text:p>11.86</text:p>
          </table:table-cell>
          <table:table-cell table:formula="oooc:=[.I26]/[.J26]" office:value-type="float" office:value="296.470170454545">
            <text:p>296.47</text:p>
          </table:table-cell>
          <table:table-cell table:formula="oooc:=[.$D26]*[$globals.$C$34]/[.$K26]" office:value-type="float" office:value="711.6">
            <text:p>711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4.8270648627012">
            <text:p>14.8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312.073863636364">
            <text:p>312.07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1700000">
            <text:p>1,700,000</text:p>
          </table:table-cell>
          <table:table-cell table:formula="oooc:=CEILING(([.R29]-[.V29]/2);[.V29])" office:value-type="float" office:value="6.93">
            <text:p>6.93</text:p>
          </table:table-cell>
          <table:table-cell table:formula="oooc:=CEILING(([.T29]-[.W29]/2);[.W29])" office:value-type="float" office:value="420">
            <text:p>420</text:p>
          </table:table-cell>
          <table:table-cell table:formula="oooc:=[.F28]" office:value-type="float" office:value="14.8270648627012">
            <text:p>14.8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5">
            <text:p>0.5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27001.294301661">
            <text:p>327001.29</text:p>
          </table:table-cell>
          <table:table-cell table:formula="oooc:=[.AA28]/[.M29]" office:value-type="float" office:value="66.0547844195194">
            <text:p>66.05</text:p>
          </table:table-cell>
          <table:table-cell table:formula="oooc:=([.D29]/[.C29])/([.R29]/[.Q29])" office:value-type="float" office:value="1.00871222889859">
            <text:p>1.01</text:p>
          </table:table-cell>
          <table:table-cell/>
          <table:table-cell table:formula="oooc:=[.I29]^[$globals.$C$23]*[$globals.$C$32]/[.R29]*[.K29]*[.Y29]" office:value-type="float" office:value="1716041.77767635">
            <text:p>1716041.78</text:p>
          </table:table-cell>
          <table:table-cell table:formula="oooc:=[.S29]/[.H29]" office:value-type="float" office:value="6.93497474747475">
            <text:p>6.93</text:p>
          </table:table-cell>
          <table:table-cell table:formula="oooc:=[.I29]/[.J29]" office:value-type="float" office:value="312.073863636364">
            <text:p>312.07</text:p>
          </table:table-cell>
          <table:table-cell table:formula="oooc:=[.$D29]*[$globals.$C$34]/[.$K29]" office:value-type="float" office:value="415.8">
            <text:p>415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2600000">
            <text:p>2,600,000</text:p>
          </table:table-cell>
          <table:table-cell table:formula="oooc:=CEILING(([.R30]-[.V30]/2);[.V30])" office:value-type="float" office:value="8.69">
            <text:p>8.69</text:p>
          </table:table-cell>
          <table:table-cell table:formula="oooc:=CEILING(([.T30]-[.W30]/2);[.W30])" office:value-type="float" office:value="520">
            <text:p>520</text:p>
          </table:table-cell>
          <table:table-cell table:formula="oooc:=[.F29]" office:value-type="float" office:value="14.8270648627012">
            <text:p>14.8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55">
            <text:p>0.5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496254.032901231">
            <text:p>496254.03</text:p>
          </table:table-cell>
          <table:table-cell table:formula="oooc:=[.AA28]/[.M30]" office:value-type="float" office:value="43.5260946368954">
            <text:p>43.53</text:p>
          </table:table-cell>
          <table:table-cell table:formula="oooc:=([.D30]/[.C30])/([.R30]/[.Q30])" office:value-type="float" office:value="1.00175746039888">
            <text:p>1</text:p>
          </table:table-cell>
          <table:table-cell/>
          <table:table-cell table:formula="oooc:=[.I30]^[$globals.$C$23]*[$globals.$C$32]/[.R30]*[.K30]*[.Y30]" office:value-type="float" office:value="2604248.56916098">
            <text:p>2604248.57</text:p>
          </table:table-cell>
          <table:table-cell table:formula="oooc:=[.S30]/[.H30]" office:value-type="float" office:value="8.68892957575002">
            <text:p>8.69</text:p>
          </table:table-cell>
          <table:table-cell table:formula="oooc:=[.I30]/[.J30]" office:value-type="float" office:value="391.001830908751">
            <text:p>391</text:p>
          </table:table-cell>
          <table:table-cell table:formula="oooc:=[.$D30]*[$globals.$C$34]/[.$K30]" office:value-type="float" office:value="521.4">
            <text:p>521.4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000000">
            <text:p>4,000,000</text:p>
          </table:table-cell>
          <table:table-cell table:formula="oooc:=CEILING(([.R31]-[.V31]/2);[.V31])" office:value-type="float" office:value="10.89">
            <text:p>10.89</text:p>
          </table:table-cell>
          <table:table-cell table:formula="oooc:=CEILING(([.T31]-[.W31]/2);[.W31])" office:value-type="float" office:value="650">
            <text:p>650</text:p>
          </table:table-cell>
          <table:table-cell table:formula="oooc:=[.F30]" office:value-type="float" office:value="14.8270648627012">
            <text:p>14.8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55">
            <text:p>0.5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753110.368253016">
            <text:p>753110.37</text:p>
          </table:table-cell>
          <table:table-cell table:formula="oooc:=[.AA28]/[.M31]" office:value-type="float" office:value="28.6810551421638">
            <text:p>28.68</text:p>
          </table:table-cell>
          <table:table-cell table:formula="oooc:=([.D31]/[.C31])/([.R31]/[.Q31])" office:value-type="float" office:value="0.988364708471127">
            <text:p>0.99</text:p>
          </table:table-cell>
          <table:table-cell/>
          <table:table-cell table:formula="oooc:=[.I31]^[$globals.$C$23]*[$globals.$C$32]/[.R31]*[.K31]*[.Y31]" office:value-type="float" office:value="3952182.69054061">
            <text:p>3952182.69</text:p>
          </table:table-cell>
          <table:table-cell table:formula="oooc:=[.S31]/[.H31]" office:value-type="float" office:value="10.886484799362">
            <text:p>10.89</text:p>
          </table:table-cell>
          <table:table-cell table:formula="oooc:=[.I31]/[.J31]" office:value-type="float" office:value="489.891815971291">
            <text:p>489.89</text:p>
          </table:table-cell>
          <table:table-cell table:formula="oooc:=[.$D31]*[$globals.$C$34]/[.$K31]" office:value-type="float" office:value="653.4">
            <text:p>653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6000000">
            <text:p>6,000,000</text:p>
          </table:table-cell>
          <table:table-cell table:formula="oooc:=CEILING(([.R32]-[.V32]/2);[.V32])" office:value-type="float" office:value="13.64">
            <text:p>13.64</text:p>
          </table:table-cell>
          <table:table-cell table:formula="oooc:=CEILING(([.T32]-[.W32]/2);[.W32])" office:value-type="float" office:value="820">
            <text:p>820</text:p>
          </table:table-cell>
          <table:table-cell table:formula="oooc:=[.F31]" office:value-type="float" office:value="14.8270648627012">
            <text:p>14.8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55">
            <text:p>0.5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142913.08315287">
            <text:p>1142913.08</text:p>
          </table:table-cell>
          <table:table-cell table:formula="oooc:=[.AA28]/[.M32]" office:value-type="float" office:value="18.8990749326394">
            <text:p>18.9</text:p>
          </table:table-cell>
          <table:table-cell table:formula="oooc:=([.D32]/[.C32])/([.R32]/[.Q32])" office:value-type="float" office:value="0.999644648626424">
            <text:p>1</text:p>
          </table:table-cell>
          <table:table-cell/>
          <table:table-cell table:formula="oooc:=[.I32]^[$globals.$C$23]*[$globals.$C$32]/[.R32]*[.K32]*[.Y32]" office:value-type="float" office:value="5997794.60546696">
            <text:p>5997794.61</text:p>
          </table:table-cell>
          <table:table-cell table:formula="oooc:=[.S32]/[.H32]" office:value-type="float" office:value="13.6398333366064">
            <text:p>13.64</text:p>
          </table:table-cell>
          <table:table-cell table:formula="oooc:=[.I32]/[.J32]" office:value-type="float" office:value="613.792500147289">
            <text:p>613.79</text:p>
          </table:table-cell>
          <table:table-cell table:formula="oooc:=[.$D32]*[$globals.$C$34]/[.$K32]" office:value-type="float" office:value="818.4">
            <text:p>818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9100000">
            <text:p>9,100,000</text:p>
          </table:table-cell>
          <table:table-cell table:formula="oooc:=CEILING(([.R33]-[.V33]/2);[.V33])" office:value-type="float" office:value="17.09">
            <text:p>17.09</text:p>
          </table:table-cell>
          <table:table-cell table:formula="oooc:=CEILING(([.T33]-[.W33]/2);[.W33])" office:value-type="float" office:value="1000">
            <text:p>1000</text:p>
          </table:table-cell>
          <table:table-cell table:formula="oooc:=[.F32]" office:value-type="float" office:value="14.8270648627012">
            <text:p>14.8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55">
            <text:p>0.5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1734473.95057394">
            <text:p>1734473.95</text:p>
          </table:table-cell>
          <table:table-cell table:formula="oooc:=[.AA28]/[.M33]" office:value-type="float" office:value="12.4533435586349">
            <text:p>12.45</text:p>
          </table:table-cell>
          <table:table-cell table:formula="oooc:=([.D33]/[.C33])/([.R33]/[.Q33])" office:value-type="float" office:value="1.00026801113236">
            <text:p>1</text:p>
          </table:table-cell>
          <table:table-cell/>
          <table:table-cell table:formula="oooc:=[.I33]^[$globals.$C$23]*[$globals.$C$32]/[.R33]*[.K33]*[.Y33]" office:value-type="float" office:value="9102195.65898861">
            <text:p>9102195.66</text:p>
          </table:table-cell>
          <table:table-cell table:formula="oooc:=[.S33]/[.H33]" office:value-type="float" office:value="17.0895433079833">
            <text:p>17.09</text:p>
          </table:table-cell>
          <table:table-cell table:formula="oooc:=[.I33]/[.J33]" office:value-type="float" office:value="769.02944885925">
            <text:p>769.03</text:p>
          </table:table-cell>
          <table:table-cell table:formula="oooc:=[.$D33]*[$globals.$C$34]/[.$K33]" office:value-type="float" office:value="1025.4">
            <text:p>1025.4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0">
            <text:p>10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4000000">
            <text:p>14,000,000</text:p>
          </table:table-cell>
          <table:table-cell table:formula="oooc:=CEILING(([.R34]-[.V34]/2);[.V34])" office:value-type="float" office:value="21.41">
            <text:p>21.41</text:p>
          </table:table-cell>
          <table:table-cell table:formula="oooc:=CEILING(([.T34]-[.W34]/2);[.W34])" office:value-type="float" office:value="1300">
            <text:p>1300</text:p>
          </table:table-cell>
          <table:table-cell table:formula="oooc:=[.F33]" office:value-type="float" office:value="14.8270648627012">
            <text:p>14.8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55">
            <text:p>0.5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2632221.05824575">
            <text:p>2632221.06</text:p>
          </table:table-cell>
          <table:table-cell table:formula="oooc:=[.AA28]/[.M34]" office:value-type="float" office:value="8.20599771904998">
            <text:p>8.21</text:p>
          </table:table-cell>
          <table:table-cell table:formula="oooc:=([.D34]/[.C34])/([.R34]/[.Q34])" office:value-type="float" office:value="0.98659185478254">
            <text:p>0.99</text:p>
          </table:table-cell>
          <table:table-cell/>
          <table:table-cell table:formula="oooc:=[.I34]^[$globals.$C$23]*[$globals.$C$32]/[.R34]*[.K34]*[.Y34]" office:value-type="float" office:value="13813404.9703859">
            <text:p>13813404.97</text:p>
          </table:table-cell>
          <table:table-cell table:formula="oooc:=[.S34]/[.H34]" office:value-type="float" office:value="21.4117345328283">
            <text:p>21.41</text:p>
          </table:table-cell>
          <table:table-cell table:formula="oooc:=[.I34]/[.J34]" office:value-type="float" office:value="963.528053977272">
            <text:p>963.53</text:p>
          </table:table-cell>
          <table:table-cell table:formula="oooc:=[.$D34]*[$globals.$C$34]/[.$K34]" office:value-type="float" office:value="1284.6">
            <text:p>1284.6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0.7464854066411">
            <text:p>50.75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1014.24005681818">
            <text:p>1014.24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61000000">
            <text:p>61,000,000</text:p>
          </table:table-cell>
          <table:table-cell table:formula="oooc:=CEILING(([.R37]-[.V37]/2);[.V37])" office:value-type="float" office:value="5.63">
            <text:p>5.63</text:p>
          </table:table-cell>
          <table:table-cell table:formula="oooc:=CEILING(([.T37]-[.W37]/2);[.W37])" office:value-type="float" office:value="340">
            <text:p>340</text:p>
          </table:table-cell>
          <table:table-cell table:formula="oooc:=[.F36]" office:value-type="float" office:value="50.7464854066411">
            <text:p>50.75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5">
            <text:p>0.5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0129820.1280813">
            <text:p>10129820.13</text:p>
          </table:table-cell>
          <table:table-cell table:formula="oooc:=[.AA36]/[.M37]" office:value-type="float" office:value="63.9695465276475">
            <text:p>63.97</text:p>
          </table:table-cell>
          <table:table-cell table:formula="oooc:=([.D37]/[.C37])/([.R37]/[.Q37])" office:value-type="float" office:value="0.995135849879335">
            <text:p>1</text:p>
          </table:table-cell>
          <table:table-cell/>
          <table:table-cell table:formula="oooc:=[.I37]^[$globals.$C$23]*[$globals.$C$32]/[.R37]*[.K37]*[.Y37]" office:value-type="float" office:value="60753606.7656691">
            <text:p>60753606.77</text:p>
          </table:table-cell>
          <table:table-cell table:formula="oooc:=[.S37]/[.H37]" office:value-type="float" office:value="5.63466698232323">
            <text:p>5.63</text:p>
          </table:table-cell>
          <table:table-cell table:formula="oooc:=[.I37]/[.J37]" office:value-type="float" office:value="1014.24005681818">
            <text:p>1014.24</text:p>
          </table:table-cell>
          <table:table-cell table:formula="oooc:=[.$D37]*[$globals.$C$34]/[.$K37]" office:value-type="float" office:value="337.8">
            <text:p>337.8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92000000">
            <text:p>92,000,000</text:p>
          </table:table-cell>
          <table:table-cell table:formula="oooc:=CEILING(([.R38]-[.V38]/2);[.V38])" office:value-type="float" office:value="7.06">
            <text:p>7.06</text:p>
          </table:table-cell>
          <table:table-cell table:formula="oooc:=CEILING(([.T38]-[.W38]/2);[.W38])" office:value-type="float" office:value="420">
            <text:p>420</text:p>
          </table:table-cell>
          <table:table-cell table:formula="oooc:=[.F37]" office:value-type="float" office:value="50.7464854066411">
            <text:p>50.75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55">
            <text:p>0.5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5372918.0242542">
            <text:p>15372918.02</text:p>
          </table:table-cell>
          <table:table-cell table:formula="oooc:=[.AA36]/[.M38]" office:value-type="float" office:value="42.1520494012677">
            <text:p>42.15</text:p>
          </table:table-cell>
          <table:table-cell table:formula="oooc:=([.D38]/[.C38])/([.R38]/[.Q38])" office:value-type="float" office:value="1.00219878099012">
            <text:p>1</text:p>
          </table:table-cell>
          <table:table-cell/>
          <table:table-cell table:formula="oooc:=[.I38]^[$globals.$C$23]*[$globals.$C$32]/[.R38]*[.K38]*[.Y38]" office:value-type="float" office:value="92199091.8572511">
            <text:p>92199091.86</text:p>
          </table:table-cell>
          <table:table-cell table:formula="oooc:=[.S38]/[.H38]" office:value-type="float" office:value="7.05975528029689">
            <text:p>7.06</text:p>
          </table:table-cell>
          <table:table-cell table:formula="oooc:=[.I38]/[.J38]" office:value-type="float" office:value="1270.75595045344">
            <text:p>1270.76</text:p>
          </table:table-cell>
          <table:table-cell table:formula="oooc:=[.$D38]*[$globals.$C$34]/[.$K38]" office:value-type="float" office:value="423.6">
            <text:p>423.6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40000000">
            <text:p>140,000,000</text:p>
          </table:table-cell>
          <table:table-cell table:formula="oooc:=CEILING(([.R39]-[.V39]/2);[.V39])" office:value-type="float" office:value="8.85">
            <text:p>8.85</text:p>
          </table:table-cell>
          <table:table-cell table:formula="oooc:=CEILING(([.T39]-[.W39]/2);[.W39])" office:value-type="float" office:value="530">
            <text:p>530</text:p>
          </table:table-cell>
          <table:table-cell table:formula="oooc:=[.F38]" office:value-type="float" office:value="50.7464854066411">
            <text:p>50.75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55">
            <text:p>0.5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3329793.1841165">
            <text:p>23329793.18</text:p>
          </table:table-cell>
          <table:table-cell table:formula="oooc:=[.AA36]/[.M39]" office:value-type="float" office:value="27.7756427108481">
            <text:p>27.78</text:p>
          </table:table-cell>
          <table:table-cell table:formula="oooc:=([.D39]/[.C39])/([.R39]/[.Q39])" office:value-type="float" office:value="0.999966419059273">
            <text:p>1</text:p>
          </table:table-cell>
          <table:table-cell/>
          <table:table-cell table:formula="oooc:=[.I39]^[$globals.$C$23]*[$globals.$C$32]/[.R39]*[.K39]*[.Y39]" office:value-type="float" office:value="139920458.913485">
            <text:p>139920458.91</text:p>
          </table:table-cell>
          <table:table-cell table:formula="oooc:=[.S39]/[.H39]" office:value-type="float" office:value="8.84526889948165">
            <text:p>8.85</text:p>
          </table:table-cell>
          <table:table-cell table:formula="oooc:=[.I39]/[.J39]" office:value-type="float" office:value="1592.1484019067">
            <text:p>1592.15</text:p>
          </table:table-cell>
          <table:table-cell table:formula="oooc:=[.$D39]*[$globals.$C$34]/[.$K39]" office:value-type="float" office:value="531">
            <text:p>531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10000000">
            <text:p>210,000,000</text:p>
          </table:table-cell>
          <table:table-cell table:formula="oooc:=CEILING(([.R40]-[.V40]/2);[.V40])" office:value-type="float" office:value="11.08">
            <text:p>11.08</text:p>
          </table:table-cell>
          <table:table-cell table:formula="oooc:=CEILING(([.T40]-[.W40]/2);[.W40])" office:value-type="float" office:value="660">
            <text:p>660</text:p>
          </table:table-cell>
          <table:table-cell table:formula="oooc:=[.F39]" office:value-type="float" office:value="50.7464854066411">
            <text:p>50.75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55">
            <text:p>0.5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35405070.7325004">
            <text:p>35405070.73</text:p>
          </table:table-cell>
          <table:table-cell table:formula="oooc:=[.AA36]/[.M40]" office:value-type="float" office:value="18.3024630820794">
            <text:p>18.3</text:p>
          </table:table-cell>
          <table:table-cell table:formula="oooc:=([.D40]/[.C40])/([.R40]/[.Q40])" office:value-type="float" office:value="1.01093639188327">
            <text:p>1.01</text:p>
          </table:table-cell>
          <table:table-cell/>
          <table:table-cell table:formula="oooc:=[.I40]^[$globals.$C$23]*[$globals.$C$32]/[.R40]*[.K40]*[.Y40]" office:value-type="float" office:value="212341948.583093">
            <text:p>212341948.58</text:p>
          </table:table-cell>
          <table:table-cell table:formula="oooc:=[.S40]/[.H40]" office:value-type="float" office:value="11.0823645859927">
            <text:p>11.08</text:p>
          </table:table-cell>
          <table:table-cell table:formula="oooc:=[.I40]/[.J40]" office:value-type="float" office:value="1994.82562547869">
            <text:p>1994.83</text:p>
          </table:table-cell>
          <table:table-cell table:formula="oooc:=[.$D40]*[$globals.$C$34]/[.$K40]" office:value-type="float" office:value="664.8">
            <text:p>664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20000000">
            <text:p>320,000,000</text:p>
          </table:table-cell>
          <table:table-cell table:formula="oooc:=CEILING(([.R41]-[.V41]/2);[.V41])" office:value-type="float" office:value="13.89">
            <text:p>13.89</text:p>
          </table:table-cell>
          <table:table-cell table:formula="oooc:=CEILING(([.T41]-[.W41]/2);[.W41])" office:value-type="float" office:value="830">
            <text:p>830</text:p>
          </table:table-cell>
          <table:table-cell table:formula="oooc:=[.F40]" office:value-type="float" office:value="50.7464854066411">
            <text:p>50.75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55">
            <text:p>0.5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53730396.3083043">
            <text:p>53730396.31</text:p>
          </table:table-cell>
          <table:table-cell table:formula="oooc:=[.AA36]/[.M41]" office:value-type="float" office:value="12.0602125523472">
            <text:p>12.06</text:p>
          </table:table-cell>
          <table:table-cell table:formula="oooc:=([.D41]/[.C41])/([.R41]/[.Q41])" office:value-type="float" office:value="1.00736954413143">
            <text:p>1.01</text:p>
          </table:table-cell>
          <table:table-cell/>
          <table:table-cell table:formula="oooc:=[.I41]^[$globals.$C$23]*[$globals.$C$32]/[.R41]*[.K41]*[.Y41]" office:value-type="float" office:value="322248107.804907">
            <text:p>322248107.8</text:p>
          </table:table-cell>
          <table:table-cell table:formula="oooc:=[.S41]/[.H41]" office:value-type="float" office:value="13.8852539377365">
            <text:p>13.89</text:p>
          </table:table-cell>
          <table:table-cell table:formula="oooc:=[.I41]/[.J41]" office:value-type="float" office:value="2499.34570879256">
            <text:p>2499.35</text:p>
          </table:table-cell>
          <table:table-cell table:formula="oooc:=[.$D41]*[$globals.$C$34]/[.$K41]" office:value-type="float" office:value="833.4">
            <text:p>833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490000000">
            <text:p>490,000,000</text:p>
          </table:table-cell>
          <table:table-cell table:formula="oooc:=CEILING(([.R42]-[.V42]/2);[.V42])" office:value-type="float" office:value="17.4">
            <text:p>17.4</text:p>
          </table:table-cell>
          <table:table-cell table:formula="oooc:=CEILING(([.T42]-[.W42]/2);[.W42])" office:value-type="float" office:value="1000">
            <text:p>1000</text:p>
          </table:table-cell>
          <table:table-cell table:formula="oooc:=[.F41]" office:value-type="float" office:value="50.7464854066411">
            <text:p>50.75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55">
            <text:p>0.5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81540734.9206998">
            <text:p>81540734.92</text:p>
          </table:table-cell>
          <table:table-cell table:formula="oooc:=[.AA36]/[.M42]" office:value-type="float" office:value="7.94694824163892">
            <text:p>7.95</text:p>
          </table:table-cell>
          <table:table-cell table:formula="oooc:=([.D42]/[.C42])/([.R42]/[.Q42])" office:value-type="float" office:value="0.998212265102407">
            <text:p>1</text:p>
          </table:table-cell>
          <table:table-cell/>
          <table:table-cell table:formula="oooc:=[.I42]^[$globals.$C$23]*[$globals.$C$32]/[.R42]*[.K42]*[.Y42]" office:value-type="float" office:value="489040642.589786">
            <text:p>489040642.59</text:p>
          </table:table-cell>
          <table:table-cell table:formula="oooc:=[.S42]/[.H42]" office:value-type="float" office:value="17.397034307923">
            <text:p>17.4</text:p>
          </table:table-cell>
          <table:table-cell table:formula="oooc:=[.I42]/[.J42]" office:value-type="float" office:value="3131.46617542614">
            <text:p>3131.47</text:p>
          </table:table-cell>
          <table:table-cell table:formula="oooc:=[.$D42]*[$globals.$C$34]/[.$K42]" office:value-type="float" office:value="1044">
            <text:p>1044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6.74358214359">
            <text:p>156.74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3296.28018465909">
            <text:p>3296.2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07">
            <text:p>5.07</text:p>
          </table:table-cell>
          <table:table-cell table:formula="oooc:=CEILING(([.T45]-[.W45]/2);[.W45])" office:value-type="float" office:value="300">
            <text:p>300</text:p>
          </table:table-cell>
          <table:table-cell table:formula="oooc:=[.F44]" office:value-type="float" office:value="156.74358214359">
            <text:p>156.7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5">
            <text:p>0.5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13800763.530375">
            <text:p>313800763.53</text:p>
          </table:table-cell>
          <table:table-cell table:formula="oooc:=[.AA44]/[.M45]" office:value-type="float" office:value="61.9501360713491">
            <text:p>61.95</text:p>
          </table:table-cell>
          <table:table-cell table:formula="oooc:=([.D45]/[.C45])/([.R45]/[.Q45])" office:value-type="float" office:value="1.02174078722437">
            <text:p>1.02</text:p>
          </table:table-cell>
          <table:table-cell/>
          <table:table-cell table:formula="oooc:=[.I45]^[$globals.$C$23]*[$globals.$C$32]/[.R45]*[.K45]*[.Y45]" office:value-type="float" office:value="1941767085.56905">
            <text:p>1941767085.57</text:p>
          </table:table-cell>
          <table:table-cell table:formula="oooc:=[.S45]/[.H45]" office:value-type="float" office:value="5.07120028409091">
            <text:p>5.07</text:p>
          </table:table-cell>
          <table:table-cell table:formula="oooc:=[.I45]/[.J45]" office:value-type="float" office:value="3296.28018465909">
            <text:p>3296.28</text:p>
          </table:table-cell>
          <table:table-cell table:formula="oooc:=[.$D45]*[$globals.$C$34]/[.$K45]" office:value-type="float" office:value="304.2">
            <text:p>304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35">
            <text:p>6.35</text:p>
          </table:table-cell>
          <table:table-cell table:formula="oooc:=CEILING(([.T46]-[.W46]/2);[.W46])" office:value-type="float" office:value="380">
            <text:p>380</text:p>
          </table:table-cell>
          <table:table-cell table:formula="oooc:=[.F45]" office:value-type="float" office:value="156.74358214359">
            <text:p>156.7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55">
            <text:p>0.5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476221033.809662">
            <text:p>476221033.81</text:p>
          </table:table-cell>
          <table:table-cell table:formula="oooc:=[.AA44]/[.M46]" office:value-type="float" office:value="40.8213804511832">
            <text:p>40.82</text:p>
          </table:table-cell>
          <table:table-cell table:formula="oooc:=([.D46]/[.C46])/([.R46]/[.Q46])" office:value-type="float" office:value="1.01553590722585">
            <text:p>1.02</text:p>
          </table:table-cell>
          <table:table-cell/>
          <table:table-cell table:formula="oooc:=[.I46]^[$globals.$C$23]*[$globals.$C$32]/[.R46]*[.K46]*[.Y46]" office:value-type="float" office:value="2946807134.89646">
            <text:p>2946807134.9</text:p>
          </table:table-cell>
          <table:table-cell table:formula="oooc:=[.S46]/[.H46]" office:value-type="float" office:value="6.3537797522672">
            <text:p>6.35</text:p>
          </table:table-cell>
          <table:table-cell table:formula="oooc:=[.I46]/[.J46]" office:value-type="float" office:value="4129.95683897368">
            <text:p>4129.96</text:p>
          </table:table-cell>
          <table:table-cell table:formula="oooc:=[.$D46]*[$globals.$C$34]/[.$K46]" office:value-type="float" office:value="381">
            <text:p>38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500000000">
            <text:p>4,500,000,000</text:p>
          </table:table-cell>
          <table:table-cell table:formula="oooc:=CEILING(([.R47]-[.V47]/2);[.V47])" office:value-type="float" office:value="7.96">
            <text:p>7.96</text:p>
          </table:table-cell>
          <table:table-cell table:formula="oooc:=CEILING(([.T47]-[.W47]/2);[.W47])" office:value-type="float" office:value="480">
            <text:p>480</text:p>
          </table:table-cell>
          <table:table-cell table:formula="oooc:=[.F46]" office:value-type="float" office:value="156.74358214359">
            <text:p>156.7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55">
            <text:p>0.5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722708480.665601">
            <text:p>722708480.67</text:p>
          </table:table-cell>
          <table:table-cell table:formula="oooc:=[.AA44]/[.M47]" office:value-type="float" office:value="26.8988126195726">
            <text:p>26.9</text:p>
          </table:table-cell>
          <table:table-cell table:formula="oooc:=([.D47]/[.C47])/([.R47]/[.Q47])" office:value-type="float" office:value="0.993695434770771">
            <text:p>0.99</text:p>
          </table:table-cell>
          <table:table-cell/>
          <table:table-cell table:formula="oooc:=[.I47]^[$globals.$C$23]*[$globals.$C$32]/[.R47]*[.K47]*[.Y47]" office:value-type="float" office:value="4472046289.59496">
            <text:p>4472046289.59</text:p>
          </table:table-cell>
          <table:table-cell table:formula="oooc:=[.S47]/[.H47]" office:value-type="float" office:value="7.96074200953348">
            <text:p>7.96</text:p>
          </table:table-cell>
          <table:table-cell table:formula="oooc:=[.I47]/[.J47]" office:value-type="float" office:value="5174.48230619676">
            <text:p>5174.48</text:p>
          </table:table-cell>
          <table:table-cell table:formula="oooc:=[.$D47]*[$globals.$C$34]/[.$K47]" office:value-type="float" office:value="477.6">
            <text:p>47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800000000">
            <text:p>6,800,000,000</text:p>
          </table:table-cell>
          <table:table-cell table:formula="oooc:=CEILING(([.R48]-[.V48]/2);[.V48])" office:value-type="float" office:value="9.97">
            <text:p>9.97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56.74358214359">
            <text:p>156.7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55">
            <text:p>0.5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096775469.67558">
            <text:p>1096775469.68</text:p>
          </table:table-cell>
          <table:table-cell table:formula="oooc:=[.AA44]/[.M48]" office:value-type="float" office:value="17.7246852591901">
            <text:p>17.72</text:p>
          </table:table-cell>
          <table:table-cell table:formula="oooc:=([.D48]/[.C48])/([.R48]/[.Q48])" office:value-type="float" office:value="0.997636133459297">
            <text:p>1</text:p>
          </table:table-cell>
          <table:table-cell/>
          <table:table-cell table:formula="oooc:=[.I48]^[$globals.$C$23]*[$globals.$C$32]/[.R48]*[.K48]*[.Y48]" office:value-type="float" office:value="6786734625.23117">
            <text:p>6786734625.23</text:p>
          </table:table-cell>
          <table:table-cell table:formula="oooc:=[.S48]/[.H48]" office:value-type="float" office:value="9.97412812739344">
            <text:p>9.97</text:p>
          </table:table-cell>
          <table:table-cell table:formula="oooc:=[.I48]/[.J48]" office:value-type="float" office:value="6483.18328280573">
            <text:p>6483.18</text:p>
          </table:table-cell>
          <table:table-cell table:formula="oooc:=[.$D48]*[$globals.$C$34]/[.$K48]" office:value-type="float" office:value="598.2">
            <text:p>598.2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5">
            <text:p>12.5</text:p>
          </table:table-cell>
          <table:table-cell table:formula="oooc:=CEILING(([.T49]-[.W49]/2);[.W49])" office:value-type="float" office:value="750">
            <text:p>750</text:p>
          </table:table-cell>
          <table:table-cell table:formula="oooc:=[.F48]" office:value-type="float" office:value="156.74358214359">
            <text:p>156.7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55">
            <text:p>0.5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664455950.16987">
            <text:p>1664455950.17</text:p>
          </table:table-cell>
          <table:table-cell table:formula="oooc:=[.AA44]/[.M49]" office:value-type="float" office:value="11.6794920274195">
            <text:p>11.68</text:p>
          </table:table-cell>
          <table:table-cell table:formula="oooc:=([.D49]/[.C49])/([.R49]/[.Q49])" office:value-type="float" office:value="1.03021797284193">
            <text:p>1.03</text:p>
          </table:table-cell>
          <table:table-cell/>
          <table:table-cell table:formula="oooc:=[.I49]^[$globals.$C$23]*[$globals.$C$32]/[.R49]*[.K49]*[.Y49]" office:value-type="float" office:value="10299483478.1738">
            <text:p>10299483478.17</text:p>
          </table:table-cell>
          <table:table-cell table:formula="oooc:=[.S49]/[.H49]" office:value-type="float" office:value="12.4967285439628">
            <text:p>12.5</text:p>
          </table:table-cell>
          <table:table-cell table:formula="oooc:=[.I49]/[.J49]" office:value-type="float" office:value="8122.87355357583">
            <text:p>8122.87</text:p>
          </table:table-cell>
          <table:table-cell table:formula="oooc:=[.$D49]*[$globals.$C$34]/[.$K49]" office:value-type="float" office:value="750">
            <text:p>75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6000000000">
            <text:p>16,000,000,000</text:p>
          </table:table-cell>
          <table:table-cell table:formula="oooc:=CEILING(([.R50]-[.V50]/2);[.V50])" office:value-type="float" office:value="15.66">
            <text:p>15.66</text:p>
          </table:table-cell>
          <table:table-cell table:formula="oooc:=CEILING(([.T50]-[.W50]/2);[.W50])" office:value-type="float" office:value="940">
            <text:p>940</text:p>
          </table:table-cell>
          <table:table-cell table:formula="oooc:=[.F49]" office:value-type="float" office:value="156.74358214359">
            <text:p>156.7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55">
            <text:p>0.5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525962411.31776">
            <text:p>2525962411.32</text:p>
          </table:table-cell>
          <table:table-cell table:formula="oooc:=[.AA44]/[.M50]" office:value-type="float" office:value="7.69607651835898">
            <text:p>7.7</text:p>
          </table:table-cell>
          <table:table-cell table:formula="oooc:=([.D50]/[.C50])/([.R50]/[.Q50])" office:value-type="float" office:value="0.97706637694885">
            <text:p>0.98</text:p>
          </table:table-cell>
          <table:table-cell/>
          <table:table-cell table:formula="oooc:=[.I50]^[$globals.$C$23]*[$globals.$C$32]/[.R50]*[.K50]*[.Y50]" office:value-type="float" office:value="15630397499.6755">
            <text:p>15630397499.68</text:p>
          </table:table-cell>
          <table:table-cell table:formula="oooc:=[.S50]/[.H50]" office:value-type="float" office:value="15.6573308771307">
            <text:p>15.66</text:p>
          </table:table-cell>
          <table:table-cell table:formula="oooc:=[.I50]/[.J50]" office:value-type="float" office:value="10177.2650701349">
            <text:p>10177.27</text:p>
          </table:table-cell>
          <table:table-cell table:formula="oooc:=[.$D50]*[$globals.$C$34]/[.$K50]" office:value-type="float" office:value="939.6">
            <text:p>939.6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95.323777294115">
            <text:p>495.32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10712.910600142">
            <text:p>10712.9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63000000000">
            <text:p>63,000,000,000</text:p>
          </table:table-cell>
          <table:table-cell table:formula="oooc:=CEILING(([.R53]-[.V53]/2);[.V53])" office:value-type="float" office:value="4.46">
            <text:p>4.46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495.323777294115">
            <text:p>495.3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5">
            <text:p>0.5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9720895134.08739">
            <text:p>9720895134.09</text:p>
          </table:table-cell>
          <table:table-cell table:formula="oooc:=[.AA52]/[.M53]" office:value-type="float" office:value="59.9944749897512">
            <text:p>59.99</text:p>
          </table:table-cell>
          <table:table-cell table:formula="oooc:=([.D53]/[.C53])/([.R53]/[.Q53])" office:value-type="float" office:value="1.00641548034971">
            <text:p>1.01</text:p>
          </table:table-cell>
          <table:table-cell/>
          <table:table-cell table:formula="oooc:=[.I53]^[$globals.$C$23]*[$globals.$C$32]/[.R53]*[.K53]*[.Y53]" office:value-type="float" office:value="63456956395.5419">
            <text:p>63456956395.54</text:p>
          </table:table-cell>
          <table:table-cell table:formula="oooc:=[.S53]/[.H53]" office:value-type="float" office:value="4.46371275005918">
            <text:p>4.46</text:p>
          </table:table-cell>
          <table:table-cell table:formula="oooc:=[.I53]/[.J53]" office:value-type="float" office:value="10712.910600142">
            <text:p>10712.91</text:p>
          </table:table-cell>
          <table:table-cell table:formula="oooc:=[.$D53]*[$globals.$C$34]/[.$K53]" office:value-type="float" office:value="267.6">
            <text:p>267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96000000000">
            <text:p>96,000,000,000</text:p>
          </table:table-cell>
          <table:table-cell table:formula="oooc:=CEILING(([.R54]-[.V54]/2);[.V54])" office:value-type="float" office:value="5.59">
            <text:p>5.59</text:p>
          </table:table-cell>
          <table:table-cell table:formula="oooc:=CEILING(([.T54]-[.W54]/2);[.W54])" office:value-type="float" office:value="340">
            <text:p>340</text:p>
          </table:table-cell>
          <table:table-cell table:formula="oooc:=[.F53]" office:value-type="float" office:value="495.323777294115">
            <text:p>495.3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55">
            <text:p>0.5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4752337369.1929">
            <text:p>14752337369.19</text:p>
          </table:table-cell>
          <table:table-cell table:formula="oooc:=[.AA52]/[.M54]" office:value-type="float" office:value="39.5327184706262">
            <text:p>39.53</text:p>
          </table:table-cell>
          <table:table-cell table:formula="oooc:=([.D54]/[.C54])/([.R54]/[.Q54])" office:value-type="float" office:value="1.00266708450071">
            <text:p>1</text:p>
          </table:table-cell>
          <table:table-cell/>
          <table:table-cell table:formula="oooc:=[.I54]^[$globals.$C$23]*[$globals.$C$32]/[.R54]*[.K54]*[.Y54]" office:value-type="float" office:value="96301669368.5464">
            <text:p>96301669368.55</text:p>
          </table:table-cell>
          <table:table-cell table:formula="oooc:=[.S54]/[.H54]" office:value-type="float" office:value="5.59264988611019">
            <text:p>5.59</text:p>
          </table:table-cell>
          <table:table-cell table:formula="oooc:=[.I54]/[.J54]" office:value-type="float" office:value="13422.3597266645">
            <text:p>13422.36</text:p>
          </table:table-cell>
          <table:table-cell table:formula="oooc:=[.$D54]*[$globals.$C$34]/[.$K54]" office:value-type="float" office:value="335.4">
            <text:p>335.4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50000000000">
            <text:p>150,000,000,000</text:p>
          </table:table-cell>
          <table:table-cell table:formula="oooc:=CEILING(([.R55]-[.V55]/2);[.V55])" office:value-type="float" office:value="7.01">
            <text:p>7.01</text:p>
          </table:table-cell>
          <table:table-cell table:formula="oooc:=CEILING(([.T55]-[.W55]/2);[.W55])" office:value-type="float" office:value="420">
            <text:p>420</text:p>
          </table:table-cell>
          <table:table-cell table:formula="oooc:=[.F54]" office:value-type="float" office:value="495.323777294115">
            <text:p>495.3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55">
            <text:p>0.5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2388005924.6124">
            <text:p>22388005924.61</text:p>
          </table:table-cell>
          <table:table-cell table:formula="oooc:=[.AA52]/[.M55]" office:value-type="float" office:value="26.0496625721747">
            <text:p>26.05</text:p>
          </table:table-cell>
          <table:table-cell table:formula="oooc:=([.D55]/[.C55])/([.R55]/[.Q55])" office:value-type="float" office:value="0.974711581809407">
            <text:p>0.97</text:p>
          </table:table-cell>
          <table:table-cell/>
          <table:table-cell table:formula="oooc:=[.I55]^[$globals.$C$23]*[$globals.$C$32]/[.R55]*[.K55]*[.Y55]" office:value-type="float" office:value="146146491258.764">
            <text:p>146146491258.76</text:p>
          </table:table-cell>
          <table:table-cell table:formula="oooc:=[.S55]/[.H55]" office:value-type="float" office:value="7.00711145630812">
            <text:p>7.01</text:p>
          </table:table-cell>
          <table:table-cell table:formula="oooc:=[.I55]/[.J55]" office:value-type="float" office:value="16817.0674951395">
            <text:p>16817.07</text:p>
          </table:table-cell>
          <table:table-cell table:formula="oooc:=[.$D55]*[$globals.$C$34]/[.$K55]" office:value-type="float" office:value="420.6">
            <text:p>420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20000000000">
            <text:p>220,000,000,000</text:p>
          </table:table-cell>
          <table:table-cell table:formula="oooc:=CEILING(([.R56]-[.V56]/2);[.V56])" office:value-type="float" office:value="8.78">
            <text:p>8.78</text:p>
          </table:table-cell>
          <table:table-cell table:formula="oooc:=CEILING(([.T56]-[.W56]/2);[.W56])" office:value-type="float" office:value="530">
            <text:p>530</text:p>
          </table:table-cell>
          <table:table-cell table:formula="oooc:=[.F55]" office:value-type="float" office:value="495.323777294115">
            <text:p>495.3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55">
            <text:p>0.5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33975823405.9355">
            <text:p>33975823405.94</text:p>
          </table:table-cell>
          <table:table-cell table:formula="oooc:=[.AA52]/[.M56]" office:value-type="float" office:value="17.1651469055527">
            <text:p>17.17</text:p>
          </table:table-cell>
          <table:table-cell table:formula="oooc:=([.D56]/[.C56])/([.R56]/[.Q56])" office:value-type="float" office:value="1.00821786116291">
            <text:p>1.01</text:p>
          </table:table-cell>
          <table:table-cell/>
          <table:table-cell table:formula="oooc:=[.I56]^[$globals.$C$23]*[$globals.$C$32]/[.R56]*[.K56]*[.Y56]" office:value-type="float" office:value="221790515650.439">
            <text:p>221790515650.44</text:p>
          </table:table-cell>
          <table:table-cell table:formula="oooc:=[.S56]/[.H56]" office:value-type="float" office:value="8.7793106954661">
            <text:p>8.78</text:p>
          </table:table-cell>
          <table:table-cell table:formula="oooc:=[.I56]/[.J56]" office:value-type="float" office:value="21070.3456691186">
            <text:p>21070.35</text:p>
          </table:table-cell>
          <table:table-cell table:formula="oooc:=[.$D56]*[$globals.$C$34]/[.$K56]" office:value-type="float" office:value="526.8">
            <text:p>526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40000000000">
            <text:p>340,000,000,000</text:p>
          </table:table-cell>
          <table:table-cell table:formula="oooc:=CEILING(([.R57]-[.V57]/2);[.V57])" office:value-type="float" office:value="11">
            <text:p>11</text:p>
          </table:table-cell>
          <table:table-cell table:formula="oooc:=CEILING(([.T57]-[.W57]/2);[.W57])" office:value-type="float" office:value="660">
            <text:p>660</text:p>
          </table:table-cell>
          <table:table-cell table:formula="oooc:=[.F56]" office:value-type="float" office:value="495.323777294115">
            <text:p>495.3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55">
            <text:p>0.5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51561384251.8357">
            <text:p>51561384251.84</text:p>
          </table:table-cell>
          <table:table-cell table:formula="oooc:=[.AA52]/[.M57]" office:value-type="float" office:value="11.3107902059328">
            <text:p>11.31</text:p>
          </table:table-cell>
          <table:table-cell table:formula="oooc:=([.D57]/[.C57])/([.R57]/[.Q57])" office:value-type="float" office:value="0.989987028591425">
            <text:p>0.99</text:p>
          </table:table-cell>
          <table:table-cell/>
          <table:table-cell table:formula="oooc:=[.I57]^[$globals.$C$23]*[$globals.$C$32]/[.R57]*[.K57]*[.Y57]" office:value-type="float" office:value="336587162707.799">
            <text:p>336587162707.8</text:p>
          </table:table-cell>
          <table:table-cell table:formula="oooc:=[.S57]/[.H57]" office:value-type="float" office:value="10.9997246038006">
            <text:p>11</text:p>
          </table:table-cell>
          <table:table-cell table:formula="oooc:=[.I57]/[.J57]" office:value-type="float" office:value="26399.3390491214">
            <text:p>26399.34</text:p>
          </table:table-cell>
          <table:table-cell table:formula="oooc:=[.$D57]*[$globals.$C$34]/[.$K57]" office:value-type="float" office:value="660">
            <text:p>6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510000000000">
            <text:p>510,000,000,000</text:p>
          </table:table-cell>
          <table:table-cell table:formula="oooc:=CEILING(([.R58]-[.V58]/2);[.V58])" office:value-type="float" office:value="13.78">
            <text:p>13.78</text:p>
          </table:table-cell>
          <table:table-cell table:formula="oooc:=CEILING(([.T58]-[.W58]/2);[.W58])" office:value-type="float" office:value="830">
            <text:p>830</text:p>
          </table:table-cell>
          <table:table-cell table:formula="oooc:=[.F57]" office:value-type="float" office:value="495.323777294115">
            <text:p>495.3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55">
            <text:p>0.5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78249062994.0408">
            <text:p>78249062994.04</text:p>
          </table:table-cell>
          <table:table-cell table:formula="oooc:=[.AA52]/[.M58]" office:value-type="float" office:value="7.45312439133507">
            <text:p>7.45</text:p>
          </table:table-cell>
          <table:table-cell table:formula="oooc:=([.D58]/[.C58])/([.R58]/[.Q58])" office:value-type="float" office:value="1.00144698150789">
            <text:p>1</text:p>
          </table:table-cell>
          <table:table-cell/>
          <table:table-cell table:formula="oooc:=[.I58]^[$globals.$C$23]*[$globals.$C$32]/[.R58]*[.K58]*[.Y58]" office:value-type="float" office:value="510801455001.091">
            <text:p>510801455001.09</text:p>
          </table:table-cell>
          <table:table-cell table:formula="oooc:=[.S58]/[.H58]" office:value-type="float" office:value="13.7817131158077">
            <text:p>13.78</text:p>
          </table:table-cell>
          <table:table-cell table:formula="oooc:=[.I58]/[.J58]" office:value-type="float" office:value="33076.1114779386">
            <text:p>33076.11</text:p>
          </table:table-cell>
          <table:table-cell table:formula="oooc:=[.$D58]*[$globals.$C$34]/[.$K58]" office:value-type="float" office:value="826.8">
            <text:p>826.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75">
            <text:p>7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Z4]/[.H5]/[.Y4]*[.Q5]" office:value-type="float" office:value="10">
            <text:p>10</text:p>
          </table:table-cell>
          <table:table-cell table:formula="oooc:=[.AA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4]/[.$K5]" office:value-type="float" office:value="75">
            <text:p>7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390">
            <text:p>39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78">
            <text:p>78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Z4]/[.H6]/[.Y4]*[.Q6]" office:value-type="float" office:value="26.7917148895806">
            <text:p>26.79</text:p>
          </table:table-cell>
          <table:table-cell table:formula="oooc:=[.AA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3]*[$globals.$C$32]/[.R6]*[.K6]*[.Y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4]/[.$K6]" office:value-type="float" office:value="78">
            <text:p>7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500">
            <text:p>1,5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81">
            <text:p>81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Z4]/[.H7]/[.Y4]*[.Q7]" office:value-type="float" office:value="71.3857462791932">
            <text:p>71.39</text:p>
          </table:table-cell>
          <table:table-cell table:formula="oooc:=[.AA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3]*[$globals.$C$32]/[.R7]*[.K7]*[.Y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4]/[.$K7]" office:value-type="float" office:value="81">
            <text:p>81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5900">
            <text:p>5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84">
            <text:p>84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Z4]/[.H8]/[.Y4]*[.Q8]" office:value-type="float" office:value="189.300585588297">
            <text:p>189.3</text:p>
          </table:table-cell>
          <table:table-cell table:formula="oooc:=[.AA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3]*[$globals.$C$32]/[.R8]*[.K8]*[.Y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4]/[.$K8]" office:value-type="float" office:value="84">
            <text:p>8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23000">
            <text:p>23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87">
            <text:p>87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Z4]/[.H9]/[.Y4]*[.Q9]" office:value-type="float" office:value="499.897495453723">
            <text:p>499.9</text:p>
          </table:table-cell>
          <table:table-cell table:formula="oooc:=[.AA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3]*[$globals.$C$32]/[.R9]*[.K9]*[.Y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4]/[.$K9]" office:value-type="float" office:value="87">
            <text:p>87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91000">
            <text:p>91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90">
            <text:p>9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Z4]/[.H10]/[.Y4]*[.Q10]" office:value-type="float" office:value="1315.2606370017">
            <text:p>1315.26</text:p>
          </table:table-cell>
          <table:table-cell table:formula="oooc:=[.AA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3]*[$globals.$C$32]/[.R10]*[.K10]*[.Y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90">
            <text:p>90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9]^[$globals.$C$23]^([$globals.$C$20] + [$globals.$C$39])" office:value-type="float" office:value="4039213318.71481">
            <text:p>4.04E+09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8">
            <text:p>8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3]*[$globals.$C$32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4]/[.$K14]" office:value-type="float" office:value="127.8">
            <text:p>127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8">
            <text:p>8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3]*[$globals.$C$32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4]/[.$K15]" office:value-type="float" office:value="208.8">
            <text:p>208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8">
            <text:p>8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3]*[$globals.$C$32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4]/[.$K16]" office:value-type="float" office:value="340.8">
            <text:p>340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8">
            <text:p>8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3]*[$globals.$C$32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4]/[.$K17]" office:value-type="float" office:value="556.8">
            <text:p>556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910">
            <text:p>910</text:p>
          </table:table-cell>
          <table:table-cell table:formula="oooc:=[.F17]" office:value-type="float" office:value="8">
            <text:p>8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3]*[$globals.$C$32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4]/[.$K18]" office:value-type="float" office:value="910.2">
            <text:p>910.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8">
            <text:p>8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3]*[$globals.$C$32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4]/[.$K19]" office:value-type="float" office:value="1487.4">
            <text:p>1487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30000">
            <text:p>30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75">
            <text:p>7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Z22]/[.H23]/[.Y22]*[.Q23]" office:value-type="float" office:value="570.165855525443">
            <text:p>570.17</text:p>
          </table:table-cell>
          <table:table-cell table:formula="oooc:=[.AA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4]/[.$K23]" office:value-type="float" office:value="75">
            <text:p>7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20000">
            <text:p>12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78">
            <text:p>78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Z22]/[.H24]/[.Y22]*[.Q24]" office:value-type="float" office:value="1495.24253576038">
            <text:p>1495.24</text:p>
          </table:table-cell>
          <table:table-cell table:formula="oooc:=[.AA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Y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4]/[.$K24]" office:value-type="float" office:value="78">
            <text:p>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60000">
            <text:p>46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81">
            <text:p>81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Z22]/[.H25]/[.Y22]*[.Q25]" office:value-type="float" office:value="3909.77066227669">
            <text:p>3909.77</text:p>
          </table:table-cell>
          <table:table-cell table:formula="oooc:=[.AA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Y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4]/[.$K25]" office:value-type="float" office:value="81">
            <text:p>8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1800000">
            <text:p>1,8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84">
            <text:p>84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Z22]/[.H26]/[.Y22]*[.Q26]" office:value-type="float" office:value="10196.4100084566">
            <text:p>10196.41</text:p>
          </table:table-cell>
          <table:table-cell table:formula="oooc:=[.AA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Y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4]/[.$K26]" office:value-type="float" office:value="84">
            <text:p>8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7000000">
            <text:p>7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87">
            <text:p>87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Z22]/[.H27]/[.Y22]*[.Q27]" office:value-type="float" office:value="26528.2527626128">
            <text:p>26528.25</text:p>
          </table:table-cell>
          <table:table-cell table:formula="oooc:=[.AA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3]*[$globals.$C$32]/[.R27]*[.K27]*[.Y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4]/[.$K27]" office:value-type="float" office:value="87">
            <text:p>8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28000000">
            <text:p>28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90">
            <text:p>9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Z22]/[.H28]/[.Y22]*[.Q28]" office:value-type="float" office:value="68869.9016021951">
            <text:p>68869.9</text:p>
          </table:table-cell>
          <table:table-cell table:formula="oooc:=[.AA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3]*[$globals.$C$32]/[.R28]*[.K28]*[.Y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4]/[.$K28]" office:value-type="float" office:value="90">
            <text:p>9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2100000">
            <text:p>2,100,000</text:p>
          </table:table-cell>
          <table:table-cell table:formula="oooc:=CEILING(([.R32]-[.V32]/2);[.V32])" office:value-type="float" office:value="1.26">
            <text:p>1.26</text:p>
          </table:table-cell>
          <table:table-cell table:formula="oooc:=CEILING(([.T32]-[.W32]/2);[.W32])" office:value-type="float" office:value="76">
            <text:p>76</text:p>
          </table:table-cell>
          <table:table-cell table:formula="oooc:=[.F31]" office:value-type="float" office:value="200">
            <text:p>200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0396.083205699">
            <text:p>10396.08</text:p>
          </table:table-cell>
          <table:table-cell table:formula="oooc:=[.AA31]/[.M32]" office:value-type="float" office:value="0.0769520582099083">
            <text:p>0.08</text:p>
          </table:table-cell>
          <table:table-cell table:formula="oooc:=([.D32]/[.C32])/([.R32]/[.Q32])" office:value-type="float" office:value="0.988253599753974">
            <text:p>0.99</text:p>
          </table:table-cell>
          <table:table-cell/>
          <table:table-cell table:formula="oooc:=[.I32]^[$globals.$C$23]*[$globals.$C$32]/[.R32]*[.K32]*[.Y32]" office:value-type="float" office:value="2079216.6411398">
            <text:p>2079216.64</text:p>
          </table:table-cell>
          <table:table-cell table:formula="oooc:=[.S32]/[.H32]" office:value-type="float" office:value="1.26235814875297">
            <text:p>1.26</text:p>
          </table:table-cell>
          <table:table-cell table:formula="oooc:=[.I32]/[.J32]" office:value-type="float" office:value="50.4943259501186">
            <text:p>50.49</text:p>
          </table:table-cell>
          <table:table-cell table:formula="oooc:=[.$D32]*[$globals.$C$34]/[.$K32]" office:value-type="float" office:value="75.6">
            <text:p>75.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5200000">
            <text:p>5,200,000</text:p>
          </table:table-cell>
          <table:table-cell table:formula="oooc:=CEILING(([.R33]-[.V33]/2);[.V33])" office:value-type="float" office:value="2.06">
            <text:p>2.06</text:p>
          </table:table-cell>
          <table:table-cell table:formula="oooc:=CEILING(([.T33]-[.W33]/2);[.W33])" office:value-type="float" office:value="120">
            <text:p>120</text:p>
          </table:table-cell>
          <table:table-cell table:formula="oooc:=[.F32]" office:value-type="float" office:value="200">
            <text:p>200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25789.7127051338">
            <text:p>25789.71</text:p>
          </table:table-cell>
          <table:table-cell table:formula="oooc:=[.AA31]/[.M33]" office:value-type="float" office:value="0.031020120663878">
            <text:p>0.03</text:p>
          </table:table-cell>
          <table:table-cell table:formula="oooc:=([.D33]/[.C33])/([.R33]/[.Q33])" office:value-type="float" office:value="0.990542365353649">
            <text:p>0.99</text:p>
          </table:table-cell>
          <table:table-cell/>
          <table:table-cell table:formula="oooc:=[.I33]^[$globals.$C$23]*[$globals.$C$32]/[.R33]*[.K33]*[.Y33]" office:value-type="float" office:value="5157942.54102677">
            <text:p>5157942.54</text:p>
          </table:table-cell>
          <table:table-cell table:formula="oooc:=[.S33]/[.H33]" office:value-type="float" office:value="2.06284844277082">
            <text:p>2.06</text:p>
          </table:table-cell>
          <table:table-cell table:formula="oooc:=[.I33]/[.J33]" office:value-type="float" office:value="82.5139377108327">
            <text:p>82.51</text:p>
          </table:table-cell>
          <table:table-cell table:formula="oooc:=[.$D33]*[$globals.$C$34]/[.$K33]" office:value-type="float" office:value="123.6">
            <text:p>123.6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3000000">
            <text:p>13,000,000</text:p>
          </table:table-cell>
          <table:table-cell table:formula="oooc:=CEILING(([.R34]-[.V34]/2);[.V34])" office:value-type="float" office:value="3.37">
            <text:p>3.37</text:p>
          </table:table-cell>
          <table:table-cell table:formula="oooc:=CEILING(([.T34]-[.W34]/2);[.W34])" office:value-type="float" office:value="200">
            <text:p>200</text:p>
          </table:table-cell>
          <table:table-cell table:formula="oooc:=[.F33]" office:value-type="float" office:value="200">
            <text:p>200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63976.9101740872">
            <text:p>63976.91</text:p>
          </table:table-cell>
          <table:table-cell table:formula="oooc:=[.AA31]/[.M34]" office:value-type="float" office:value="0.0125045113592252">
            <text:p>0.01</text:p>
          </table:table-cell>
          <table:table-cell table:formula="oooc:=([.D34]/[.C34])/([.R34]/[.Q34])" office:value-type="float" office:value="0.983983351598133">
            <text:p>0.98</text:p>
          </table:table-cell>
          <table:table-cell/>
          <table:table-cell table:formula="oooc:=[.I34]^[$globals.$C$23]*[$globals.$C$32]/[.R34]*[.K34]*[.Y34]" office:value-type="float" office:value="12795382.0348174">
            <text:p>12795382.03</text:p>
          </table:table-cell>
          <table:table-cell table:formula="oooc:=[.S34]/[.H34]" office:value-type="float" office:value="3.37094801665096">
            <text:p>3.37</text:p>
          </table:table-cell>
          <table:table-cell table:formula="oooc:=[.I34]/[.J34]" office:value-type="float" office:value="134.837920666038">
            <text:p>134.84</text:p>
          </table:table-cell>
          <table:table-cell table:formula="oooc:=[.$D34]*[$globals.$C$34]/[.$K34]" office:value-type="float" office:value="202.2">
            <text:p>202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2000000">
            <text:p>32,000,000</text:p>
          </table:table-cell>
          <table:table-cell table:formula="oooc:=CEILING(([.R35]-[.V35]/2);[.V35])" office:value-type="float" office:value="5.51">
            <text:p>5.51</text:p>
          </table:table-cell>
          <table:table-cell table:formula="oooc:=CEILING(([.T35]-[.W35]/2);[.W35])" office:value-type="float" office:value="330">
            <text:p>330</text:p>
          </table:table-cell>
          <table:table-cell table:formula="oooc:=[.F34]" office:value-type="float" office:value="200">
            <text:p>200</text:p>
          </table:table-cell>
          <table:table-cell/>
          <table:table-cell table:formula="oooc:=[.H34]" office:value-type="float" office:value="40">
            <text:p>4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2">
            <text:p>2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58708.438601894">
            <text:p>158708.44</text:p>
          </table:table-cell>
          <table:table-cell table:formula="oooc:=[.AA31]/[.M35]" office:value-type="float" office:value="0.00504068975189611">
            <text:p>0.01</text:p>
          </table:table-cell>
          <table:table-cell table:formula="oooc:=([.D35]/[.C35])/([.R35]/[.Q35])" office:value-type="float" office:value="0.992190001255373">
            <text:p>0.99</text:p>
          </table:table-cell>
          <table:table-cell/>
          <table:table-cell table:formula="oooc:=[.I35]^[$globals.$C$23]*[$globals.$C$32]/[.R35]*[.K35]*[.Y35]" office:value-type="float" office:value="31741687.7203788">
            <text:p>31741687.72</text:p>
          </table:table-cell>
          <table:table-cell table:formula="oooc:=[.S35]/[.H35]" office:value-type="float" office:value="5.50854357274055">
            <text:p>5.51</text:p>
          </table:table-cell>
          <table:table-cell table:formula="oooc:=[.I35]/[.J35]" office:value-type="float" office:value="220.341742909622">
            <text:p>220.34</text:p>
          </table:table-cell>
          <table:table-cell table:formula="oooc:=[.$D35]*[$globals.$C$34]/[.$K35]" office:value-type="float" office:value="330.6">
            <text:p>330.6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9000000">
            <text:p>79,000,000</text:p>
          </table:table-cell>
          <table:table-cell table:formula="oooc:=CEILING(([.R36]-[.V36]/2);[.V36])" office:value-type="float" office:value="9">
            <text:p>9</text:p>
          </table:table-cell>
          <table:table-cell table:formula="oooc:=CEILING(([.T36]-[.W36]/2);[.W36])" office:value-type="float" office:value="540">
            <text:p>540</text:p>
          </table:table-cell>
          <table:table-cell table:formula="oooc:=[.F35]" office:value-type="float" office:value="200">
            <text:p>200</text:p>
          </table:table-cell>
          <table:table-cell/>
          <table:table-cell table:formula="oooc:=[.H35]" office:value-type="float" office:value="40">
            <text:p>4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2">
            <text:p>2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393710.299777079">
            <text:p>393710.3</text:p>
          </table:table-cell>
          <table:table-cell table:formula="oooc:=[.AA31]/[.M36]" office:value-type="float" office:value="0.00203195090515276">
            <text:p>0</text:p>
          </table:table-cell>
          <table:table-cell table:formula="oooc:=([.D36]/[.C36])/([.R36]/[.Q36])" office:value-type="float" office:value="0.996553611671084">
            <text:p>1</text:p>
          </table:table-cell>
          <table:table-cell/>
          <table:table-cell table:formula="oooc:=[.I36]^[$globals.$C$23]*[$globals.$C$32]/[.R36]*[.K36]*[.Y36]" office:value-type="float" office:value="78742059.9554158">
            <text:p>78742059.96</text:p>
          </table:table-cell>
          <table:table-cell table:formula="oooc:=[.S36]/[.H36]" office:value-type="float" office:value="9.00163756394204">
            <text:p>9</text:p>
          </table:table-cell>
          <table:table-cell table:formula="oooc:=[.I36]/[.J36]" office:value-type="float" office:value="360.065502557682">
            <text:p>360.07</text:p>
          </table:table-cell>
          <table:table-cell table:formula="oooc:=[.$D36]*[$globals.$C$34]/[.$K36]" office:value-type="float" office:value="540">
            <text:p>540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200000000">
            <text:p>200,000,000</text:p>
          </table:table-cell>
          <table:table-cell table:formula="oooc:=CEILING(([.R37]-[.V37]/2);[.V37])" office:value-type="float" office:value="14.71">
            <text:p>14.71</text:p>
          </table:table-cell>
          <table:table-cell table:formula="oooc:=CEILING(([.T37]-[.W37]/2);[.W37])" office:value-type="float" office:value="880">
            <text:p>880</text:p>
          </table:table-cell>
          <table:table-cell table:formula="oooc:=[.F36]" office:value-type="float" office:value="200">
            <text:p>200</text:p>
          </table:table-cell>
          <table:table-cell/>
          <table:table-cell table:formula="oooc:=[.H36]" office:value-type="float" office:value="40">
            <text:p>4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976682.787103595">
            <text:p>976682.79</text:p>
          </table:table-cell>
          <table:table-cell table:formula="oooc:=[.AA31]/[.M37]" office:value-type="float" office:value="0.000819099108291283">
            <text:p>0</text:p>
          </table:table-cell>
          <table:table-cell table:formula="oooc:=([.D37]/[.C37])/([.R37]/[.Q37])" office:value-type="float" office:value="0.976697216529763">
            <text:p>0.98</text:p>
          </table:table-cell>
          <table:table-cell/>
          <table:table-cell table:formula="oooc:=[.I37]^[$globals.$C$23]*[$globals.$C$32]/[.R37]*[.K37]*[.Y37]" office:value-type="float" office:value="195336557.420719">
            <text:p>195336557.42</text:p>
          </table:table-cell>
          <table:table-cell table:formula="oooc:=[.S37]/[.H37]" office:value-type="float" office:value="14.7097826789558">
            <text:p>14.71</text:p>
          </table:table-cell>
          <table:table-cell table:formula="oooc:=[.I37]/[.J37]" office:value-type="float" office:value="588.391307158234">
            <text:p>588.39</text:p>
          </table:table-cell>
          <table:table-cell table:formula="oooc:=[.$D37]*[$globals.$C$34]/[.$K37]" office:value-type="float" office:value="882.6">
            <text:p>882.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9100000">
            <text:p>9,1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75">
            <text:p>7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220.020637480314">
            <text:p>220.02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5">
            <text:p>0.5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3]*[$globals.$C$32]/[.R41]*[.K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550.051593700786">
            <text:p>550.05</text:p>
          </table:table-cell>
          <table:table-cell table:formula="oooc:=[.$D41]*[$globals.$C$34]/[.$K41]" office:value-type="float" office:value="75">
            <text:p>7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6000000">
            <text:p>36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78">
            <text:p>78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332.41565902459">
            <text:p>332.42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52">
            <text:p>0.5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Z40]/[.H42]/[.Y40]*[.Q42]" office:value-type="float" office:value="85582.7885332671">
            <text:p>85582.79</text:p>
          </table:table-cell>
          <table:table-cell table:formula="oooc:=[.AA40]/[.M42]" office:value-type="float" office:value="0.00934767391563819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3]*[$globals.$C$32]/[.R42]*[.K42]*[.Y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864.280713463934">
            <text:p>864.28</text:p>
          </table:table-cell>
          <table:table-cell table:formula="oooc:=[.$D42]*[$globals.$C$34]/[.$K42]" office:value-type="float" office:value="78">
            <text:p>7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140000000">
            <text:p>14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81">
            <text:p>81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503.715569914389">
            <text:p>503.72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54">
            <text:p>0.5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Z40]/[.H43]/[.Y40]*[.Q43]" office:value-type="float" office:value="220472.083638323">
            <text:p>220472.08</text:p>
          </table:table-cell>
          <table:table-cell table:formula="oooc:=[.AA40]/[.M43]" office:value-type="float" office:value="0.00362857730919063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Y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360.03203876885">
            <text:p>1360.03</text:p>
          </table:table-cell>
          <table:table-cell table:formula="oooc:=[.$D43]*[$globals.$C$34]/[.$K43]" office:value-type="float" office:value="81">
            <text:p>81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40000000">
            <text:p>54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84">
            <text:p>84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765.387868891084">
            <text:p>765.39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56">
            <text:p>0.5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Z40]/[.H44]/[.Y40]*[.Q44]" office:value-type="float" office:value="567184.862025352">
            <text:p>567184.86</text:p>
          </table:table-cell>
          <table:table-cell table:formula="oooc:=[.AA40]/[.M44]" office:value-type="float" office:value="0.00141047487964205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Y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2143.08603289504">
            <text:p>2143.09</text:p>
          </table:table-cell>
          <table:table-cell table:formula="oooc:=[.$D44]*[$globals.$C$34]/[.$K44]" office:value-type="float" office:value="84">
            <text:p>84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2100000000">
            <text:p>2,1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87">
            <text:p>87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1165.96731215803">
            <text:p>1165.97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58">
            <text:p>0.5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Z40]/[.H45]/[.Y40]*[.Q45]" office:value-type="float" office:value="1457274.46520837">
            <text:p>1457274.47</text:p>
          </table:table-cell>
          <table:table-cell table:formula="oooc:=[.AA40]/[.M45]" office:value-type="float" office:value="0.00054897002527633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3]*[$globals.$C$32]/[.R45]*[.K45]*[.Y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3381.30520525828">
            <text:p>3381.31</text:p>
          </table:table-cell>
          <table:table-cell table:formula="oooc:=[.$D45]*[$globals.$C$34]/[.$K45]" office:value-type="float" office:value="87">
            <text:p>87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8300000000">
            <text:p>8,3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90">
            <text:p>9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780.42873647599">
            <text:p>1780.43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6">
            <text:p>0.6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Z40]/[.H46]/[.Y40]*[.Q46]" office:value-type="float" office:value="3739739.65399701">
            <text:p>3739739.65</text:p>
          </table:table-cell>
          <table:table-cell table:formula="oooc:=[.AA40]/[.M46]" office:value-type="float" office:value="0.000213918634454932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3]*[$globals.$C$32]/[.R46]*[.K46]*[.Y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5341.28620942796">
            <text:p>5341.29</text:p>
          </table:table-cell>
          <table:table-cell table:formula="oooc:=[.$D46]*[$globals.$C$34]/[.$K46]" office:value-type="float" office:value="90">
            <text:p>90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2.5">
            <text:p>2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130000000">
            <text:p>130,000,000</text:p>
          </table:table-cell>
          <table:table-cell table:formula="oooc:=CEILING(([.R50]-[.V50]/2);[.V50])" office:value-type="float" office:value="5.99">
            <text:p>5.99</text:p>
          </table:table-cell>
          <table:table-cell table:formula="oooc:=CEILING(([.T50]-[.W50]/2);[.W50])" office:value-type="float" office:value="360">
            <text:p>36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50">
            <text:p>5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2.5">
            <text:p>2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529240.328133131">
            <text:p>529240.33</text:p>
          </table:table-cell>
          <table:table-cell table:formula="oooc:=[.AA49]/[.M50]" office:value-type="float" office:value="0.00151160060462883">
            <text:p>0</text:p>
          </table:table-cell>
          <table:table-cell table:formula="oooc:=([.D50]/[.C50])/([.R50]/[.Q50])" office:value-type="float" office:value="1.01744779119194">
            <text:p>1.02</text:p>
          </table:table-cell>
          <table:table-cell/>
          <table:table-cell table:formula="oooc:=[.I50]^[$globals.$C$23]*[$globals.$C$32]/[.R50]*[.K50]*[.Y50]" office:value-type="float" office:value="132310082.033283">
            <text:p>132310082.03</text:p>
          </table:table-cell>
          <table:table-cell table:formula="oooc:=[.S50]/[.H50]" office:value-type="float" office:value="5.99189611980678">
            <text:p>5.99</text:p>
          </table:table-cell>
          <table:table-cell table:formula="oooc:=[.I50]/[.J50]" office:value-type="float" office:value="299.594805990339">
            <text:p>299.59</text:p>
          </table:table-cell>
          <table:table-cell table:formula="oooc:=[.$D50]*[$globals.$C$34]/[.$K50]" office:value-type="float" office:value="359.4">
            <text:p>359.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330000000">
            <text:p>330,000,000</text:p>
          </table:table-cell>
          <table:table-cell table:formula="oooc:=CEILING(([.R51]-[.V51]/2);[.V51])" office:value-type="float" office:value="9.79">
            <text:p>9.79</text:p>
          </table:table-cell>
          <table:table-cell table:formula="oooc:=CEILING(([.T51]-[.W51]/2);[.W51])" office:value-type="float" office:value="590">
            <text:p>59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50">
            <text:p>5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2.5">
            <text:p>2.5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1312894.07216768">
            <text:p>1312894.07</text:p>
          </table:table-cell>
          <table:table-cell table:formula="oooc:=[.AA49]/[.M51]" office:value-type="float" office:value="0.000609340857697029">
            <text:p>0</text:p>
          </table:table-cell>
          <table:table-cell table:formula="oooc:=([.D51]/[.C51])/([.R51]/[.Q51])" office:value-type="float" office:value="0.994464853452432">
            <text:p>0.99</text:p>
          </table:table-cell>
          <table:table-cell/>
          <table:table-cell table:formula="oooc:=[.I51]^[$globals.$C$23]*[$globals.$C$32]/[.R51]*[.K51]*[.Y51]" office:value-type="float" office:value="328223518.04192">
            <text:p>328223518.04</text:p>
          </table:table-cell>
          <table:table-cell table:formula="oooc:=[.S51]/[.H51]" office:value-type="float" office:value="9.79149506199825">
            <text:p>9.79</text:p>
          </table:table-cell>
          <table:table-cell table:formula="oooc:=[.I51]/[.J51]" office:value-type="float" office:value="489.574753099913">
            <text:p>489.57</text:p>
          </table:table-cell>
          <table:table-cell table:formula="oooc:=[.$D51]*[$globals.$C$34]/[.$K51]" office:value-type="float" office:value="587.4">
            <text:p>587.4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810000000">
            <text:p>810,000,000</text:p>
          </table:table-cell>
          <table:table-cell table:formula="oooc:=CEILING(([.R52]-[.V52]/2);[.V52])" office:value-type="float" office:value="16">
            <text:p>16</text:p>
          </table:table-cell>
          <table:table-cell table:formula="oooc:=CEILING(([.T52]-[.W52]/2);[.W52])" office:value-type="float" office:value="960">
            <text:p>96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50">
            <text:p>5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2.5">
            <text:p>2.5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3256915.15386454">
            <text:p>3256915.15</text:p>
          </table:table-cell>
          <table:table-cell table:formula="oooc:=[.AA49]/[.M52]" office:value-type="float" office:value="0.000245631206895503">
            <text:p>0</text:p>
          </table:table-cell>
          <table:table-cell table:formula="oooc:=([.D52]/[.C52])/([.R52]/[.Q52])" office:value-type="float" office:value="1.00518887729554">
            <text:p>1.01</text:p>
          </table:table-cell>
          <table:table-cell/>
          <table:table-cell table:formula="oooc:=[.I52]^[$globals.$C$23]*[$globals.$C$32]/[.R52]*[.K52]*[.Y52]" office:value-type="float" office:value="814228788.466135">
            <text:p>814228788.47</text:p>
          </table:table-cell>
          <table:table-cell table:formula="oooc:=[.S52]/[.H52]" office:value-type="float" office:value="16.0005069567574">
            <text:p>16</text:p>
          </table:table-cell>
          <table:table-cell table:formula="oooc:=[.I52]/[.J52]" office:value-type="float" office:value="800.025347837871">
            <text:p>800.03</text:p>
          </table:table-cell>
          <table:table-cell table:formula="oooc:=[.$D52]*[$globals.$C$34]/[.$K52]" office:value-type="float" office:value="960">
            <text:p>960</text:p>
          </table:table-cell>
          <table:table-cell table:formula="oooc:=MAX(10^(FLOOR(LOG([.Q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2000000000">
            <text:p>2,000,000,000</text:p>
          </table:table-cell>
          <table:table-cell table:formula="oooc:=CEILING(([.R53]-[.V53]/2);[.V53])" office:value-type="float" office:value="26.15">
            <text:p>26.15</text:p>
          </table:table-cell>
          <table:table-cell table:formula="oooc:=CEILING(([.T53]-[.W53]/2);[.W53])" office:value-type="float" office:value="1600">
            <text:p>16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50">
            <text:p>5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2.5">
            <text:p>2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8079476.1316568">
            <text:p>8079476.13</text:p>
          </table:table-cell>
          <table:table-cell table:formula="oooc:=[.AA49]/[.M53]" office:value-type="float" office:value="0.0000990163207321648">
            <text:p>0</text:p>
          </table:table-cell>
          <table:table-cell table:formula="oooc:=([.D53]/[.C53])/([.R53]/[.Q53])" office:value-type="float" office:value="1.01005827687049">
            <text:p>1.01</text:p>
          </table:table-cell>
          <table:table-cell/>
          <table:table-cell table:formula="oooc:=[.I53]^[$globals.$C$23]*[$globals.$C$32]/[.R53]*[.K53]*[.Y53]" office:value-type="float" office:value="2019869032.9142">
            <text:p>2019869032.91</text:p>
          </table:table-cell>
          <table:table-cell table:formula="oooc:=[.S53]/[.H53]" office:value-type="float" office:value="26.1467958929854">
            <text:p>26.15</text:p>
          </table:table-cell>
          <table:table-cell table:formula="oooc:=[.I53]/[.J53]" office:value-type="float" office:value="1307.33979464927">
            <text:p>1307.34</text:p>
          </table:table-cell>
          <table:table-cell table:formula="oooc:=[.$D53]*[$globals.$C$34]/[.$K53]" office:value-type="float" office:value="1569">
            <text:p>1569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5000000000">
            <text:p>5,000,000,000</text:p>
          </table:table-cell>
          <table:table-cell table:formula="oooc:=CEILING(([.R54]-[.V54]/2);[.V54])" office:value-type="float" office:value="42.73">
            <text:p>42.73</text:p>
          </table:table-cell>
          <table:table-cell table:formula="oooc:=CEILING(([.T54]-[.W54]/2);[.W54])" office:value-type="float" office:value="2600">
            <text:p>26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50">
            <text:p>5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2.5">
            <text:p>2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20042872.3126408">
            <text:p>20042872.31</text:p>
          </table:table-cell>
          <table:table-cell table:formula="oooc:=[.AA49]/[.M54]" office:value-type="float" office:value="0.0000399144387850762">
            <text:p>0</text:p>
          </table:table-cell>
          <table:table-cell table:formula="oooc:=([.D54]/[.C54])/([.R54]/[.Q54])" office:value-type="float" office:value="1.00221211065001">
            <text:p>1</text:p>
          </table:table-cell>
          <table:table-cell/>
          <table:table-cell table:formula="oooc:=[.I54]^[$globals.$C$23]*[$globals.$C$32]/[.R54]*[.K54]*[.Y54]" office:value-type="float" office:value="5010718078.1602">
            <text:p>5010718078.16</text:p>
          </table:table-cell>
          <table:table-cell table:formula="oooc:=[.S54]/[.H54]" office:value-type="float" office:value="42.7270796679797">
            <text:p>42.73</text:p>
          </table:table-cell>
          <table:table-cell table:formula="oooc:=[.I54]/[.J54]" office:value-type="float" office:value="2136.35398339898">
            <text:p>2136.35</text:p>
          </table:table-cell>
          <table:table-cell table:formula="oooc:=[.$D54]*[$globals.$C$34]/[.$K54]" office:value-type="float" office:value="2563.8">
            <text:p>2563.8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2000000000">
            <text:p>12,000,000,000</text:p>
          </table:table-cell>
          <table:table-cell table:formula="oooc:=CEILING(([.R55]-[.V55]/2);[.V55])" office:value-type="float" office:value="69.82">
            <text:p>69.82</text:p>
          </table:table-cell>
          <table:table-cell table:formula="oooc:=CEILING(([.T55]-[.W55]/2);[.W55])" office:value-type="float" office:value="4200">
            <text:p>42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50">
            <text:p>5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2.5">
            <text:p>2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49720640.7933836">
            <text:p>49720640.79</text:p>
          </table:table-cell>
          <table:table-cell table:formula="oooc:=[.AA49]/[.M55]" office:value-type="float" office:value="0.0000160898972184296">
            <text:p>0</text:p>
          </table:table-cell>
          <table:table-cell table:formula="oooc:=([.D55]/[.C55])/([.R55]/[.Q55])" office:value-type="float" office:value="1.03582736453944">
            <text:p>1.04</text:p>
          </table:table-cell>
          <table:table-cell/>
          <table:table-cell table:formula="oooc:=[.I55]^[$globals.$C$23]*[$globals.$C$32]/[.R55]*[.K55]*[.Y55]" office:value-type="float" office:value="12430160198.3459">
            <text:p>12430160198.35</text:p>
          </table:table-cell>
          <table:table-cell table:formula="oooc:=[.S55]/[.H55]" office:value-type="float" office:value="69.821302175065">
            <text:p>69.82</text:p>
          </table:table-cell>
          <table:table-cell table:formula="oooc:=[.I55]/[.J55]" office:value-type="float" office:value="3491.06510875325">
            <text:p>3491.07</text:p>
          </table:table-cell>
          <table:table-cell table:formula="oooc:=[.$D55]*[$globals.$C$34]/[.$K55]" office:value-type="float" office:value="4189.2">
            <text:p>418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2800000000">
            <text:p>2,8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75">
            <text:p>7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Z58]/[.H59]/[.Y58]*[.Q59]" office:value-type="float" office:value="1350981.82524771">
            <text:p>1350981.83</text:p>
          </table:table-cell>
          <table:table-cell table:formula="oooc:=[.AA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3]*[$globals.$C$32]/[.R59]*[.K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4]/[.$K59]" office:value-type="float" office:value="75">
            <text:p>7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1000000000">
            <text:p>11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78">
            <text:p>78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Z58]/[.H60]/[.Y58]*[.Q60]" office:value-type="float" office:value="3485455.98873738">
            <text:p>3485455.99</text:p>
          </table:table-cell>
          <table:table-cell table:formula="oooc:=[.AA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3]*[$globals.$C$32]/[.R60]*[.K60]*[.Y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4]/[.$K60]" office:value-type="float" office:value="78">
            <text:p>7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42000000000">
            <text:p>42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81">
            <text:p>81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Z58]/[.H61]/[.Y58]*[.Q61]" office:value-type="float" office:value="8978975.29908011">
            <text:p>8978975.3</text:p>
          </table:table-cell>
          <table:table-cell table:formula="oooc:=[.AA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3]*[$globals.$C$32]/[.R61]*[.K61]*[.Y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4]/[.$K61]" office:value-type="float" office:value="81">
            <text:p>81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60000000000">
            <text:p>16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84">
            <text:p>84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Z58]/[.H62]/[.Y58]*[.Q62]" office:value-type="float" office:value="23099245.8641261">
            <text:p>23099245.86</text:p>
          </table:table-cell>
          <table:table-cell table:formula="oooc:=[.AA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3]*[$globals.$C$32]/[.R62]*[.K62]*[.Y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4]/[.$K62]" office:value-type="float" office:value="84">
            <text:p>8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640000000000">
            <text:p>64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87">
            <text:p>87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Z58]/[.H63]/[.Y58]*[.Q63]" office:value-type="float" office:value="59349153.0136366">
            <text:p>59349153.01</text:p>
          </table:table-cell>
          <table:table-cell table:formula="oooc:=[.AA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Y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4]/[.$K63]" office:value-type="float" office:value="87">
            <text:p>8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2500000000000">
            <text:p>2,5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90">
            <text:p>9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3]*[$globals.$C$32]/[.R64]*[.K64]*[.Y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4]/[.$K64]" office:value-type="float" office:value="90">
            <text:p>9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4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4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4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4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4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9]^[$globals.$C$23]^([$globals.$C$20] + [$globals.$C$39])" office:value-type="float" office:value="4039213318.71481">
            <text:p>4.04E+09</text:p>
          </table:table-cell>
          <table:table-cell/>
          <table:table-cell office:value-type="float" office:value="10">
            <text:p>10</text:p>
          </table:table-cell>
          <table:table-cell/>
          <table:table-cell table:style-name="ce12" office:value-type="float" office:value="3">
            <text:p>3</text:p>
          </table:table-cell>
          <table:table-cell table:formula="oooc:=[.I4]+[$globals.$C$21]" office:value-type="float" office:value="0.85">
            <text:p>0.85</text:p>
          </table:table-cell>
          <table:table-cell table:style-name="ce12" office:value-type="float" office:value="2.5">
            <text:p>2.5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9600">
            <text:p>9,600</text:p>
          </table:table-cell>
          <table:table-cell table:formula="oooc:=CEILING(([.R14]-[.V14]/2);[.V14])" office:value-type="float" office:value="1.82">
            <text:p>1.82</text:p>
          </table:table-cell>
          <table:table-cell table:formula="oooc:=CEILING(([.T14]-[.W14]/2);[.W14])" office:value-type="float" office:value="55">
            <text:p>55</text:p>
          </table:table-cell>
          <table:table-cell table:formula="oooc:=[.F13]" office:value-type="float" office:value="10">
            <text:p>10</text:p>
          </table:table-cell>
          <table:table-cell/>
          <table:table-cell table:formula="oooc:=[.H13]" office:value-type="float" office:value="3">
            <text:p>3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2.5">
            <text:p>2.5</text:p>
          </table:table-cell>
          <table:table-cell table:formula="oooc:=[.K13]" office:value-type="float" office:value="2">
            <text:p>2</text:p>
          </table:table-cell>
          <table:table-cell/>
          <table:table-cell table:formula="oooc:=[.Z13]/[.H14]/[.Y13]*[.Q14]" office:value-type="float" office:value="638.170294964688">
            <text:p>638.17</text:p>
          </table:table-cell>
          <table:table-cell table:formula="oooc:=[.AA13]/[.M14]" office:value-type="float" office:value="1.25358388867703">
            <text:p>1.25</text:p>
          </table:table-cell>
          <table:table-cell table:formula="oooc:=([.D14]/[.C14])/([.R14]/[.Q14])" office:value-type="float" office:value="0.999581941099067">
            <text:p>1</text:p>
          </table:table-cell>
          <table:table-cell/>
          <table:table-cell table:formula="oooc:=[.I14]^[$globals.$C$23]*[$globals.$C$32]/[.R14]*[.K14]*[.Y14]" office:value-type="float" office:value="9572.55442447031">
            <text:p>9572.55</text:p>
          </table:table-cell>
          <table:table-cell table:formula="oooc:=[.S14]/[.H14]" office:value-type="float" office:value="1.81555578556213">
            <text:p>1.82</text:p>
          </table:table-cell>
          <table:table-cell table:formula="oooc:=[.I14]/[.J14]" office:value-type="float" office:value="5.44666735668638">
            <text:p>5.45</text:p>
          </table:table-cell>
          <table:table-cell table:formula="oooc:=[.$D14]*[$globals.$C$34]/[.$K14]" office:value-type="float" office:value="54.6">
            <text:p>54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">
            <text:p>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24000">
            <text:p>24,000</text:p>
          </table:table-cell>
          <table:table-cell table:formula="oooc:=CEILING(([.R15]-[.V15]/2);[.V15])" office:value-type="float" office:value="2.97">
            <text:p>2.97</text:p>
          </table:table-cell>
          <table:table-cell table:formula="oooc:=CEILING(([.T15]-[.W15]/2);[.W15])" office:value-type="float" office:value="89">
            <text:p>89</text:p>
          </table:table-cell>
          <table:table-cell table:formula="oooc:=[.F14]" office:value-type="float" office:value="10">
            <text:p>10</text:p>
          </table:table-cell>
          <table:table-cell/>
          <table:table-cell table:formula="oooc:=[.H14]" office:value-type="float" office:value="3">
            <text:p>3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2.5">
            <text:p>2.5</text:p>
          </table:table-cell>
          <table:table-cell table:formula="oooc:=[.K14]" office:value-type="float" office:value="2">
            <text:p>2</text:p>
          </table:table-cell>
          <table:table-cell/>
          <table:table-cell table:formula="oooc:=[.Z13]/[.H15]/[.Y13]*[.Q15]" office:value-type="float" office:value="1583.11820311977">
            <text:p>1583.12</text:p>
          </table:table-cell>
          <table:table-cell table:formula="oooc:=[.AA13]/[.M15]" office:value-type="float" office:value="0.505331818194928">
            <text:p>0.51</text:p>
          </table:table-cell>
          <table:table-cell table:formula="oooc:=([.D15]/[.C15])/([.R15]/[.Q15])" office:value-type="float" office:value="0.990502275763226">
            <text:p>0.99</text:p>
          </table:table-cell>
          <table:table-cell/>
          <table:table-cell table:formula="oooc:=[.I15]^[$globals.$C$23]*[$globals.$C$32]/[.R15]*[.K15]*[.Y15]" office:value-type="float" office:value="23746.7730467965">
            <text:p>23746.77</text:p>
          </table:table-cell>
          <table:table-cell table:formula="oooc:=[.S15]/[.H15]" office:value-type="float" office:value="2.96684140607016">
            <text:p>2.97</text:p>
          </table:table-cell>
          <table:table-cell table:formula="oooc:=[.I15]/[.J15]" office:value-type="float" office:value="8.90052421821049">
            <text:p>8.9</text:p>
          </table:table-cell>
          <table:table-cell table:formula="oooc:=[.$D15]*[$globals.$C$34]/[.$K15]" office:value-type="float" office:value="89.1">
            <text:p>89.1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">
            <text:p>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59000">
            <text:p>59,000</text:p>
          </table:table-cell>
          <table:table-cell table:formula="oooc:=CEILING(([.R16]-[.V16]/2);[.V16])" office:value-type="float" office:value="4.85">
            <text:p>4.85</text:p>
          </table:table-cell>
          <table:table-cell table:formula="oooc:=CEILING(([.T16]-[.W16]/2);[.W16])" office:value-type="float" office:value="150">
            <text:p>150</text:p>
          </table:table-cell>
          <table:table-cell table:formula="oooc:=[.F15]" office:value-type="float" office:value="10">
            <text:p>10</text:p>
          </table:table-cell>
          <table:table-cell/>
          <table:table-cell table:formula="oooc:=[.H15]" office:value-type="float" office:value="3">
            <text:p>3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2.5">
            <text:p>2.5</text:p>
          </table:table-cell>
          <table:table-cell table:formula="oooc:=[.K15]" office:value-type="float" office:value="2">
            <text:p>2</text:p>
          </table:table-cell>
          <table:table-cell/>
          <table:table-cell table:formula="oooc:=[.Z13]/[.H16]/[.Y13]*[.Q16]" office:value-type="float" office:value="3927.2640309713">
            <text:p>3927.26</text:p>
          </table:table-cell>
          <table:table-cell table:formula="oooc:=[.AA13]/[.M16]" office:value-type="float" office:value="0.203704154773149">
            <text:p>0.2</text:p>
          </table:table-cell>
          <table:table-cell table:formula="oooc:=([.D16]/[.C16])/([.R16]/[.Q16])" office:value-type="float" office:value="0.99883101831754">
            <text:p>1</text:p>
          </table:table-cell>
          <table:table-cell/>
          <table:table-cell table:formula="oooc:=[.I16]^[$globals.$C$23]*[$globals.$C$32]/[.R16]*[.K16]*[.Y16]" office:value-type="float" office:value="58908.9604645695">
            <text:p>58908.96</text:p>
          </table:table-cell>
          <table:table-cell table:formula="oooc:=[.S16]/[.H16]" office:value-type="float" office:value="4.84818367949355">
            <text:p>4.85</text:p>
          </table:table-cell>
          <table:table-cell table:formula="oooc:=[.I16]/[.J16]" office:value-type="float" office:value="14.5445510384807">
            <text:p>14.54</text:p>
          </table:table-cell>
          <table:table-cell table:formula="oooc:=[.$D16]*[$globals.$C$34]/[.$K16]" office:value-type="float" office:value="145.5">
            <text:p>145.5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150000">
            <text:p>150,000</text:p>
          </table:table-cell>
          <table:table-cell table:formula="oooc:=CEILING(([.R17]-[.V17]/2);[.V17])" office:value-type="float" office:value="7.92">
            <text:p>7.92</text:p>
          </table:table-cell>
          <table:table-cell table:formula="oooc:=CEILING(([.T17]-[.W17]/2);[.W17])" office:value-type="float" office:value="240">
            <text:p>240</text:p>
          </table:table-cell>
          <table:table-cell table:formula="oooc:=[.F16]" office:value-type="float" office:value="10">
            <text:p>10</text:p>
          </table:table-cell>
          <table:table-cell/>
          <table:table-cell table:formula="oooc:=[.H16]" office:value-type="float" office:value="3">
            <text:p>3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2.5">
            <text:p>2.5</text:p>
          </table:table-cell>
          <table:table-cell table:formula="oooc:=[.K16]" office:value-type="float" office:value="2">
            <text:p>2</text:p>
          </table:table-cell>
          <table:table-cell/>
          <table:table-cell table:formula="oooc:=[.Z13]/[.H17]/[.Y13]*[.Q17]" office:value-type="float" office:value="9742.42020498965">
            <text:p>9742.42</text:p>
          </table:table-cell>
          <table:table-cell table:formula="oooc:=[.AA13]/[.M17]" office:value-type="float" office:value="0.0821151195665194">
            <text:p>0.08</text:p>
          </table:table-cell>
          <table:table-cell table:formula="oooc:=([.D17]/[.C17])/([.R17]/[.Q17])" office:value-type="float" office:value="0.973931113126349">
            <text:p>0.97</text:p>
          </table:table-cell>
          <table:table-cell/>
          <table:table-cell table:formula="oooc:=[.I17]^[$globals.$C$23]*[$globals.$C$32]/[.R17]*[.K17]*[.Y17]" office:value-type="float" office:value="146136.303074845">
            <text:p>146136.3</text:p>
          </table:table-cell>
          <table:table-cell table:formula="oooc:=[.S17]/[.H17]" office:value-type="float" office:value="7.92252829626032">
            <text:p>7.92</text:p>
          </table:table-cell>
          <table:table-cell table:formula="oooc:=[.I17]/[.J17]" office:value-type="float" office:value="23.767584888781">
            <text:p>23.77</text:p>
          </table:table-cell>
          <table:table-cell table:formula="oooc:=[.$D17]*[$globals.$C$34]/[.$K17]" office:value-type="float" office:value="237.6">
            <text:p>237.6</text:p>
          </table:table-cell>
          <table:table-cell table:formula="oooc:=MAX(10^(FLOOR(LOG([.Q17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360000">
            <text:p>360,000</text:p>
          </table:table-cell>
          <table:table-cell table:formula="oooc:=CEILING(([.R18]-[.V18]/2);[.V18])" office:value-type="float" office:value="12.95">
            <text:p>12.95</text:p>
          </table:table-cell>
          <table:table-cell table:formula="oooc:=CEILING(([.T18]-[.W18]/2);[.W18])" office:value-type="float" office:value="390">
            <text:p>390</text:p>
          </table:table-cell>
          <table:table-cell table:formula="oooc:=[.F17]" office:value-type="float" office:value="10">
            <text:p>10</text:p>
          </table:table-cell>
          <table:table-cell/>
          <table:table-cell table:formula="oooc:=[.H17]" office:value-type="float" office:value="3">
            <text:p>3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2.5">
            <text:p>2.5</text:p>
          </table:table-cell>
          <table:table-cell table:formula="oooc:=[.K17]" office:value-type="float" office:value="2">
            <text:p>2</text:p>
          </table:table-cell>
          <table:table-cell/>
          <table:table-cell table:formula="oooc:=[.Z13]/[.H18]/[.Y13]*[.Q18]" office:value-type="float" office:value="24168.1615246826">
            <text:p>24168.16</text:p>
          </table:table-cell>
          <table:table-cell table:formula="oooc:=[.AA13]/[.M18]" office:value-type="float" office:value="0.0331014007492034">
            <text:p>0.03</text:p>
          </table:table-cell>
          <table:table-cell table:formula="oooc:=([.D18]/[.C18])/([.R18]/[.Q18])" office:value-type="float" office:value="1.00728788086322">
            <text:p>1.01</text:p>
          </table:table-cell>
          <table:table-cell/>
          <table:table-cell table:formula="oooc:=[.I18]^[$globals.$C$23]*[$globals.$C$32]/[.R18]*[.K18]*[.Y18]" office:value-type="float" office:value="362522.42287024">
            <text:p>362522.42</text:p>
          </table:table-cell>
          <table:table-cell table:formula="oooc:=[.S18]/[.H18]" office:value-type="float" office:value="12.946385441321">
            <text:p>12.95</text:p>
          </table:table-cell>
          <table:table-cell table:formula="oooc:=[.I18]/[.J18]" office:value-type="float" office:value="38.839156323963">
            <text:p>38.84</text:p>
          </table:table-cell>
          <table:table-cell table:formula="oooc:=[.$D18]*[$globals.$C$34]/[.$K18]" office:value-type="float" office:value="388.5">
            <text:p>388.5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900000">
            <text:p>900,000</text:p>
          </table:table-cell>
          <table:table-cell table:formula="oooc:=CEILING(([.R19]-[.V19]/2);[.V19])" office:value-type="float" office:value="21.16">
            <text:p>21.16</text:p>
          </table:table-cell>
          <table:table-cell table:formula="oooc:=CEILING(([.T19]-[.W19]/2);[.W19])" office:value-type="float" office:value="630">
            <text:p>630</text:p>
          </table:table-cell>
          <table:table-cell table:formula="oooc:=[.F18]" office:value-type="float" office:value="10">
            <text:p>10</text:p>
          </table:table-cell>
          <table:table-cell/>
          <table:table-cell table:formula="oooc:=[.H18]" office:value-type="float" office:value="3">
            <text:p>3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2.5">
            <text:p>2.5</text:p>
          </table:table-cell>
          <table:table-cell table:formula="oooc:=[.K18]" office:value-type="float" office:value="2">
            <text:p>2</text:p>
          </table:table-cell>
          <table:table-cell/>
          <table:table-cell table:formula="oooc:=[.Z13]/[.H19]/[.Y13]*[.Q19]" office:value-type="float" office:value="59954.3049050583">
            <text:p>59954.3</text:p>
          </table:table-cell>
          <table:table-cell table:formula="oooc:=[.AA13]/[.M19]" office:value-type="float" office:value="0.0133434955382579">
            <text:p>0.01</text:p>
          </table:table-cell>
          <table:table-cell table:formula="oooc:=([.D19]/[.C19])/([.R19]/[.Q19])" office:value-type="float" office:value="0.999428014406786">
            <text:p>1</text:p>
          </table:table-cell>
          <table:table-cell/>
          <table:table-cell table:formula="oooc:=[.I19]^[$globals.$C$23]*[$globals.$C$32]/[.R19]*[.K19]*[.Y19]" office:value-type="float" office:value="899314.573575875">
            <text:p>899314.57</text:p>
          </table:table-cell>
          <table:table-cell table:formula="oooc:=[.S19]/[.H19]" office:value-type="float" office:value="21.1559857822616">
            <text:p>21.16</text:p>
          </table:table-cell>
          <table:table-cell table:formula="oooc:=[.I19]/[.J19]" office:value-type="float" office:value="63.4679573467848">
            <text:p>63.47</text:p>
          </table:table-cell>
          <table:table-cell table:formula="oooc:=[.$D19]*[$globals.$C$34]/[.$K19]" office:value-type="float" office:value="634.8">
            <text:p>634.8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">
            <text:p>1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13]+[$globals.$C$21]" office:value-type="float" office:value="1.7">
            <text:p>1.7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100000">
            <text:p>100,000</text:p>
          </table:table-cell>
          <table:table-cell table:formula="oooc:=CEILING(([.R23]-[.V23]/2);[.V23])" office:value-type="float" office:value="1.48">
            <text:p>1.48</text:p>
          </table:table-cell>
          <table:table-cell table:formula="oooc:=CEILING(([.T23]-[.W23]/2);[.W23])" office:value-type="float" office:value="89">
            <text:p>89</text:p>
          </table:table-cell>
          <table:table-cell table:formula="oooc:=[.F22]" office:value-type="float" office:value="5">
            <text:p>5</text:p>
          </table:table-cell>
          <table:table-cell/>
          <table:table-cell table:formula="oooc:=[.H22]" office:value-type="float" office:value="50">
            <text:p>50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0.5">
            <text:p>0.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407.261325375317">
            <text:p>407.26</text:p>
          </table:table-cell>
          <table:table-cell table:formula="oooc:=[.AA22]/[.M23]" office:value-type="float" office:value="1.96434070743828">
            <text:p>1.96</text:p>
          </table:table-cell>
          <table:table-cell table:formula="oooc:=([.D23]/[.C23])/([.R23]/[.Q23])" office:value-type="float" office:value="1.01588181219476">
            <text:p>1.02</text:p>
          </table:table-cell>
          <table:table-cell/>
          <table:table-cell table:formula="oooc:=[.I23]^[$globals.$C$23]*[$globals.$C$32]/[.R23]*[.K23]*[.Y23]" office:value-type="float" office:value="101815.331343829">
            <text:p>101815.33</text:p>
          </table:table-cell>
          <table:table-cell table:formula="oooc:=[.S23]/[.H23]" office:value-type="float" office:value="1.48330926471965">
            <text:p>1.48</text:p>
          </table:table-cell>
          <table:table-cell table:formula="oooc:=[.I23]/[.J23]" office:value-type="float" office:value="74.1654632359824">
            <text:p>74.17</text:p>
          </table:table-cell>
          <table:table-cell table:formula="oooc:=[.$D23]*[$globals.$C$34]/[.$K23]" office:value-type="float" office:value="88.8">
            <text:p>88.8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250000">
            <text:p>250,000</text:p>
          </table:table-cell>
          <table:table-cell table:formula="oooc:=CEILING(([.R24]-[.V24]/2);[.V24])" office:value-type="float" office:value="2.42">
            <text:p>2.42</text:p>
          </table:table-cell>
          <table:table-cell table:formula="oooc:=CEILING(([.T24]-[.W24]/2);[.W24])" office:value-type="float" office:value="150">
            <text:p>150</text:p>
          </table:table-cell>
          <table:table-cell table:formula="oooc:=[.F23]" office:value-type="float" office:value="5">
            <text:p>5</text:p>
          </table:table-cell>
          <table:table-cell/>
          <table:table-cell table:formula="oooc:=[.H23]" office:value-type="float" office:value="50">
            <text:p>50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0.5">
            <text:p>0.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1010.29901064891">
            <text:p>1010.3</text:p>
          </table:table-cell>
          <table:table-cell table:formula="oooc:=[.AA22]/[.M24]" office:value-type="float" office:value="0.79184478215629">
            <text:p>0.79</text:p>
          </table:table-cell>
          <table:table-cell table:formula="oooc:=([.D24]/[.C24])/([.R24]/[.Q24])" office:value-type="float" office:value="1.00866941108553">
            <text:p>1.01</text:p>
          </table:table-cell>
          <table:table-cell/>
          <table:table-cell table:formula="oooc:=[.I24]^[$globals.$C$23]*[$globals.$C$32]/[.R24]*[.K24]*[.Y24]" office:value-type="float" office:value="252574.752662227">
            <text:p>252574.75</text:p>
          </table:table-cell>
          <table:table-cell table:formula="oooc:=[.S24]/[.H24]" office:value-type="float" office:value="2.42390973583618">
            <text:p>2.42</text:p>
          </table:table-cell>
          <table:table-cell table:formula="oooc:=[.I24]/[.J24]" office:value-type="float" office:value="121.195486791809">
            <text:p>121.2</text:p>
          </table:table-cell>
          <table:table-cell table:formula="oooc:=[.$D24]*[$globals.$C$34]/[.$K24]" office:value-type="float" office:value="145.2">
            <text:p>145.2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630000">
            <text:p>630,000</text:p>
          </table:table-cell>
          <table:table-cell table:formula="oooc:=CEILING(([.R25]-[.V25]/2);[.V25])" office:value-type="float" office:value="3.96">
            <text:p>3.96</text:p>
          </table:table-cell>
          <table:table-cell table:formula="oooc:=CEILING(([.T25]-[.W25]/2);[.W25])" office:value-type="float" office:value="240">
            <text:p>240</text:p>
          </table:table-cell>
          <table:table-cell table:formula="oooc:=[.F24]" office:value-type="float" office:value="5">
            <text:p>5</text:p>
          </table:table-cell>
          <table:table-cell/>
          <table:table-cell table:formula="oooc:=[.H24]" office:value-type="float" office:value="50">
            <text:p>50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0.5">
            <text:p>0.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2506.26324504916">
            <text:p>2506.26</text:p>
          </table:table-cell>
          <table:table-cell table:formula="oooc:=[.AA22]/[.M25]" office:value-type="float" office:value="0.31920030810024">
            <text:p>0.32</text:p>
          </table:table-cell>
          <table:table-cell table:formula="oooc:=([.D25]/[.C25])/([.R25]/[.Q25])" office:value-type="float" office:value="0.994306213705883">
            <text:p>0.99</text:p>
          </table:table-cell>
          <table:table-cell/>
          <table:table-cell table:formula="oooc:=[.I25]^[$globals.$C$23]*[$globals.$C$32]/[.R25]*[.K25]*[.Y25]" office:value-type="float" office:value="626565.811262291">
            <text:p>626565.81</text:p>
          </table:table-cell>
          <table:table-cell table:formula="oooc:=[.S25]/[.H25]" office:value-type="float" office:value="3.96096656794758">
            <text:p>3.96</text:p>
          </table:table-cell>
          <table:table-cell table:formula="oooc:=[.I25]/[.J25]" office:value-type="float" office:value="198.048328397379">
            <text:p>198.05</text:p>
          </table:table-cell>
          <table:table-cell table:formula="oooc:=[.$D25]*[$globals.$C$34]/[.$K25]" office:value-type="float" office:value="237.6">
            <text:p>23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1600000">
            <text:p>1,600,000</text:p>
          </table:table-cell>
          <table:table-cell table:formula="oooc:=CEILING(([.R26]-[.V26]/2);[.V26])" office:value-type="float" office:value="6.47">
            <text:p>6.47</text:p>
          </table:table-cell>
          <table:table-cell table:formula="oooc:=CEILING(([.T26]-[.W26]/2);[.W26])" office:value-type="float" office:value="390">
            <text:p>390</text:p>
          </table:table-cell>
          <table:table-cell table:formula="oooc:=[.F25]" office:value-type="float" office:value="5">
            <text:p>5</text:p>
          </table:table-cell>
          <table:table-cell/>
          <table:table-cell table:formula="oooc:=[.H25]" office:value-type="float" office:value="50">
            <text:p>50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0.5">
            <text:p>0.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6217.32317588818">
            <text:p>6217.32</text:p>
          </table:table-cell>
          <table:table-cell table:formula="oooc:=[.AA22]/[.M26]" office:value-type="float" office:value="0.128672738631721">
            <text:p>0.13</text:p>
          </table:table-cell>
          <table:table-cell table:formula="oooc:=([.D26]/[.C26])/([.R26]/[.Q26])" office:value-type="float" office:value="0.971050550226748">
            <text:p>0.97</text:p>
          </table:table-cell>
          <table:table-cell/>
          <table:table-cell table:formula="oooc:=[.I26]^[$globals.$C$23]*[$globals.$C$32]/[.R26]*[.K26]*[.Y26]" office:value-type="float" office:value="1554330.79397205">
            <text:p>1554330.79</text:p>
          </table:table-cell>
          <table:table-cell table:formula="oooc:=[.S26]/[.H26]" office:value-type="float" office:value="6.47270643804978">
            <text:p>6.47</text:p>
          </table:table-cell>
          <table:table-cell table:formula="oooc:=[.I26]/[.J26]" office:value-type="float" office:value="323.635321902489">
            <text:p>323.64</text:p>
          </table:table-cell>
          <table:table-cell table:formula="oooc:=[.$D26]*[$globals.$C$34]/[.$K26]" office:value-type="float" office:value="388.2">
            <text:p>388.2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3900000">
            <text:p>3,900,000</text:p>
          </table:table-cell>
          <table:table-cell table:formula="oooc:=CEILING(([.R27]-[.V27]/2);[.V27])" office:value-type="float" office:value="10.58">
            <text:p>10.58</text:p>
          </table:table-cell>
          <table:table-cell table:formula="oooc:=CEILING(([.T27]-[.W27]/2);[.W27])" office:value-type="float" office:value="630">
            <text:p>630</text:p>
          </table:table-cell>
          <table:table-cell table:formula="oooc:=[.F26]" office:value-type="float" office:value="5">
            <text:p>5</text:p>
          </table:table-cell>
          <table:table-cell/>
          <table:table-cell table:formula="oooc:=[.H26]" office:value-type="float" office:value="50">
            <text:p>50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0.5">
            <text:p>0.5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15423.4027689609">
            <text:p>15423.4</text:p>
          </table:table-cell>
          <table:table-cell table:formula="oooc:=[.AA22]/[.M27]" office:value-type="float" office:value="0.051869228339804">
            <text:p>0.05</text:p>
          </table:table-cell>
          <table:table-cell table:formula="oooc:=([.D27]/[.C27])/([.R27]/[.Q27])" office:value-type="float" office:value="0.988941552332615">
            <text:p>0.99</text:p>
          </table:table-cell>
          <table:table-cell/>
          <table:table-cell table:formula="oooc:=[.I27]^[$globals.$C$23]*[$globals.$C$32]/[.R27]*[.K27]*[.Y27]" office:value-type="float" office:value="3855850.69224023">
            <text:p>3855850.69</text:p>
          </table:table-cell>
          <table:table-cell table:formula="oooc:=[.S27]/[.H27]" office:value-type="float" office:value="10.5771982455484">
            <text:p>10.58</text:p>
          </table:table-cell>
          <table:table-cell table:formula="oooc:=[.I27]/[.J27]" office:value-type="float" office:value="528.859912277422">
            <text:p>528.86</text:p>
          </table:table-cell>
          <table:table-cell table:formula="oooc:=[.$D27]*[$globals.$C$34]/[.$K27]" office:value-type="float" office:value="634.8">
            <text:p>634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">
            <text:p>1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9600000">
            <text:p>9,600,000</text:p>
          </table:table-cell>
          <table:table-cell table:formula="oooc:=CEILING(([.R28]-[.V28]/2);[.V28])" office:value-type="float" office:value="17.28">
            <text:p>17.28</text:p>
          </table:table-cell>
          <table:table-cell table:formula="oooc:=CEILING(([.T28]-[.W28]/2);[.W28])" office:value-type="float" office:value="1000">
            <text:p>1000</text:p>
          </table:table-cell>
          <table:table-cell table:formula="oooc:=[.F27]" office:value-type="float" office:value="5">
            <text:p>5</text:p>
          </table:table-cell>
          <table:table-cell/>
          <table:table-cell table:formula="oooc:=[.H27]" office:value-type="float" office:value="50">
            <text:p>50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0.5">
            <text:p>0.5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38261.0564456639">
            <text:p>38261.06</text:p>
          </table:table-cell>
          <table:table-cell table:formula="oooc:=[.AA22]/[.M28]" office:value-type="float" office:value="0.0209089887817424">
            <text:p>0.02</text:p>
          </table:table-cell>
          <table:table-cell table:formula="oooc:=([.D28]/[.C28])/([.R28]/[.Q28])" office:value-type="float" office:value="0.996125580967968">
            <text:p>1</text:p>
          </table:table-cell>
          <table:table-cell/>
          <table:table-cell table:formula="oooc:=[.I28]^[$globals.$C$23]*[$globals.$C$32]/[.R28]*[.K28]*[.Y28]" office:value-type="float" office:value="9565264.11141598">
            <text:p>9565264.11</text:p>
          </table:table-cell>
          <table:table-cell table:formula="oooc:=[.S28]/[.H28]" office:value-type="float" office:value="17.2844425738148">
            <text:p>17.28</text:p>
          </table:table-cell>
          <table:table-cell table:formula="oooc:=[.I28]/[.J28]" office:value-type="float" office:value="864.22212869074">
            <text:p>864.22</text:p>
          </table:table-cell>
          <table:table-cell table:formula="oooc:=[.$D28]*[$globals.$C$34]/[.$K28]" office:value-type="float" office:value="1036.8">
            <text:p>1036.8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120">
            <text:p>120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100000">
            <text:p>1,100,000</text:p>
          </table:table-cell>
          <table:table-cell table:formula="oooc:=CEILING(([.R32]-[.V32]/2);[.V32])" office:value-type="float" office:value="2.4">
            <text:p>2.4</text:p>
          </table:table-cell>
          <table:table-cell table:formula="oooc:=CEILING(([.T32]-[.W32]/2);[.W32])" office:value-type="float" office:value="36">
            <text:p>36</text:p>
          </table:table-cell>
          <table:table-cell table:number-columns-repeated="2"/>
          <table:table-cell table:formula="oooc:=[.H31]" office:value-type="float" office:value="120">
            <text:p>12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35">
            <text:p>0.3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7277.25824398931">
            <text:p>7277.26</text:p>
          </table:table-cell>
          <table:table-cell table:formula="oooc:=[.AA31]/[.M32]" office:value-type="float" office:value="0.10993151172844">
            <text:p>0.11</text:p>
          </table:table-cell>
          <table:table-cell table:formula="oooc:=([.D32]/[.C32])/([.R32]/[.Q32])" office:value-type="float" office:value="0.990499630662506">
            <text:p>0.99</text:p>
          </table:table-cell>
          <table:table-cell/>
          <table:table-cell table:formula="oooc:=[.I32]^[$globals.$C$23]*[$globals.$C$32]/[.R32]*[.K32]*[.Y32]" office:value-type="float" office:value="1091588.7365984">
            <text:p>1091588.74</text:p>
          </table:table-cell>
          <table:table-cell table:formula="oooc:=[.S32]/[.H32]" office:value-type="float" office:value="2.40449171191041">
            <text:p>2.4</text:p>
          </table:table-cell>
          <table:table-cell table:formula="oooc:=[.I32]/[.J32]" office:value-type="float" office:value="288.539005429249">
            <text:p>288.54</text:p>
          </table:table-cell>
          <table:table-cell table:formula="oooc:=[.$D32]*[$globals.$C$34]/[.$K32]" office:value-type="float" office:value="36">
            <text:p>3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2700000">
            <text:p>2,700,000</text:p>
          </table:table-cell>
          <table:table-cell table:formula="oooc:=CEILING(([.R33]-[.V33]/2);[.V33])" office:value-type="float" office:value="3.93">
            <text:p>3.93</text:p>
          </table:table-cell>
          <table:table-cell table:formula="oooc:=CEILING(([.T33]-[.W33]/2);[.W33])" office:value-type="float" office:value="59">
            <text:p>59</text:p>
          </table:table-cell>
          <table:table-cell table:number-columns-repeated="2"/>
          <table:table-cell table:formula="oooc:=[.H32]" office:value-type="float" office:value="120">
            <text:p>12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35">
            <text:p>0.3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18052.7988935937">
            <text:p>18052.8</text:p>
          </table:table-cell>
          <table:table-cell table:formula="oooc:=[.AA31]/[.M33]" office:value-type="float" office:value="0.0443144580912543">
            <text:p>0.04</text:p>
          </table:table-cell>
          <table:table-cell table:formula="oooc:=([.D33]/[.C33])/([.R33]/[.Q33])" office:value-type="float" office:value="1.00312850438915">
            <text:p>1</text:p>
          </table:table-cell>
          <table:table-cell/>
          <table:table-cell table:formula="oooc:=[.I33]^[$globals.$C$23]*[$globals.$C$32]/[.R33]*[.K33]*[.Y33]" office:value-type="float" office:value="2707919.83403905">
            <text:p>2707919.83</text:p>
          </table:table-cell>
          <table:table-cell table:formula="oooc:=[.S33]/[.H33]" office:value-type="float" office:value="3.92923512908727">
            <text:p>3.93</text:p>
          </table:table-cell>
          <table:table-cell table:formula="oooc:=[.I33]/[.J33]" office:value-type="float" office:value="471.508215490472">
            <text:p>471.51</text:p>
          </table:table-cell>
          <table:table-cell table:formula="oooc:=[.$D33]*[$globals.$C$34]/[.$K33]" office:value-type="float" office:value="58.95">
            <text:p>58.9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">
            <text:p>1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6700000">
            <text:p>6,700,000</text:p>
          </table:table-cell>
          <table:table-cell table:formula="oooc:=CEILING(([.R34]-[.V34]/2);[.V34])" office:value-type="float" office:value="6.42">
            <text:p>6.42</text:p>
          </table:table-cell>
          <table:table-cell table:formula="oooc:=CEILING(([.T34]-[.W34]/2);[.W34])" office:value-type="float" office:value="96">
            <text:p>96</text:p>
          </table:table-cell>
          <table:table-cell table:number-columns-repeated="2"/>
          <table:table-cell table:formula="oooc:=[.H33]" office:value-type="float" office:value="120">
            <text:p>12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35">
            <text:p>0.3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44783.837121861">
            <text:p>44783.84</text:p>
          </table:table-cell>
          <table:table-cell table:formula="oooc:=[.AA31]/[.M34]" office:value-type="float" office:value="0.0178635876560359">
            <text:p>0.02</text:p>
          </table:table-cell>
          <table:table-cell table:formula="oooc:=([.D34]/[.C34])/([.R34]/[.Q34])" office:value-type="float" office:value="1.00248996526783">
            <text:p>1</text:p>
          </table:table-cell>
          <table:table-cell/>
          <table:table-cell table:formula="oooc:=[.I34]^[$globals.$C$23]*[$globals.$C$32]/[.R34]*[.K34]*[.Y34]" office:value-type="float" office:value="6717575.56827915">
            <text:p>6717575.57</text:p>
          </table:table-cell>
          <table:table-cell table:formula="oooc:=[.S34]/[.H34]" office:value-type="float" office:value="6.42085336504944">
            <text:p>6.42</text:p>
          </table:table-cell>
          <table:table-cell table:formula="oooc:=[.I34]/[.J34]" office:value-type="float" office:value="770.502403805933">
            <text:p>770.5</text:p>
          </table:table-cell>
          <table:table-cell table:formula="oooc:=[.$D34]*[$globals.$C$34]/[.$K34]" office:value-type="float" office:value="96.3">
            <text:p>96.3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">
            <text:p>1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17000000">
            <text:p>17,000,000</text:p>
          </table:table-cell>
          <table:table-cell table:formula="oooc:=CEILING(([.R35]-[.V35]/2);[.V35])" office:value-type="float" office:value="10.49">
            <text:p>10.49</text:p>
          </table:table-cell>
          <table:table-cell table:formula="oooc:=CEILING(([.T35]-[.W35]/2);[.W35])" office:value-type="float" office:value="160">
            <text:p>160</text:p>
          </table:table-cell>
          <table:table-cell table:number-columns-repeated="2"/>
          <table:table-cell table:formula="oooc:=[.H34]" office:value-type="float" office:value="120">
            <text:p>12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35">
            <text:p>0.3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11095.907021326">
            <text:p>111095.91</text:p>
          </table:table-cell>
          <table:table-cell table:formula="oooc:=[.AA31]/[.M35]" office:value-type="float" office:value="0.00720098535985159">
            <text:p>0.01</text:p>
          </table:table-cell>
          <table:table-cell table:formula="oooc:=([.D35]/[.C35])/([.R35]/[.Q35])" office:value-type="float" office:value="0.980027808883841">
            <text:p>0.98</text:p>
          </table:table-cell>
          <table:table-cell/>
          <table:table-cell table:formula="oooc:=[.I35]^[$globals.$C$23]*[$globals.$C$32]/[.R35]*[.K35]*[.Y35]" office:value-type="float" office:value="16664386.0531989">
            <text:p>16664386.05</text:p>
          </table:table-cell>
          <table:table-cell table:formula="oooc:=[.S35]/[.H35]" office:value-type="float" office:value="10.4924639480772">
            <text:p>10.49</text:p>
          </table:table-cell>
          <table:table-cell table:formula="oooc:=[.I35]/[.J35]" office:value-type="float" office:value="1259.09567376927">
            <text:p>1259.1</text:p>
          </table:table-cell>
          <table:table-cell table:formula="oooc:=[.$D35]*[$globals.$C$34]/[.$K35]" office:value-type="float" office:value="157.35">
            <text:p>157.35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41000000">
            <text:p>41,000,000</text:p>
          </table:table-cell>
          <table:table-cell table:formula="oooc:=CEILING(([.R36]-[.V36]/2);[.V36])" office:value-type="float" office:value="17.15">
            <text:p>17.15</text:p>
          </table:table-cell>
          <table:table-cell table:formula="oooc:=CEILING(([.T36]-[.W36]/2);[.W36])" office:value-type="float" office:value="260">
            <text:p>260</text:p>
          </table:table-cell>
          <table:table-cell table:number-columns-repeated="2"/>
          <table:table-cell table:formula="oooc:=[.H35]" office:value-type="float" office:value="120">
            <text:p>12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35">
            <text:p>0.3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275597.209843956">
            <text:p>275597.21</text:p>
          </table:table-cell>
          <table:table-cell table:formula="oooc:=[.AA31]/[.M36]" office:value-type="float" office:value="0.00290278700736108">
            <text:p>0</text:p>
          </table:table-cell>
          <table:table-cell table:formula="oooc:=([.D36]/[.C36])/([.R36]/[.Q36])" office:value-type="float" office:value="1.00851909112585">
            <text:p>1.01</text:p>
          </table:table-cell>
          <table:table-cell/>
          <table:table-cell table:formula="oooc:=[.I36]^[$globals.$C$23]*[$globals.$C$32]/[.R36]*[.K36]*[.Y36]" office:value-type="float" office:value="41339581.4765933">
            <text:p>41339581.48</text:p>
          </table:table-cell>
          <table:table-cell table:formula="oooc:=[.S36]/[.H36]" office:value-type="float" office:value="17.1459763122706">
            <text:p>17.15</text:p>
          </table:table-cell>
          <table:table-cell table:formula="oooc:=[.I36]/[.J36]" office:value-type="float" office:value="2057.51715747247">
            <text:p>2057.52</text:p>
          </table:table-cell>
          <table:table-cell table:formula="oooc:=[.$D36]*[$globals.$C$34]/[.$K36]" office:value-type="float" office:value="257.25">
            <text:p>257.2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00000000">
            <text:p>100,000,000</text:p>
          </table:table-cell>
          <table:table-cell table:formula="oooc:=CEILING(([.R37]-[.V37]/2);[.V37])" office:value-type="float" office:value="28.02">
            <text:p>28.02</text:p>
          </table:table-cell>
          <table:table-cell table:formula="oooc:=CEILING(([.T37]-[.W37]/2);[.W37])" office:value-type="float" office:value="420">
            <text:p>420</text:p>
          </table:table-cell>
          <table:table-cell table:number-columns-repeated="2"/>
          <table:table-cell table:formula="oooc:=[.H36]" office:value-type="float" office:value="120">
            <text:p>12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35">
            <text:p>0.3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683677.950972517">
            <text:p>683677.95</text:p>
          </table:table-cell>
          <table:table-cell table:formula="oooc:=[.AA31]/[.M37]" office:value-type="float" office:value="0.00117014158327326">
            <text:p>0</text:p>
          </table:table-cell>
          <table:table-cell table:formula="oooc:=([.D37]/[.C37])/([.R37]/[.Q37])" office:value-type="float" office:value="1.02556693568655">
            <text:p>1.03</text:p>
          </table:table-cell>
          <table:table-cell/>
          <table:table-cell table:formula="oooc:=[.I37]^[$globals.$C$23]*[$globals.$C$32]/[.R37]*[.K37]*[.Y37]" office:value-type="float" office:value="102551692.645878">
            <text:p>102551692.65</text:p>
          </table:table-cell>
          <table:table-cell table:formula="oooc:=[.S37]/[.H37]" office:value-type="float" office:value="28.0186336742016">
            <text:p>28.02</text:p>
          </table:table-cell>
          <table:table-cell table:formula="oooc:=[.I37]/[.J37]" office:value-type="float" office:value="3362.23604090419">
            <text:p>3362.24</text:p>
          </table:table-cell>
          <table:table-cell table:formula="oooc:=[.$D37]*[$globals.$C$34]/[.$K37]" office:value-type="float" office:value="420.3">
            <text:p>420.3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12" office:value-type="float" office:value="450">
            <text:p>450</text:p>
          </table:table-cell>
          <table:table-cell table:formula="oooc:=[.I31]+[$globals.$C$21]" office:value-type="float" office:value="3.4">
            <text:p>3.4</text:p>
          </table:table-cell>
          <table:table-cell table:style-name="ce12" office:value-type="float" office:value="0.25">
            <text:p>0.2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19000000">
            <text:p>19,000,000</text:p>
          </table:table-cell>
          <table:table-cell table:formula="oooc:=CEILING(([.R41]-[.V41]/2);[.V41])" office:value-type="float" office:value="2.44">
            <text:p>2.44</text:p>
          </table:table-cell>
          <table:table-cell table:formula="oooc:=CEILING(([.T41]-[.W41]/2);[.W41])" office:value-type="float" office:value="150">
            <text:p>150</text:p>
          </table:table-cell>
          <table:table-cell table:formula="oooc:=[.F40]" office:value-type="float" office:value="40">
            <text:p>40</text:p>
          </table:table-cell>
          <table:table-cell/>
          <table:table-cell table:formula="oooc:=[.H40]" office:value-type="float" office:value="450">
            <text:p>45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0.25">
            <text:p>0.2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8293.08935732297">
            <text:p>8293.09</text:p>
          </table:table-cell>
          <table:table-cell table:formula="oooc:=[.AA40]/[.M41]" office:value-type="float" office:value="0.0964658603724778">
            <text:p>0.1</text:p>
          </table:table-cell>
          <table:table-cell table:formula="oooc:=([.D41]/[.C41])/([.R41]/[.Q41])" office:value-type="float" office:value="0.980198828614047">
            <text:p>0.98</text:p>
          </table:table-cell>
          <table:table-cell/>
          <table:table-cell table:formula="oooc:=[.I41]^[$globals.$C$23]*[$globals.$C$32]/[.R41]*[.K41]*[.Y41]" office:value-type="float" office:value="18659451.0539767">
            <text:p>18659451.05</text:p>
          </table:table-cell>
          <table:table-cell table:formula="oooc:=[.S41]/[.H41]" office:value-type="float" office:value="2.44467374978127">
            <text:p>2.44</text:p>
          </table:table-cell>
          <table:table-cell table:formula="oooc:=[.I41]/[.J41]" office:value-type="float" office:value="1100.10318740157">
            <text:p>1100.1</text:p>
          </table:table-cell>
          <table:table-cell table:formula="oooc:=[.$D41]*[$globals.$C$34]/[.$K41]" office:value-type="float" office:value="146.4">
            <text:p>146.4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46000000">
            <text:p>46,000,000</text:p>
          </table:table-cell>
          <table:table-cell table:formula="oooc:=CEILING(([.R42]-[.V42]/2);[.V42])" office:value-type="float" office:value="3.99">
            <text:p>3.99</text:p>
          </table:table-cell>
          <table:table-cell table:formula="oooc:=CEILING(([.T42]-[.W42]/2);[.W42])" office:value-type="float" office:value="240">
            <text:p>240</text:p>
          </table:table-cell>
          <table:table-cell table:formula="oooc:=[.F41]" office:value-type="float" office:value="40">
            <text:p>40</text:p>
          </table:table-cell>
          <table:table-cell/>
          <table:table-cell table:formula="oooc:=[.H41]" office:value-type="float" office:value="450">
            <text:p>45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0.25">
            <text:p>0.2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20572.7857051123">
            <text:p>20572.79</text:p>
          </table:table-cell>
          <table:table-cell table:formula="oooc:=[.AA40]/[.M42]" office:value-type="float" office:value="0.0388863234890549">
            <text:p>0.04</text:p>
          </table:table-cell>
          <table:table-cell table:formula="oooc:=([.D42]/[.C42])/([.R42]/[.Q42])" office:value-type="float" office:value="1.00504392188379">
            <text:p>1.01</text:p>
          </table:table-cell>
          <table:table-cell/>
          <table:table-cell table:formula="oooc:=[.I42]^[$globals.$C$23]*[$globals.$C$32]/[.R42]*[.K42]*[.Y42]" office:value-type="float" office:value="46288767.8365026">
            <text:p>46288767.84</text:p>
          </table:table-cell>
          <table:table-cell table:formula="oooc:=[.S42]/[.H42]" office:value-type="float" office:value="3.99489752001107">
            <text:p>3.99</text:p>
          </table:table-cell>
          <table:table-cell table:formula="oooc:=[.I42]/[.J42]" office:value-type="float" office:value="1797.70388400498">
            <text:p>1797.7</text:p>
          </table:table-cell>
          <table:table-cell table:formula="oooc:=[.$D42]*[$globals.$C$34]/[.$K42]" office:value-type="float" office:value="239.4">
            <text:p>239.4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110000000">
            <text:p>110,000,000</text:p>
          </table:table-cell>
          <table:table-cell table:formula="oooc:=CEILING(([.R43]-[.V43]/2);[.V43])" office:value-type="float" office:value="6.53">
            <text:p>6.53</text:p>
          </table:table-cell>
          <table:table-cell table:formula="oooc:=CEILING(([.T43]-[.W43]/2);[.W43])" office:value-type="float" office:value="390">
            <text:p>390</text:p>
          </table:table-cell>
          <table:table-cell table:formula="oooc:=[.F42]" office:value-type="float" office:value="40">
            <text:p>40</text:p>
          </table:table-cell>
          <table:table-cell/>
          <table:table-cell table:formula="oooc:=[.H42]" office:value-type="float" office:value="450">
            <text:p>45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0.25">
            <text:p>0.25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51035.2045459082">
            <text:p>51035.2</text:p>
          </table:table-cell>
          <table:table-cell table:formula="oooc:=[.AA40]/[.M43]" office:value-type="float" office:value="0.0156754539757035">
            <text:p>0.02</text:p>
          </table:table-cell>
          <table:table-cell table:formula="oooc:=([.D43]/[.C43])/([.R43]/[.Q43])" office:value-type="float" office:value="1.04419713494499">
            <text:p>1.04</text:p>
          </table:table-cell>
          <table:table-cell/>
          <table:table-cell table:formula="oooc:=[.I43]^[$globals.$C$23]*[$globals.$C$32]/[.R43]*[.K43]*[.Y43]" office:value-type="float" office:value="114829210.228293">
            <text:p>114829210.23</text:p>
          </table:table-cell>
          <table:table-cell table:formula="oooc:=[.S43]/[.H43]" office:value-type="float" office:value="6.52815378609048">
            <text:p>6.53</text:p>
          </table:table-cell>
          <table:table-cell table:formula="oooc:=[.I43]/[.J43]" office:value-type="float" office:value="2937.66920374071">
            <text:p>2937.67</text:p>
          </table:table-cell>
          <table:table-cell table:formula="oooc:=[.$D43]*[$globals.$C$34]/[.$K43]" office:value-type="float" office:value="391.8">
            <text:p>391.8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280000000">
            <text:p>280,000,000</text:p>
          </table:table-cell>
          <table:table-cell table:formula="oooc:=CEILING(([.R44]-[.V44]/2);[.V44])" office:value-type="float" office:value="10.67">
            <text:p>10.67</text:p>
          </table:table-cell>
          <table:table-cell table:formula="oooc:=CEILING(([.T44]-[.W44]/2);[.W44])" office:value-type="float" office:value="640">
            <text:p>640</text:p>
          </table:table-cell>
          <table:table-cell table:formula="oooc:=[.F43]" office:value-type="float" office:value="40">
            <text:p>40</text:p>
          </table:table-cell>
          <table:table-cell/>
          <table:table-cell table:formula="oooc:=[.H43]" office:value-type="float" office:value="450">
            <text:p>45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0.25">
            <text:p>0.25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126603.763844945">
            <text:p>126603.76</text:p>
          </table:table-cell>
          <table:table-cell table:formula="oooc:=[.AA40]/[.M44]" office:value-type="float" office:value="0.00631892746079638">
            <text:p>0.01</text:p>
          </table:table-cell>
          <table:table-cell table:formula="oooc:=([.D44]/[.C44])/([.R44]/[.Q44])" office:value-type="float" office:value="1.01756090502682">
            <text:p>1.02</text:p>
          </table:table-cell>
          <table:table-cell/>
          <table:table-cell table:formula="oooc:=[.I44]^[$globals.$C$23]*[$globals.$C$32]/[.R44]*[.K44]*[.Y44]" office:value-type="float" office:value="284858468.651125">
            <text:p>284858468.65</text:p>
          </table:table-cell>
          <table:table-cell table:formula="oooc:=[.S44]/[.H44]" office:value-type="float" office:value="10.6678060304108">
            <text:p>10.67</text:p>
          </table:table-cell>
          <table:table-cell table:formula="oooc:=[.I44]/[.J44]" office:value-type="float" office:value="4800.51271368488">
            <text:p>4800.51</text:p>
          </table:table-cell>
          <table:table-cell table:formula="oooc:=[.$D44]*[$globals.$C$34]/[.$K44]" office:value-type="float" office:value="640.2">
            <text:p>640.2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710000000">
            <text:p>710,000,000</text:p>
          </table:table-cell>
          <table:table-cell table:formula="oooc:=CEILING(([.R45]-[.V45]/2);[.V45])" office:value-type="float" office:value="17.43">
            <text:p>17.43</text:p>
          </table:table-cell>
          <table:table-cell table:formula="oooc:=CEILING(([.T45]-[.W45]/2);[.W45])" office:value-type="float" office:value="1000">
            <text:p>1000</text:p>
          </table:table-cell>
          <table:table-cell table:formula="oooc:=[.F44]" office:value-type="float" office:value="40">
            <text:p>40</text:p>
          </table:table-cell>
          <table:table-cell/>
          <table:table-cell table:formula="oooc:=[.H44]" office:value-type="float" office:value="450">
            <text:p>45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0.25">
            <text:p>0.2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314067.772674218">
            <text:p>314067.77</text:p>
          </table:table-cell>
          <table:table-cell table:formula="oooc:=[.AA40]/[.M45]" office:value-type="float" office:value="0.0025472209172822">
            <text:p>0</text:p>
          </table:table-cell>
          <table:table-cell table:formula="oooc:=([.D45]/[.C45])/([.R45]/[.Q45])" office:value-type="float" office:value="0.995142070713044">
            <text:p>1</text:p>
          </table:table-cell>
          <table:table-cell/>
          <table:table-cell table:formula="oooc:=[.I45]^[$globals.$C$23]*[$globals.$C$32]/[.R45]*[.K45]*[.Y45]" office:value-type="float" office:value="706652488.51699">
            <text:p>706652488.52</text:p>
          </table:table-cell>
          <table:table-cell table:formula="oooc:=[.S45]/[.H45]" office:value-type="float" office:value="17.4325068359982">
            <text:p>17.43</text:p>
          </table:table-cell>
          <table:table-cell table:formula="oooc:=[.I45]/[.J45]" office:value-type="float" office:value="7844.6280761992">
            <text:p>7844.63</text:p>
          </table:table-cell>
          <table:table-cell table:formula="oooc:=[.$D45]*[$globals.$C$34]/[.$K45]" office:value-type="float" office:value="1045.8">
            <text:p>1045.8</text:p>
          </table:table-cell>
          <table:table-cell table:formula="oooc:=MAX(10^(FLOOR(LOG([.Q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0">
            <text:p>10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800000000">
            <text:p>1,800,000,000</text:p>
          </table:table-cell>
          <table:table-cell table:formula="oooc:=CEILING(([.R46]-[.V46]/2);[.V46])" office:value-type="float" office:value="28.49">
            <text:p>28.49</text:p>
          </table:table-cell>
          <table:table-cell table:formula="oooc:=CEILING(([.T46]-[.W46]/2);[.W46])" office:value-type="float" office:value="1700">
            <text:p>1700</text:p>
          </table:table-cell>
          <table:table-cell table:formula="oooc:=[.F45]" office:value-type="float" office:value="40">
            <text:p>40</text:p>
          </table:table-cell>
          <table:table-cell/>
          <table:table-cell table:formula="oooc:=[.H45]" office:value-type="float" office:value="450">
            <text:p>45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0.25">
            <text:p>0.2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779112.427916044">
            <text:p>779112.43</text:p>
          </table:table-cell>
          <table:table-cell table:formula="oooc:=[.AA40]/[.M46]" office:value-type="float" office:value="0.00102680944538367">
            <text:p>0</text:p>
          </table:table-cell>
          <table:table-cell table:formula="oooc:=([.D46]/[.C46])/([.R46]/[.Q46])" office:value-type="float" office:value="0.973997890603522">
            <text:p>0.97</text:p>
          </table:table-cell>
          <table:table-cell/>
          <table:table-cell table:formula="oooc:=[.I46]^[$globals.$C$23]*[$globals.$C$32]/[.R46]*[.K46]*[.Y46]" office:value-type="float" office:value="1753002962.8111">
            <text:p>1753002962.81</text:p>
          </table:table-cell>
          <table:table-cell table:formula="oooc:=[.S46]/[.H46]" office:value-type="float" office:value="28.4868597836158">
            <text:p>28.49</text:p>
          </table:table-cell>
          <table:table-cell table:formula="oooc:=[.I46]/[.J46]" office:value-type="float" office:value="12819.0869026271">
            <text:p>12819.09</text:p>
          </table:table-cell>
          <table:table-cell table:formula="oooc:=[.$D46]*[$globals.$C$34]/[.$K46]" office:value-type="float" office:value="1709.4">
            <text:p>170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0">
            <text:p>10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Pulse Emitt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/>
          <table:table-cell table:style-name="ce12" office:value-type="float" office:value="800">
            <text:p>800</text:p>
          </table:table-cell>
          <table:table-cell table:formula="oooc:=[.I40]+[$globals.$C$21]" office:value-type="float" office:value="4.25">
            <text:p>4.25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760000000">
            <text:p>760,000,000</text:p>
          </table:table-cell>
          <table:table-cell table:formula="oooc:=CEILING(([.R50]-[.V50]/2);[.V50])" office:value-type="float" office:value="1.04">
            <text:p>1.04</text:p>
          </table:table-cell>
          <table:table-cell table:formula="oooc:=CEILING(([.T50]-[.W50]/2);[.W50])" office:value-type="float" office:value="62">
            <text:p>62</text:p>
          </table:table-cell>
          <table:table-cell table:formula="oooc:=[.F49]" office:value-type="float" office:value="20">
            <text:p>20</text:p>
          </table:table-cell>
          <table:table-cell/>
          <table:table-cell table:formula="oooc:=[.H49]" office:value-type="float" office:value="800">
            <text:p>8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0.9">
            <text:p>0.9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190526.518127927">
            <text:p>190526.52</text:p>
          </table:table-cell>
          <table:table-cell table:formula="oooc:=[.AA49]/[.M50]" office:value-type="float" office:value="0.00419889056841341">
            <text:p>0</text:p>
          </table:table-cell>
          <table:table-cell table:formula="oooc:=([.D50]/[.C50])/([.R50]/[.Q50])" office:value-type="float" office:value="1.00252076556742">
            <text:p>1</text:p>
          </table:table-cell>
          <table:table-cell/>
          <table:table-cell table:formula="oooc:=[.I50]^[$globals.$C$23]*[$globals.$C$32]/[.R50]*[.K50]*[.Y50]" office:value-type="float" office:value="762106072.511709">
            <text:p>762106072.51</text:p>
          </table:table-cell>
          <table:table-cell table:formula="oooc:=[.S50]/[.H50]" office:value-type="float" office:value="1.04025974302201">
            <text:p>1.04</text:p>
          </table:table-cell>
          <table:table-cell table:formula="oooc:=[.I50]/[.J50]" office:value-type="float" office:value="832.207794417608">
            <text:p>832.21</text:p>
          </table:table-cell>
          <table:table-cell table:formula="oooc:=[.$D50]*[$globals.$C$34]/[.$K50]" office:value-type="float" office:value="62.4">
            <text:p>62.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">
            <text:p>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900000000">
            <text:p>1,900,000,000</text:p>
          </table:table-cell>
          <table:table-cell table:formula="oooc:=CEILING(([.R51]-[.V51]/2);[.V51])" office:value-type="float" office:value="1.7">
            <text:p>1.7</text:p>
          </table:table-cell>
          <table:table-cell table:formula="oooc:=CEILING(([.T51]-[.W51]/2);[.W51])" office:value-type="float" office:value="100">
            <text:p>100</text:p>
          </table:table-cell>
          <table:table-cell table:formula="oooc:=[.F50]" office:value-type="float" office:value="20">
            <text:p>20</text:p>
          </table:table-cell>
          <table:table-cell/>
          <table:table-cell table:formula="oooc:=[.H50]" office:value-type="float" office:value="800">
            <text:p>8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0.9">
            <text:p>0.9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472641.865980365">
            <text:p>472641.87</text:p>
          </table:table-cell>
          <table:table-cell table:formula="oooc:=[.AA49]/[.M51]" office:value-type="float" office:value="0.00169261349360286">
            <text:p>0</text:p>
          </table:table-cell>
          <table:table-cell table:formula="oooc:=([.D51]/[.C51])/([.R51]/[.Q51])" office:value-type="float" office:value="0.995086820353089">
            <text:p>1</text:p>
          </table:table-cell>
          <table:table-cell/>
          <table:table-cell table:formula="oooc:=[.I51]^[$globals.$C$23]*[$globals.$C$32]/[.R51]*[.K51]*[.Y51]" office:value-type="float" office:value="1890567463.92146">
            <text:p>1890567463.92</text:p>
          </table:table-cell>
          <table:table-cell table:formula="oooc:=[.S51]/[.H51]" office:value-type="float" office:value="1.69991233715247">
            <text:p>1.7</text:p>
          </table:table-cell>
          <table:table-cell table:formula="oooc:=[.I51]/[.J51]" office:value-type="float" office:value="1359.92986972198">
            <text:p>1359.93</text:p>
          </table:table-cell>
          <table:table-cell table:formula="oooc:=[.$D51]*[$globals.$C$34]/[.$K51]" office:value-type="float" office:value="102">
            <text:p>102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4700000000">
            <text:p>4,700,000,000</text:p>
          </table:table-cell>
          <table:table-cell table:formula="oooc:=CEILING(([.R52]-[.V52]/2);[.V52])" office:value-type="float" office:value="2.78">
            <text:p>2.78</text:p>
          </table:table-cell>
          <table:table-cell table:formula="oooc:=CEILING(([.T52]-[.W52]/2);[.W52])" office:value-type="float" office:value="170">
            <text:p>170</text:p>
          </table:table-cell>
          <table:table-cell table:formula="oooc:=[.F51]" office:value-type="float" office:value="20">
            <text:p>20</text:p>
          </table:table-cell>
          <table:table-cell/>
          <table:table-cell table:formula="oooc:=[.H51]" office:value-type="float" office:value="800">
            <text:p>8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0.9">
            <text:p>0.9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172489.45539123">
            <text:p>1172489.46</text:p>
          </table:table-cell>
          <table:table-cell table:formula="oooc:=[.AA49]/[.M52]" office:value-type="float" office:value="0.000682308908043064">
            <text:p>0</text:p>
          </table:table-cell>
          <table:table-cell table:formula="oooc:=([.D52]/[.C52])/([.R52]/[.Q52])" office:value-type="float" office:value="0.998630015593785">
            <text:p>1</text:p>
          </table:table-cell>
          <table:table-cell/>
          <table:table-cell table:formula="oooc:=[.I52]^[$globals.$C$23]*[$globals.$C$32]/[.R52]*[.K52]*[.Y52]" office:value-type="float" office:value="4689957821.56494">
            <text:p>4689957821.56</text:p>
          </table:table-cell>
          <table:table-cell table:formula="oooc:=[.S52]/[.H52]" office:value-type="float" office:value="2.77786579110372">
            <text:p>2.78</text:p>
          </table:table-cell>
          <table:table-cell table:formula="oooc:=[.I52]/[.J52]" office:value-type="float" office:value="2222.29263288297">
            <text:p>2222.29</text:p>
          </table:table-cell>
          <table:table-cell table:formula="oooc:=[.$D52]*[$globals.$C$34]/[.$K52]" office:value-type="float" office:value="166.8">
            <text:p>166.8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12000000000">
            <text:p>12,000,000,000</text:p>
          </table:table-cell>
          <table:table-cell table:formula="oooc:=CEILING(([.R53]-[.V53]/2);[.V53])" office:value-type="float" office:value="4.54">
            <text:p>4.54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20">
            <text:p>20</text:p>
          </table:table-cell>
          <table:table-cell/>
          <table:table-cell table:formula="oooc:=[.H52]" office:value-type="float" office:value="800">
            <text:p>8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0.9">
            <text:p>0.9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2908611.40739645">
            <text:p>2908611.41</text:p>
          </table:table-cell>
          <table:table-cell table:formula="oooc:=[.AA49]/[.M53]" office:value-type="float" office:value="0.000275045335367125">
            <text:p>0</text:p>
          </table:table-cell>
          <table:table-cell table:formula="oooc:=([.D53]/[.C53])/([.R53]/[.Q53])" office:value-type="float" office:value="0.969670778008989">
            <text:p>0.97</text:p>
          </table:table-cell>
          <table:table-cell/>
          <table:table-cell table:formula="oooc:=[.I53]^[$globals.$C$23]*[$globals.$C$32]/[.R53]*[.K53]*[.Y53]" office:value-type="float" office:value="11634445629.5858">
            <text:p>11634445629.59</text:p>
          </table:table-cell>
          <table:table-cell table:formula="oooc:=[.S53]/[.H53]" office:value-type="float" office:value="4.53937428697663">
            <text:p>4.54</text:p>
          </table:table-cell>
          <table:table-cell table:formula="oooc:=[.I53]/[.J53]" office:value-type="float" office:value="3631.4994295813">
            <text:p>3631.5</text:p>
          </table:table-cell>
          <table:table-cell table:formula="oooc:=[.$D53]*[$globals.$C$34]/[.$K53]" office:value-type="float" office:value="272.4">
            <text:p>272.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29000000000">
            <text:p>29,000,000,000</text:p>
          </table:table-cell>
          <table:table-cell table:formula="oooc:=CEILING(([.R54]-[.V54]/2);[.V54])" office:value-type="float" office:value="7.42">
            <text:p>7.42</text:p>
          </table:table-cell>
          <table:table-cell table:formula="oooc:=CEILING(([.T54]-[.W54]/2);[.W54])" office:value-type="float" office:value="450">
            <text:p>450</text:p>
          </table:table-cell>
          <table:table-cell table:formula="oooc:=[.F53]" office:value-type="float" office:value="20">
            <text:p>20</text:p>
          </table:table-cell>
          <table:table-cell/>
          <table:table-cell table:formula="oooc:=[.H53]" office:value-type="float" office:value="800">
            <text:p>8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0.9">
            <text:p>0.9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7215434.0325507">
            <text:p>7215434.03</text:p>
          </table:table-cell>
          <table:table-cell table:formula="oooc:=[.AA49]/[.M54]" office:value-type="float" office:value="0.000110873441069656">
            <text:p>0</text:p>
          </table:table-cell>
          <table:table-cell table:formula="oooc:=([.D54]/[.C54])/([.R54]/[.Q54])" office:value-type="float" office:value="0.995514596526222">
            <text:p>1</text:p>
          </table:table-cell>
          <table:table-cell/>
          <table:table-cell table:formula="oooc:=[.I54]^[$globals.$C$23]*[$globals.$C$32]/[.R54]*[.K54]*[.Y54]" office:value-type="float" office:value="28861736130.2028">
            <text:p>28861736130.2</text:p>
          </table:table-cell>
          <table:table-cell table:formula="oooc:=[.S54]/[.H54]" office:value-type="float" office:value="7.41789577569091">
            <text:p>7.42</text:p>
          </table:table-cell>
          <table:table-cell table:formula="oooc:=[.I54]/[.J54]" office:value-type="float" office:value="5934.31662055273">
            <text:p>5934.32</text:p>
          </table:table-cell>
          <table:table-cell table:formula="oooc:=[.$D54]*[$globals.$C$34]/[.$K54]" office:value-type="float" office:value="445.2">
            <text:p>445.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72000000000">
            <text:p>72,000,000,000</text:p>
          </table:table-cell>
          <table:table-cell table:formula="oooc:=CEILING(([.R55]-[.V55]/2);[.V55])" office:value-type="float" office:value="12.12">
            <text:p>12.12</text:p>
          </table:table-cell>
          <table:table-cell table:formula="oooc:=CEILING(([.T55]-[.W55]/2);[.W55])" office:value-type="float" office:value="730">
            <text:p>730</text:p>
          </table:table-cell>
          <table:table-cell table:formula="oooc:=[.F54]" office:value-type="float" office:value="20">
            <text:p>20</text:p>
          </table:table-cell>
          <table:table-cell/>
          <table:table-cell table:formula="oooc:=[.H54]" office:value-type="float" office:value="800">
            <text:p>8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0.9">
            <text:p>0.9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7899430.6856181">
            <text:p>17899430.69</text:p>
          </table:table-cell>
          <table:table-cell table:formula="oooc:=[.AA49]/[.M55]" office:value-type="float" office:value="0.0000446941589400822">
            <text:p>0</text:p>
          </table:table-cell>
          <table:table-cell table:formula="oooc:=([.D55]/[.C55])/([.R55]/[.Q55])" office:value-type="float" office:value="0.9942689381106">
            <text:p>0.99</text:p>
          </table:table-cell>
          <table:table-cell/>
          <table:table-cell table:formula="oooc:=[.I55]^[$globals.$C$23]*[$globals.$C$32]/[.R55]*[.K55]*[.Y55]" office:value-type="float" office:value="71597722742.4724">
            <text:p>71597722742.47</text:p>
          </table:table-cell>
          <table:table-cell table:formula="oooc:=[.S55]/[.H55]" office:value-type="float" office:value="12.1217538498377">
            <text:p>12.12</text:p>
          </table:table-cell>
          <table:table-cell table:formula="oooc:=[.I55]/[.J55]" office:value-type="float" office:value="9697.40307987014">
            <text:p>9697.4</text:p>
          </table:table-cell>
          <table:table-cell table:formula="oooc:=[.$D55]*[$globals.$C$34]/[.$K55]" office:value-type="float" office:value="727.2">
            <text:p>727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 office:value-type="float" office:value="2000">
            <text:p>2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1000000000">
            <text:p>11,000,000,000</text:p>
          </table:table-cell>
          <table:table-cell table:formula="oooc:=CEILING(([.R59]-[.V59]/2);[.V59])" office:value-type="float" office:value="1.27">
            <text:p>1.27</text:p>
          </table:table-cell>
          <table:table-cell table:formula="oooc:=CEILING(([.T59]-[.W59]/2);[.W59])" office:value-type="float" office:value="19">
            <text:p>19</text:p>
          </table:table-cell>
          <table:table-cell table:number-columns-repeated="2"/>
          <table:table-cell table:formula="oooc:=[.H58]" office:value-type="float" office:value="2000">
            <text:p>2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8">
            <text:p>0.8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4323141.84079268">
            <text:p>4323141.84</text:p>
          </table:table-cell>
          <table:table-cell table:formula="oooc:=[.AA58]/[.M59]" office:value-type="float" office:value="0.00018505060196066">
            <text:p>0</text:p>
          </table:table-cell>
          <table:table-cell table:formula="oooc:=([.D59]/[.C59])/([.R59]/[.Q59])" office:value-type="float" office:value="0.97880316866469">
            <text:p>0.98</text:p>
          </table:table-cell>
          <table:table-cell/>
          <table:table-cell table:formula="oooc:=[.I59]^[$globals.$C$23]*[$globals.$C$32]/[.R59]*[.K59]*[.Y59]" office:value-type="float" office:value="10807854601.9817">
            <text:p>10807854601.98</text:p>
          </table:table-cell>
          <table:table-cell table:formula="oooc:=[.S59]/[.H59]" office:value-type="float" office:value="1.27483847657841">
            <text:p>1.27</text:p>
          </table:table-cell>
          <table:table-cell table:formula="oooc:=[.I59]/[.J59]" office:value-type="float" office:value="2549.67695315682">
            <text:p>2549.68</text:p>
          </table:table-cell>
          <table:table-cell table:formula="oooc:=[.$D59]*[$globals.$C$34]/[.$K59]" office:value-type="float" office:value="19.05">
            <text:p>19.05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7000000000">
            <text:p>27,000,000,000</text:p>
          </table:table-cell>
          <table:table-cell table:formula="oooc:=CEILING(([.R60]-[.V60]/2);[.V60])" office:value-type="float" office:value="2.08">
            <text:p>2.08</text:p>
          </table:table-cell>
          <table:table-cell table:formula="oooc:=CEILING(([.T60]-[.W60]/2);[.W60])" office:value-type="float" office:value="31">
            <text:p>31</text:p>
          </table:table-cell>
          <table:table-cell table:number-columns-repeated="2"/>
          <table:table-cell table:formula="oooc:=[.H59]" office:value-type="float" office:value="2000">
            <text:p>2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8">
            <text:p>0.8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10724479.9653458">
            <text:p>10724479.97</text:p>
          </table:table-cell>
          <table:table-cell table:formula="oooc:=[.AA58]/[.M60]" office:value-type="float" office:value="0.00007459569159391">
            <text:p>0</text:p>
          </table:table-cell>
          <table:table-cell table:formula="oooc:=([.D60]/[.C60])/([.R60]/[.Q60])" office:value-type="float" office:value="0.991461661557927">
            <text:p>0.99</text:p>
          </table:table-cell>
          <table:table-cell/>
          <table:table-cell table:formula="oooc:=[.I60]^[$globals.$C$23]*[$globals.$C$32]/[.R60]*[.K60]*[.Y60]" office:value-type="float" office:value="26811199913.3644">
            <text:p>26811199913.36</text:p>
          </table:table-cell>
          <table:table-cell table:formula="oooc:=[.S60]/[.H60]" office:value-type="float" office:value="2.08324283309929">
            <text:p>2.08</text:p>
          </table:table-cell>
          <table:table-cell table:formula="oooc:=[.I60]/[.J60]" office:value-type="float" office:value="4166.48566619857">
            <text:p>4166.49</text:p>
          </table:table-cell>
          <table:table-cell table:formula="oooc:=[.$D60]*[$globals.$C$34]/[.$K60]" office:value-type="float" office:value="31.2">
            <text:p>31.2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7000000000">
            <text:p>67,000,000,000</text:p>
          </table:table-cell>
          <table:table-cell table:formula="oooc:=CEILING(([.R61]-[.V61]/2);[.V61])" office:value-type="float" office:value="3.4">
            <text:p>3.4</text:p>
          </table:table-cell>
          <table:table-cell table:formula="oooc:=CEILING(([.T61]-[.W61]/2);[.W61])" office:value-type="float" office:value="51">
            <text:p>51</text:p>
          </table:table-cell>
          <table:table-cell table:number-columns-repeated="2"/>
          <table:table-cell table:formula="oooc:=[.H60]" office:value-type="float" office:value="2000">
            <text:p>2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8">
            <text:p>0.8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26604371.2565337">
            <text:p>26604371.26</text:p>
          </table:table-cell>
          <table:table-cell table:formula="oooc:=[.AA58]/[.M61]" office:value-type="float" office:value="0.0000300702464375485">
            <text:p>0</text:p>
          </table:table-cell>
          <table:table-cell table:formula="oooc:=([.D61]/[.C61])/([.R61]/[.Q61])" office:value-type="float" office:value="0.991453824804845">
            <text:p>0.99</text:p>
          </table:table-cell>
          <table:table-cell/>
          <table:table-cell table:formula="oooc:=[.I61]^[$globals.$C$23]*[$globals.$C$32]/[.R61]*[.K61]*[.Y61]" office:value-type="float" office:value="66510928141.3342">
            <text:p>66510928141.33</text:p>
          </table:table-cell>
          <table:table-cell table:formula="oooc:=[.S61]/[.H61]" office:value-type="float" office:value="3.40427495827359">
            <text:p>3.4</text:p>
          </table:table-cell>
          <table:table-cell table:formula="oooc:=[.I61]/[.J61]" office:value-type="float" office:value="6808.54991654718">
            <text:p>6808.55</text:p>
          </table:table-cell>
          <table:table-cell table:formula="oooc:=[.$D61]*[$globals.$C$34]/[.$K61]" office:value-type="float" office:value="51">
            <text:p>51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60000000000">
            <text:p>160,000,000,000</text:p>
          </table:table-cell>
          <table:table-cell table:formula="oooc:=CEILING(([.R62]-[.V62]/2);[.V62])" office:value-type="float" office:value="5.56">
            <text:p>5.56</text:p>
          </table:table-cell>
          <table:table-cell table:formula="oooc:=CEILING(([.T62]-[.W62]/2);[.W62])" office:value-type="float" office:value="83">
            <text:p>83</text:p>
          </table:table-cell>
          <table:table-cell table:number-columns-repeated="2"/>
          <table:table-cell table:formula="oooc:=[.H61]" office:value-type="float" office:value="2000">
            <text:p>2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8">
            <text:p>0.8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65997845.3260745">
            <text:p>65997845.33</text:p>
          </table:table-cell>
          <table:table-cell table:formula="oooc:=[.AA58]/[.M62]" office:value-type="float" office:value="0.0000121216078501874">
            <text:p>0</text:p>
          </table:table-cell>
          <table:table-cell table:formula="oooc:=([.D62]/[.C62])/([.R62]/[.Q62])" office:value-type="float" office:value="1.03065950024873">
            <text:p>1.03</text:p>
          </table:table-cell>
          <table:table-cell/>
          <table:table-cell table:formula="oooc:=[.I62]^[$globals.$C$23]*[$globals.$C$32]/[.R62]*[.K62]*[.Y62]" office:value-type="float" office:value="164994613315.186">
            <text:p>164994613315.19</text:p>
          </table:table-cell>
          <table:table-cell table:formula="oooc:=[.S62]/[.H62]" office:value-type="float" office:value="5.56300389344784">
            <text:p>5.56</text:p>
          </table:table-cell>
          <table:table-cell table:formula="oooc:=[.I62]/[.J62]" office:value-type="float" office:value="11126.0077868957">
            <text:p>11126.01</text:p>
          </table:table-cell>
          <table:table-cell table:formula="oooc:=[.$D62]*[$globals.$C$34]/[.$K62]" office:value-type="float" office:value="83.4">
            <text:p>83.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410000000000">
            <text:p>410,000,000,000</text:p>
          </table:table-cell>
          <table:table-cell table:formula="oooc:=CEILING(([.R63]-[.V63]/2);[.V63])" office:value-type="float" office:value="9.09">
            <text:p>9.09</text:p>
          </table:table-cell>
          <table:table-cell table:formula="oooc:=CEILING(([.T63]-[.W63]/2);[.W63])" office:value-type="float" office:value="140">
            <text:p>140</text:p>
          </table:table-cell>
          <table:table-cell table:number-columns-repeated="2"/>
          <table:table-cell table:formula="oooc:=[.H62]" office:value-type="float" office:value="2000">
            <text:p>2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8">
            <text:p>0.8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163721801.416929">
            <text:p>163721801.42</text:p>
          </table:table-cell>
          <table:table-cell table:formula="oooc:=[.AA58]/[.M63]" office:value-type="float" office:value="0.00000488633763540596">
            <text:p>0</text:p>
          </table:table-cell>
          <table:table-cell table:formula="oooc:=([.D63]/[.C63])/([.R63]/[.Q63])" office:value-type="float" office:value="0.99823421634635">
            <text:p>1</text:p>
          </table:table-cell>
          <table:table-cell/>
          <table:table-cell table:formula="oooc:=[.I63]^[$globals.$C$23]*[$globals.$C$32]/[.R63]*[.K63]*[.Y63]" office:value-type="float" office:value="409304503542.322">
            <text:p>409304503542.32</text:p>
          </table:table-cell>
          <table:table-cell table:formula="oooc:=[.S63]/[.H63]" office:value-type="float" office:value="9.09063242477042">
            <text:p>9.09</text:p>
          </table:table-cell>
          <table:table-cell table:formula="oooc:=[.I63]/[.J63]" office:value-type="float" office:value="18181.2648495408">
            <text:p>18181.26</text:p>
          </table:table-cell>
          <table:table-cell table:formula="oooc:=[.$D63]*[$globals.$C$34]/[.$K63]" office:value-type="float" office:value="136.35">
            <text:p>136.3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1000000000000">
            <text:p>1,000,000,000,000</text:p>
          </table:table-cell>
          <table:table-cell table:formula="oooc:=CEILING(([.R64]-[.V64]/2);[.V64])" office:value-type="float" office:value="14.86">
            <text:p>14.86</text:p>
          </table:table-cell>
          <table:table-cell table:formula="oooc:=CEILING(([.T64]-[.W64]/2);[.W64])" office:value-type="float" office:value="220">
            <text:p>220</text:p>
          </table:table-cell>
          <table:table-cell table:number-columns-repeated="2"/>
          <table:table-cell table:formula="oooc:=[.H63]" office:value-type="float" office:value="2000">
            <text:p>2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8">
            <text:p>0.8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406147020.81212">
            <text:p>406147020.81</text:p>
          </table:table-cell>
          <table:table-cell table:formula="oooc:=[.AA58]/[.M64]" office:value-type="float" office:value="0.00000196973007065359">
            <text:p>0</text:p>
          </table:table-cell>
          <table:table-cell table:formula="oooc:=([.D64]/[.C64])/([.R64]/[.Q64])" office:value-type="float" office:value="1.01569486927569">
            <text:p>1.02</text:p>
          </table:table-cell>
          <table:table-cell/>
          <table:table-cell table:formula="oooc:=[.I64]^[$globals.$C$23]*[$globals.$C$32]/[.R64]*[.K64]*[.Y64]" office:value-type="float" office:value="1015367552030.3">
            <text:p>1015367552030.3</text:p>
          </table:table-cell>
          <table:table-cell table:formula="oooc:=[.S64]/[.H64]" office:value-type="float" office:value="14.8552112249321">
            <text:p>14.86</text:p>
          </table:table-cell>
          <table:table-cell table:formula="oooc:=[.I64]/[.J64]" office:value-type="float" office:value="29710.4224498642">
            <text:p>29710.42</text:p>
          </table:table-cell>
          <table:table-cell table:formula="oooc:=[.$D64]*[$globals.$C$34]/[.$K64]" office:value-type="float" office:value="222.9">
            <text:p>222.9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4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4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4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4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4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4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4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7">09/17/2007</text:date>, <text:time>16:2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9-17T16:20:26</dc:date>
    <dc:language>en-US</dc:language>
    <meta:editing-cycles>207</meta:editing-cycles>
    <meta:editing-duration>P15DT22H14M22S</meta:editing-duration>
    <meta:user-defined meta:name="Info 1"/>
    <meta:user-defined meta:name="Info 2"/>
    <meta:user-defined meta:name="Info 3"/>
    <meta:user-defined meta:name="Info 4"/>
    <meta:document-statistic meta:table-count="12" meta:cell-count="6667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